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118.59mm" svg:y="15.6mm">
            <loext:p draw:notify-on-update-of-ranges="data.A4:data.A4 data.A5:data.A105 data.B4:data.B4 data.B5:data.B105 data.C4:data.C4 data.C5:data.C105 data.D4:data.D4 data.D5:data.D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ite :</text:p>
          </table:table-cell>
          <table:table-cell office:value-type="string" calcext:value-type="string">
            <text:p>u_0 = E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all i &gt;= 1, u_i = (u_(i-1))(0**(i+1))1(0**i)1(0**(i+1))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office:value-type="float" office:value="253" calcext:value-type="float">
            <text:p>253</text:p>
          </table:table-cell>
        </table:table-row>
      </table:table>
      <table:table table:name="len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1(len)</text:p>
          </table:table-cell>
          <table:table-cell office:value-type="string" calcext:value-type="string">
            <text:p>d2(len)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2(len)(n) = 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8" calcext:value-type="float">
            <text:p>8</text:p>
          </table:table-cell>
          <table:table-cell table:formula="of:=[.C4]-[.C3]" office:value-type="float" office:value="3" calcext:value-type="float">
            <text:p>3</text:p>
          </table:table-cell>
          <table:table-cell table:formula="of:=3/2*[.A3]*[.A3]+13/2*[.A3]" office:value-type="float" office:value="0" calcext:value-type="float">
            <text:p>0</text:p>
          </table:table-cell>
          <table:table-cell/>
          <table:table-cell office:value-type="string" calcext:value-type="string">
            <text:p>d1(len)(n) = <text:s/>3n + 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5]-[.B4]" office:value-type="float" office:value="11" calcext:value-type="float">
            <text:p>11</text:p>
          </table:table-cell>
          <table:table-cell table:formula="of:=[.C5]-[.C4]" office:value-type="float" office:value="3" calcext:value-type="float">
            <text:p>3</text:p>
          </table:table-cell>
          <table:table-cell table:formula="of:=3/2*[.A4]*[.A4]+13/2*[.A4]" office:value-type="float" office:value="8" calcext:value-type="float">
            <text:p>8</text:p>
          </table:table-cell>
          <table:table-cell/>
          <table:table-cell office:value-type="string" calcext:value-type="string">
            <text:p>len(n) = 3/2*n**2 + 13/2*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6]-[.B5]" office:value-type="float" office:value="14" calcext:value-type="float">
            <text:p>14</text:p>
          </table:table-cell>
          <table:table-cell table:formula="of:=[.C6]-[.C5]" office:value-type="float" office:value="3" calcext:value-type="float">
            <text:p>3</text:p>
          </table:table-cell>
          <table:table-cell table:formula="of:=3/2*[.A5]*[.A5]+13/2*[.A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7]-[.B6]" office:value-type="float" office:value="17" calcext:value-type="float">
            <text:p>17</text:p>
          </table:table-cell>
          <table:table-cell table:formula="of:=[.C7]-[.C6]" office:value-type="float" office:value="3" calcext:value-type="float">
            <text:p>3</text:p>
          </table:table-cell>
          <table:table-cell table:formula="of:=3/2*[.A6]*[.A6]+13/2*[.A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formula="of:=3/2*[.A7]*[.A7]+13/2*[.A7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3" calcext:value-type="float">
            <text:p>3</text:p>
          </table:table-cell>
          <table:table-cell table:formula="of:=3/2*[.A8]*[.A8]+13/2*[.A8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[.B10]-[.B9]" office:value-type="float" office:value="26" calcext:value-type="float">
            <text:p>26</text:p>
          </table:table-cell>
          <table:table-cell table:formula="of:=[.C10]-[.C9]" office:value-type="float" office:value="3" calcext:value-type="float">
            <text:p>3</text:p>
          </table:table-cell>
          <table:table-cell table:formula="of:=3/2*[.A9]*[.A9]+13/2*[.A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B11]-[.B10]" office:value-type="float" office:value="29" calcext:value-type="float">
            <text:p>29</text:p>
          </table:table-cell>
          <table:table-cell table:formula="of:=[.C11]-[.C10]" office:value-type="float" office:value="3" calcext:value-type="float">
            <text:p>3</text:p>
          </table:table-cell>
          <table:table-cell table:formula="of:=3/2*[.A10]*[.A10]+13/2*[.A10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B12]-[.B11]" office:value-type="float" office:value="32" calcext:value-type="float">
            <text:p>32</text:p>
          </table:table-cell>
          <table:table-cell table:formula="of:=[.C12]-[.C11]" office:value-type="float" office:value="3" calcext:value-type="float">
            <text:p>3</text:p>
          </table:table-cell>
          <table:table-cell table:formula="of:=3/2*[.A11]*[.A11]+13/2*[.A11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B13]-[.B12]" office:value-type="float" office:value="35" calcext:value-type="float">
            <text:p>35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3/2*[.A12]*[.A12]+13/2*[.A12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formula="of:=[.B14]-[.B13]" office:value-type="float" office:value="38" calcext:value-type="float">
            <text:p>38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3/2*[.A13]*[.A13]+13/2*[.A13]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table:formula="of:=[.B15]-[.B14]" office:value-type="float" office:value="41" calcext:value-type="float">
            <text:p>41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3/2*[.A14]*[.A14]+13/2*[.A14]"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formula="of:=[.B16]-[.B15]" office:value-type="float" office:value="44" calcext:value-type="float">
            <text:p>44</text:p>
          </table:table-cell>
          <table:table-cell table:formula="of:=[.C16]-[.C15]" office:value-type="float" office:value="3" calcext:value-type="float">
            <text:p>3</text:p>
          </table:table-cell>
          <table:table-cell table:formula="of:=3/2*[.A15]*[.A15]+13/2*[.A15]"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formula="of:=[.B17]-[.B16]" office:value-type="float" office:value="47" calcext:value-type="float">
            <text:p>47</text:p>
          </table:table-cell>
          <table:table-cell table:formula="of:=[.C17]-[.C16]" office:value-type="float" office:value="3" calcext:value-type="float">
            <text:p>3</text:p>
          </table:table-cell>
          <table:table-cell table:formula="of:=3/2*[.A16]*[.A16]+13/2*[.A16]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formula="of:=[.B18]-[.B17]" office:value-type="float" office:value="50" calcext:value-type="float">
            <text:p>5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3/2*[.A17]*[.A17]+13/2*[.A17]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table:formula="of:=[.B19]-[.B18]" office:value-type="float" office:value="53" calcext:value-type="float">
            <text:p>53</text:p>
          </table:table-cell>
          <table:table-cell table:formula="of:=[.C19]-[.C18]" office:value-type="float" office:value="3" calcext:value-type="float">
            <text:p>3</text:p>
          </table:table-cell>
          <table:table-cell table:formula="of:=3/2*[.A18]*[.A18]+13/2*[.A18]"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table:formula="of:=[.B20]-[.B19]" office:value-type="float" office:value="56" calcext:value-type="float">
            <text:p>56</text:p>
          </table:table-cell>
          <table:table-cell table:formula="of:=[.C20]-[.C19]" office:value-type="float" office:value="3" calcext:value-type="float">
            <text:p>3</text:p>
          </table:table-cell>
          <table:table-cell table:formula="of:=3/2*[.A19]*[.A19]+13/2*[.A19]"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table:formula="of:=[.B21]-[.B20]" office:value-type="float" office:value="59" calcext:value-type="float">
            <text:p>59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3/2*[.A20]*[.A20]+13/2*[.A20]"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formula="of:=[.B22]-[.B21]" office:value-type="float" office:value="62" calcext:value-type="float">
            <text:p>62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3/2*[.A21]*[.A21]+13/2*[.A21]"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B23]-[.B22]" office:value-type="float" office:value="65" calcext:value-type="float">
            <text:p>65</text:p>
          </table:table-cell>
          <table:table-cell table:formula="of:=[.C23]-[.C22]" office:value-type="float" office:value="3" calcext:value-type="float">
            <text:p>3</text:p>
          </table:table-cell>
          <table:table-cell table:formula="of:=3/2*[.A22]*[.A22]+13/2*[.A22]"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table:formula="of:=[.B24]-[.B23]" office:value-type="float" office:value="68" calcext:value-type="float">
            <text:p>68</text:p>
          </table:table-cell>
          <table:table-cell table:formula="of:=[.C24]-[.C23]" office:value-type="float" office:value="3" calcext:value-type="float">
            <text:p>3</text:p>
          </table:table-cell>
          <table:table-cell table:formula="of:=3/2*[.A23]*[.A23]+13/2*[.A23]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table:formula="of:=[.B25]-[.B24]" office:value-type="float" office:value="71" calcext:value-type="float">
            <text:p>71</text:p>
          </table:table-cell>
          <table:table-cell table:formula="of:=[.C25]-[.C24]" office:value-type="float" office:value="3" calcext:value-type="float">
            <text:p>3</text:p>
          </table:table-cell>
          <table:table-cell table:formula="of:=3/2*[.A24]*[.A24]+13/2*[.A24]"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table:formula="of:=[.B26]-[.B25]" office:value-type="float" office:value="74" calcext:value-type="float">
            <text:p>74</text:p>
          </table:table-cell>
          <table:table-cell table:formula="of:=[.C26]-[.C25]" office:value-type="float" office:value="3" calcext:value-type="float">
            <text:p>3</text:p>
          </table:table-cell>
          <table:table-cell table:formula="of:=3/2*[.A25]*[.A25]+13/2*[.A25]"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table:formula="of:=[.B27]-[.B26]" office:value-type="float" office:value="77" calcext:value-type="float">
            <text:p>77</text:p>
          </table:table-cell>
          <table:table-cell table:formula="of:=[.C27]-[.C26]" office:value-type="float" office:value="3" calcext:value-type="float">
            <text:p>3</text:p>
          </table:table-cell>
          <table:table-cell table:formula="of:=3/2*[.A26]*[.A26]+13/2*[.A26]"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table:formula="of:=[.B28]-[.B27]" office:value-type="float" office:value="80" calcext:value-type="float">
            <text:p>80</text:p>
          </table:table-cell>
          <table:table-cell table:formula="of:=[.C28]-[.C27]" office:value-type="float" office:value="3" calcext:value-type="float">
            <text:p>3</text:p>
          </table:table-cell>
          <table:table-cell table:formula="of:=3/2*[.A27]*[.A27]+13/2*[.A27]"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table:formula="of:=[.B29]-[.B28]" office:value-type="float" office:value="83" calcext:value-type="float">
            <text:p>83</text:p>
          </table:table-cell>
          <table:table-cell table:formula="of:=[.C29]-[.C28]" office:value-type="float" office:value="3" calcext:value-type="float">
            <text:p>3</text:p>
          </table:table-cell>
          <table:table-cell table:formula="of:=3/2*[.A28]*[.A28]+13/2*[.A28]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table:formula="of:=[.B30]-[.B29]" office:value-type="float" office:value="86" calcext:value-type="float">
            <text:p>86</text:p>
          </table:table-cell>
          <table:table-cell table:formula="of:=[.C30]-[.C29]" office:value-type="float" office:value="3" calcext:value-type="float">
            <text:p>3</text:p>
          </table:table-cell>
          <table:table-cell table:formula="of:=3/2*[.A29]*[.A29]+13/2*[.A29]"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table:formula="of:=[.B31]-[.B30]" office:value-type="float" office:value="89" calcext:value-type="float">
            <text:p>89</text:p>
          </table:table-cell>
          <table:table-cell table:formula="of:=[.C31]-[.C30]" office:value-type="float" office:value="3" calcext:value-type="float">
            <text:p>3</text:p>
          </table:table-cell>
          <table:table-cell table:formula="of:=3/2*[.A30]*[.A30]+13/2*[.A30]"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table:formula="of:=[.B32]-[.B31]" office:value-type="float" office:value="92" calcext:value-type="float">
            <text:p>92</text:p>
          </table:table-cell>
          <table:table-cell table:formula="of:=[.C32]-[.C31]" office:value-type="float" office:value="3" calcext:value-type="float">
            <text:p>3</text:p>
          </table:table-cell>
          <table:table-cell table:formula="of:=3/2*[.A31]*[.A31]+13/2*[.A31]"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table:formula="of:=[.B33]-[.B32]" office:value-type="float" office:value="95" calcext:value-type="float">
            <text:p>95</text:p>
          </table:table-cell>
          <table:table-cell table:formula="of:=[.C33]-[.C32]" office:value-type="float" office:value="3" calcext:value-type="float">
            <text:p>3</text:p>
          </table:table-cell>
          <table:table-cell table:formula="of:=3/2*[.A32]*[.A32]+13/2*[.A32]"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table:formula="of:=[.B34]-[.B33]" office:value-type="float" office:value="98" calcext:value-type="float">
            <text:p>98</text:p>
          </table:table-cell>
          <table:table-cell table:formula="of:=[.C34]-[.C33]" office:value-type="float" office:value="3" calcext:value-type="float">
            <text:p>3</text:p>
          </table:table-cell>
          <table:table-cell table:formula="of:=3/2*[.A33]*[.A33]+13/2*[.A33]"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table:formula="of:=[.B35]-[.B34]" office:value-type="float" office:value="101" calcext:value-type="float">
            <text:p>101</text:p>
          </table:table-cell>
          <table:table-cell table:formula="of:=[.C35]-[.C34]" office:value-type="float" office:value="3" calcext:value-type="float">
            <text:p>3</text:p>
          </table:table-cell>
          <table:table-cell table:formula="of:=3/2*[.A34]*[.A34]+13/2*[.A34]"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table:formula="of:=[.B36]-[.B35]" office:value-type="float" office:value="104" calcext:value-type="float">
            <text:p>104</text:p>
          </table:table-cell>
          <table:table-cell table:formula="of:=[.C36]-[.C35]" office:value-type="float" office:value="3" calcext:value-type="float">
            <text:p>3</text:p>
          </table:table-cell>
          <table:table-cell table:formula="of:=3/2*[.A35]*[.A35]+13/2*[.A35]"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table:formula="of:=[.B37]-[.B36]" office:value-type="float" office:value="107" calcext:value-type="float">
            <text:p>107</text:p>
          </table:table-cell>
          <table:table-cell table:formula="of:=[.C37]-[.C36]" office:value-type="float" office:value="3" calcext:value-type="float">
            <text:p>3</text:p>
          </table:table-cell>
          <table:table-cell table:formula="of:=3/2*[.A36]*[.A36]+13/2*[.A36]"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table:formula="of:=[.B38]-[.B37]" office:value-type="float" office:value="110" calcext:value-type="float">
            <text:p>110</text:p>
          </table:table-cell>
          <table:table-cell table:formula="of:=[.C38]-[.C37]" office:value-type="float" office:value="3" calcext:value-type="float">
            <text:p>3</text:p>
          </table:table-cell>
          <table:table-cell table:formula="of:=3/2*[.A37]*[.A37]+13/2*[.A37]"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table:formula="of:=[.B39]-[.B38]" office:value-type="float" office:value="113" calcext:value-type="float">
            <text:p>113</text:p>
          </table:table-cell>
          <table:table-cell table:formula="of:=[.C39]-[.C38]" office:value-type="float" office:value="3" calcext:value-type="float">
            <text:p>3</text:p>
          </table:table-cell>
          <table:table-cell table:formula="of:=3/2*[.A38]*[.A38]+13/2*[.A38]"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table:formula="of:=[.B40]-[.B39]" office:value-type="float" office:value="116" calcext:value-type="float">
            <text:p>116</text:p>
          </table:table-cell>
          <table:table-cell table:formula="of:=[.C40]-[.C39]" office:value-type="float" office:value="3" calcext:value-type="float">
            <text:p>3</text:p>
          </table:table-cell>
          <table:table-cell table:formula="of:=3/2*[.A39]*[.A39]+13/2*[.A39]"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table:formula="of:=[.B41]-[.B40]" office:value-type="float" office:value="119" calcext:value-type="float">
            <text:p>119</text:p>
          </table:table-cell>
          <table:table-cell table:formula="of:=[.C41]-[.C40]" office:value-type="float" office:value="3" calcext:value-type="float">
            <text:p>3</text:p>
          </table:table-cell>
          <table:table-cell table:formula="of:=3/2*[.A40]*[.A40]+13/2*[.A40]"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table:formula="of:=[.B42]-[.B41]" office:value-type="float" office:value="122" calcext:value-type="float">
            <text:p>122</text:p>
          </table:table-cell>
          <table:table-cell table:formula="of:=[.C42]-[.C41]" office:value-type="float" office:value="3" calcext:value-type="float">
            <text:p>3</text:p>
          </table:table-cell>
          <table:table-cell table:formula="of:=3/2*[.A41]*[.A41]+13/2*[.A41]" office:value-type="float" office:value="2413" calcext:value-type="float">
            <text:p>24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table:formula="of:=[.B43]-[.B42]" office:value-type="float" office:value="125" calcext:value-type="float">
            <text:p>125</text:p>
          </table:table-cell>
          <table:table-cell table:formula="of:=[.C43]-[.C42]" office:value-type="float" office:value="3" calcext:value-type="float">
            <text:p>3</text:p>
          </table:table-cell>
          <table:table-cell table:formula="of:=3/2*[.A42]*[.A42]+13/2*[.A42]"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table:formula="of:=[.B44]-[.B43]" office:value-type="float" office:value="128" calcext:value-type="float">
            <text:p>128</text:p>
          </table:table-cell>
          <table:table-cell table:formula="of:=[.C44]-[.C43]" office:value-type="float" office:value="3" calcext:value-type="float">
            <text:p>3</text:p>
          </table:table-cell>
          <table:table-cell table:formula="of:=3/2*[.A43]*[.A43]+13/2*[.A43]"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table:formula="of:=[.B45]-[.B44]" office:value-type="float" office:value="131" calcext:value-type="float">
            <text:p>131</text:p>
          </table:table-cell>
          <table:table-cell table:formula="of:=[.C45]-[.C44]" office:value-type="float" office:value="3" calcext:value-type="float">
            <text:p>3</text:p>
          </table:table-cell>
          <table:table-cell table:formula="of:=3/2*[.A44]*[.A44]+13/2*[.A44]" office:value-type="float" office:value="2788" calcext:value-type="float">
            <text:p>278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table:formula="of:=[.B46]-[.B45]" office:value-type="float" office:value="134" calcext:value-type="float">
            <text:p>134</text:p>
          </table:table-cell>
          <table:table-cell table:formula="of:=[.C46]-[.C45]" office:value-type="float" office:value="3" calcext:value-type="float">
            <text:p>3</text:p>
          </table:table-cell>
          <table:table-cell table:formula="of:=3/2*[.A45]*[.A45]+13/2*[.A45]"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table:formula="of:=[.B47]-[.B46]" office:value-type="float" office:value="137" calcext:value-type="float">
            <text:p>137</text:p>
          </table:table-cell>
          <table:table-cell table:formula="of:=[.C47]-[.C46]" office:value-type="float" office:value="3" calcext:value-type="float">
            <text:p>3</text:p>
          </table:table-cell>
          <table:table-cell table:formula="of:=3/2*[.A46]*[.A46]+13/2*[.A46]"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table:formula="of:=[.B48]-[.B47]" office:value-type="float" office:value="140" calcext:value-type="float">
            <text:p>140</text:p>
          </table:table-cell>
          <table:table-cell table:formula="of:=[.C48]-[.C47]" office:value-type="float" office:value="3" calcext:value-type="float">
            <text:p>3</text:p>
          </table:table-cell>
          <table:table-cell table:formula="of:=3/2*[.A47]*[.A47]+13/2*[.A47]"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table:formula="of:=[.B49]-[.B48]" office:value-type="float" office:value="143" calcext:value-type="float">
            <text:p>143</text:p>
          </table:table-cell>
          <table:table-cell table:formula="of:=[.C49]-[.C48]" office:value-type="float" office:value="3" calcext:value-type="float">
            <text:p>3</text:p>
          </table:table-cell>
          <table:table-cell table:formula="of:=3/2*[.A48]*[.A48]+13/2*[.A48]"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table:formula="of:=[.B50]-[.B49]" office:value-type="float" office:value="146" calcext:value-type="float">
            <text:p>146</text:p>
          </table:table-cell>
          <table:table-cell table:formula="of:=[.C50]-[.C49]" office:value-type="float" office:value="3" calcext:value-type="float">
            <text:p>3</text:p>
          </table:table-cell>
          <table:table-cell table:formula="of:=3/2*[.A49]*[.A49]+13/2*[.A49]"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table:formula="of:=[.B51]-[.B50]" office:value-type="float" office:value="149" calcext:value-type="float">
            <text:p>149</text:p>
          </table:table-cell>
          <table:table-cell table:formula="of:=[.C51]-[.C50]" office:value-type="float" office:value="3" calcext:value-type="float">
            <text:p>3</text:p>
          </table:table-cell>
          <table:table-cell table:formula="of:=3/2*[.A50]*[.A50]+13/2*[.A50]"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table:formula="of:=[.B52]-[.B51]" office:value-type="float" office:value="152" calcext:value-type="float">
            <text:p>152</text:p>
          </table:table-cell>
          <table:table-cell table:formula="of:=[.C52]-[.C51]" office:value-type="float" office:value="3" calcext:value-type="float">
            <text:p>3</text:p>
          </table:table-cell>
          <table:table-cell table:formula="of:=3/2*[.A51]*[.A51]+13/2*[.A51]"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table:formula="of:=[.B53]-[.B52]" office:value-type="float" office:value="155" calcext:value-type="float">
            <text:p>155</text:p>
          </table:table-cell>
          <table:table-cell table:formula="of:=[.C53]-[.C52]" office:value-type="float" office:value="3" calcext:value-type="float">
            <text:p>3</text:p>
          </table:table-cell>
          <table:table-cell table:formula="of:=3/2*[.A52]*[.A52]+13/2*[.A52]"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table:formula="of:=[.B54]-[.B53]" office:value-type="float" office:value="158" calcext:value-type="float">
            <text:p>158</text:p>
          </table:table-cell>
          <table:table-cell table:formula="of:=[.C54]-[.C53]" office:value-type="float" office:value="3" calcext:value-type="float">
            <text:p>3</text:p>
          </table:table-cell>
          <table:table-cell table:formula="of:=3/2*[.A53]*[.A53]+13/2*[.A53]"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table:formula="of:=[.B55]-[.B54]" office:value-type="float" office:value="161" calcext:value-type="float">
            <text:p>161</text:p>
          </table:table-cell>
          <table:table-cell table:formula="of:=[.C55]-[.C54]" office:value-type="float" office:value="3" calcext:value-type="float">
            <text:p>3</text:p>
          </table:table-cell>
          <table:table-cell table:formula="of:=3/2*[.A54]*[.A54]+13/2*[.A54]"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table:formula="of:=[.B56]-[.B55]" office:value-type="float" office:value="164" calcext:value-type="float">
            <text:p>164</text:p>
          </table:table-cell>
          <table:table-cell table:formula="of:=[.C56]-[.C55]" office:value-type="float" office:value="3" calcext:value-type="float">
            <text:p>3</text:p>
          </table:table-cell>
          <table:table-cell table:formula="of:=3/2*[.A55]*[.A55]+13/2*[.A55]"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table:formula="of:=[.B57]-[.B56]" office:value-type="float" office:value="167" calcext:value-type="float">
            <text:p>167</text:p>
          </table:table-cell>
          <table:table-cell table:formula="of:=[.C57]-[.C56]" office:value-type="float" office:value="3" calcext:value-type="float">
            <text:p>3</text:p>
          </table:table-cell>
          <table:table-cell table:formula="of:=3/2*[.A56]*[.A56]+13/2*[.A56]" office:value-type="float" office:value="4558" calcext:value-type="float">
            <text:p>455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table:formula="of:=[.B58]-[.B57]" office:value-type="float" office:value="170" calcext:value-type="float">
            <text:p>170</text:p>
          </table:table-cell>
          <table:table-cell table:formula="of:=[.C58]-[.C57]" office:value-type="float" office:value="3" calcext:value-type="float">
            <text:p>3</text:p>
          </table:table-cell>
          <table:table-cell table:formula="of:=3/2*[.A57]*[.A57]+13/2*[.A57]" office:value-type="float" office:value="4725" calcext:value-type="float">
            <text:p>47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table:formula="of:=[.B59]-[.B58]" office:value-type="float" office:value="173" calcext:value-type="float">
            <text:p>173</text:p>
          </table:table-cell>
          <table:table-cell table:formula="of:=[.C59]-[.C58]" office:value-type="float" office:value="3" calcext:value-type="float">
            <text:p>3</text:p>
          </table:table-cell>
          <table:table-cell table:formula="of:=3/2*[.A58]*[.A58]+13/2*[.A58]" office:value-type="float" office:value="4895" calcext:value-type="float">
            <text:p>489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table:formula="of:=[.B60]-[.B59]" office:value-type="float" office:value="176" calcext:value-type="float">
            <text:p>176</text:p>
          </table:table-cell>
          <table:table-cell table:formula="of:=[.C60]-[.C59]" office:value-type="float" office:value="3" calcext:value-type="float">
            <text:p>3</text:p>
          </table:table-cell>
          <table:table-cell table:formula="of:=3/2*[.A59]*[.A59]+13/2*[.A59]" office:value-type="float" office:value="5068" calcext:value-type="float">
            <text:p>506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table:formula="of:=[.B61]-[.B60]" office:value-type="float" office:value="179" calcext:value-type="float">
            <text:p>179</text:p>
          </table:table-cell>
          <table:table-cell table:formula="of:=[.C61]-[.C60]" office:value-type="float" office:value="3" calcext:value-type="float">
            <text:p>3</text:p>
          </table:table-cell>
          <table:table-cell table:formula="of:=3/2*[.A60]*[.A60]+13/2*[.A60]" office:value-type="float" office:value="5244" calcext:value-type="float">
            <text:p>524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table:formula="of:=[.B62]-[.B61]" office:value-type="float" office:value="182" calcext:value-type="float">
            <text:p>182</text:p>
          </table:table-cell>
          <table:table-cell table:formula="of:=[.C62]-[.C61]" office:value-type="float" office:value="3" calcext:value-type="float">
            <text:p>3</text:p>
          </table:table-cell>
          <table:table-cell table:formula="of:=3/2*[.A61]*[.A61]+13/2*[.A61]" office:value-type="float" office:value="5423" calcext:value-type="float">
            <text:p>54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table:formula="of:=[.B63]-[.B62]" office:value-type="float" office:value="185" calcext:value-type="float">
            <text:p>185</text:p>
          </table:table-cell>
          <table:table-cell table:formula="of:=[.C63]-[.C62]" office:value-type="float" office:value="3" calcext:value-type="float">
            <text:p>3</text:p>
          </table:table-cell>
          <table:table-cell table:formula="of:=3/2*[.A62]*[.A62]+13/2*[.A62]"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table:formula="of:=[.B64]-[.B63]" office:value-type="float" office:value="188" calcext:value-type="float">
            <text:p>188</text:p>
          </table:table-cell>
          <table:table-cell table:formula="of:=[.C64]-[.C63]" office:value-type="float" office:value="3" calcext:value-type="float">
            <text:p>3</text:p>
          </table:table-cell>
          <table:table-cell table:formula="of:=3/2*[.A63]*[.A63]+13/2*[.A63]" office:value-type="float" office:value="5790" calcext:value-type="float">
            <text:p>579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table:formula="of:=[.B65]-[.B64]" office:value-type="float" office:value="191" calcext:value-type="float">
            <text:p>191</text:p>
          </table:table-cell>
          <table:table-cell table:formula="of:=[.C65]-[.C64]" office:value-type="float" office:value="3" calcext:value-type="float">
            <text:p>3</text:p>
          </table:table-cell>
          <table:table-cell table:formula="of:=3/2*[.A64]*[.A64]+13/2*[.A64]" office:value-type="float" office:value="5978" calcext:value-type="float">
            <text:p>597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table:formula="of:=[.B66]-[.B65]" office:value-type="float" office:value="194" calcext:value-type="float">
            <text:p>194</text:p>
          </table:table-cell>
          <table:table-cell table:formula="of:=[.C66]-[.C65]" office:value-type="float" office:value="3" calcext:value-type="float">
            <text:p>3</text:p>
          </table:table-cell>
          <table:table-cell table:formula="of:=3/2*[.A65]*[.A65]+13/2*[.A65]" office:value-type="float" office:value="6169" calcext:value-type="float">
            <text:p>616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table:formula="of:=[.B67]-[.B66]" office:value-type="float" office:value="197" calcext:value-type="float">
            <text:p>197</text:p>
          </table:table-cell>
          <table:table-cell table:formula="of:=[.C67]-[.C66]" office:value-type="float" office:value="3" calcext:value-type="float">
            <text:p>3</text:p>
          </table:table-cell>
          <table:table-cell table:formula="of:=3/2*[.A66]*[.A66]+13/2*[.A66]"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table:formula="of:=[.B68]-[.B67]" office:value-type="float" office:value="200" calcext:value-type="float">
            <text:p>200</text:p>
          </table:table-cell>
          <table:table-cell table:formula="of:=[.C68]-[.C67]" office:value-type="float" office:value="3" calcext:value-type="float">
            <text:p>3</text:p>
          </table:table-cell>
          <table:table-cell table:formula="of:=3/2*[.A67]*[.A67]+13/2*[.A67]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table:formula="of:=[.B69]-[.B68]" office:value-type="float" office:value="203" calcext:value-type="float">
            <text:p>203</text:p>
          </table:table-cell>
          <table:table-cell table:formula="of:=[.C69]-[.C68]" office:value-type="float" office:value="3" calcext:value-type="float">
            <text:p>3</text:p>
          </table:table-cell>
          <table:table-cell table:formula="of:=3/2*[.A68]*[.A68]+13/2*[.A68]" office:value-type="float" office:value="6760" calcext:value-type="float">
            <text:p>676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table:formula="of:=[.B70]-[.B69]" office:value-type="float" office:value="206" calcext:value-type="float">
            <text:p>206</text:p>
          </table:table-cell>
          <table:table-cell table:formula="of:=[.C70]-[.C69]" office:value-type="float" office:value="3" calcext:value-type="float">
            <text:p>3</text:p>
          </table:table-cell>
          <table:table-cell table:formula="of:=3/2*[.A69]*[.A69]+13/2*[.A69]" office:value-type="float" office:value="6963" calcext:value-type="float">
            <text:p>696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table:formula="of:=[.B71]-[.B70]" office:value-type="float" office:value="209" calcext:value-type="float">
            <text:p>209</text:p>
          </table:table-cell>
          <table:table-cell table:formula="of:=[.C71]-[.C70]" office:value-type="float" office:value="3" calcext:value-type="float">
            <text:p>3</text:p>
          </table:table-cell>
          <table:table-cell table:formula="of:=3/2*[.A70]*[.A70]+13/2*[.A70]" office:value-type="float" office:value="7169" calcext:value-type="float">
            <text:p>71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table:formula="of:=[.B72]-[.B71]" office:value-type="float" office:value="212" calcext:value-type="float">
            <text:p>212</text:p>
          </table:table-cell>
          <table:table-cell table:formula="of:=[.C72]-[.C71]" office:value-type="float" office:value="3" calcext:value-type="float">
            <text:p>3</text:p>
          </table:table-cell>
          <table:table-cell table:formula="of:=3/2*[.A71]*[.A71]+13/2*[.A71]" office:value-type="float" office:value="7378" calcext:value-type="float">
            <text:p>73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table:formula="of:=[.B73]-[.B72]" office:value-type="float" office:value="215" calcext:value-type="float">
            <text:p>215</text:p>
          </table:table-cell>
          <table:table-cell table:formula="of:=[.C73]-[.C72]" office:value-type="float" office:value="3" calcext:value-type="float">
            <text:p>3</text:p>
          </table:table-cell>
          <table:table-cell table:formula="of:=3/2*[.A72]*[.A72]+13/2*[.A72]" office:value-type="float" office:value="7590" calcext:value-type="float">
            <text:p>759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table:formula="of:=[.B74]-[.B73]" office:value-type="float" office:value="218" calcext:value-type="float">
            <text:p>218</text:p>
          </table:table-cell>
          <table:table-cell table:formula="of:=[.C74]-[.C73]" office:value-type="float" office:value="3" calcext:value-type="float">
            <text:p>3</text:p>
          </table:table-cell>
          <table:table-cell table:formula="of:=3/2*[.A73]*[.A73]+13/2*[.A73]" office:value-type="float" office:value="7805" calcext:value-type="float">
            <text:p>780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table:formula="of:=[.B75]-[.B74]" office:value-type="float" office:value="221" calcext:value-type="float">
            <text:p>221</text:p>
          </table:table-cell>
          <table:table-cell table:formula="of:=[.C75]-[.C74]" office:value-type="float" office:value="3" calcext:value-type="float">
            <text:p>3</text:p>
          </table:table-cell>
          <table:table-cell table:formula="of:=3/2*[.A74]*[.A74]+13/2*[.A74]" office:value-type="float" office:value="8023" calcext:value-type="float">
            <text:p>80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table:formula="of:=[.B76]-[.B75]" office:value-type="float" office:value="224" calcext:value-type="float">
            <text:p>224</text:p>
          </table:table-cell>
          <table:table-cell table:formula="of:=[.C76]-[.C75]" office:value-type="float" office:value="3" calcext:value-type="float">
            <text:p>3</text:p>
          </table:table-cell>
          <table:table-cell table:formula="of:=3/2*[.A75]*[.A75]+13/2*[.A75]" office:value-type="float" office:value="8244" calcext:value-type="float">
            <text:p>824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table:formula="of:=[.B77]-[.B76]" office:value-type="float" office:value="227" calcext:value-type="float">
            <text:p>227</text:p>
          </table:table-cell>
          <table:table-cell table:formula="of:=[.C77]-[.C76]" office:value-type="float" office:value="3" calcext:value-type="float">
            <text:p>3</text:p>
          </table:table-cell>
          <table:table-cell table:formula="of:=3/2*[.A76]*[.A76]+13/2*[.A76]" office:value-type="float" office:value="8468" calcext:value-type="float">
            <text:p>846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table:formula="of:=[.B78]-[.B77]" office:value-type="float" office:value="230" calcext:value-type="float">
            <text:p>230</text:p>
          </table:table-cell>
          <table:table-cell table:formula="of:=[.C78]-[.C77]" office:value-type="float" office:value="3" calcext:value-type="float">
            <text:p>3</text:p>
          </table:table-cell>
          <table:table-cell table:formula="of:=3/2*[.A77]*[.A77]+13/2*[.A77]" office:value-type="float" office:value="8695" calcext:value-type="float">
            <text:p>86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table:formula="of:=[.B79]-[.B78]" office:value-type="float" office:value="233" calcext:value-type="float">
            <text:p>233</text:p>
          </table:table-cell>
          <table:table-cell table:formula="of:=[.C79]-[.C78]" office:value-type="float" office:value="3" calcext:value-type="float">
            <text:p>3</text:p>
          </table:table-cell>
          <table:table-cell table:formula="of:=3/2*[.A78]*[.A78]+13/2*[.A78]"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table:formula="of:=[.B80]-[.B79]" office:value-type="float" office:value="236" calcext:value-type="float">
            <text:p>236</text:p>
          </table:table-cell>
          <table:table-cell table:formula="of:=[.C80]-[.C79]" office:value-type="float" office:value="3" calcext:value-type="float">
            <text:p>3</text:p>
          </table:table-cell>
          <table:table-cell table:formula="of:=3/2*[.A79]*[.A79]+13/2*[.A79]" office:value-type="float" office:value="9158" calcext:value-type="float">
            <text:p>915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table:formula="of:=[.B81]-[.B80]" office:value-type="float" office:value="239" calcext:value-type="float">
            <text:p>239</text:p>
          </table:table-cell>
          <table:table-cell table:formula="of:=[.C81]-[.C80]" office:value-type="float" office:value="3" calcext:value-type="float">
            <text:p>3</text:p>
          </table:table-cell>
          <table:table-cell table:formula="of:=3/2*[.A80]*[.A80]+13/2*[.A80]" office:value-type="float" office:value="9394" calcext:value-type="float">
            <text:p>939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table:formula="of:=[.B82]-[.B81]" office:value-type="float" office:value="242" calcext:value-type="float">
            <text:p>242</text:p>
          </table:table-cell>
          <table:table-cell table:formula="of:=[.C82]-[.C81]" office:value-type="float" office:value="3" calcext:value-type="float">
            <text:p>3</text:p>
          </table:table-cell>
          <table:table-cell table:formula="of:=3/2*[.A81]*[.A81]+13/2*[.A81]" office:value-type="float" office:value="9633" calcext:value-type="float">
            <text:p>96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table:formula="of:=[.B83]-[.B82]" office:value-type="float" office:value="245" calcext:value-type="float">
            <text:p>245</text:p>
          </table:table-cell>
          <table:table-cell table:formula="of:=[.C83]-[.C82]" office:value-type="float" office:value="3" calcext:value-type="float">
            <text:p>3</text:p>
          </table:table-cell>
          <table:table-cell table:formula="of:=3/2*[.A82]*[.A82]+13/2*[.A82]" office:value-type="float" office:value="9875" calcext:value-type="float">
            <text:p>98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table:formula="of:=[.B84]-[.B83]" office:value-type="float" office:value="248" calcext:value-type="float">
            <text:p>248</text:p>
          </table:table-cell>
          <table:table-cell table:formula="of:=[.C84]-[.C83]" office:value-type="float" office:value="3" calcext:value-type="float">
            <text:p>3</text:p>
          </table:table-cell>
          <table:table-cell table:formula="of:=3/2*[.A83]*[.A83]+13/2*[.A83]" office:value-type="float" office:value="10120" calcext:value-type="float">
            <text:p>1012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table:formula="of:=[.B85]-[.B84]" office:value-type="float" office:value="251" calcext:value-type="float">
            <text:p>251</text:p>
          </table:table-cell>
          <table:table-cell table:formula="of:=[.C85]-[.C84]" office:value-type="float" office:value="3" calcext:value-type="float">
            <text:p>3</text:p>
          </table:table-cell>
          <table:table-cell table:formula="of:=3/2*[.A84]*[.A84]+13/2*[.A84]"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table:formula="of:=[.B86]-[.B85]" office:value-type="float" office:value="254" calcext:value-type="float">
            <text:p>254</text:p>
          </table:table-cell>
          <table:table-cell table:formula="of:=[.C86]-[.C85]" office:value-type="float" office:value="3" calcext:value-type="float">
            <text:p>3</text:p>
          </table:table-cell>
          <table:table-cell table:formula="of:=3/2*[.A85]*[.A85]+13/2*[.A85]" office:value-type="float" office:value="10619" calcext:value-type="float">
            <text:p>1061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table:formula="of:=[.B87]-[.B86]" office:value-type="float" office:value="257" calcext:value-type="float">
            <text:p>257</text:p>
          </table:table-cell>
          <table:table-cell table:formula="of:=[.C87]-[.C86]" office:value-type="float" office:value="3" calcext:value-type="float">
            <text:p>3</text:p>
          </table:table-cell>
          <table:table-cell table:formula="of:=3/2*[.A86]*[.A86]+13/2*[.A86]" office:value-type="float" office:value="10873" calcext:value-type="float">
            <text:p>1087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table:formula="of:=[.B88]-[.B87]" office:value-type="float" office:value="260" calcext:value-type="float">
            <text:p>260</text:p>
          </table:table-cell>
          <table:table-cell table:formula="of:=[.C88]-[.C87]" office:value-type="float" office:value="3" calcext:value-type="float">
            <text:p>3</text:p>
          </table:table-cell>
          <table:table-cell table:formula="of:=3/2*[.A87]*[.A87]+13/2*[.A87]" office:value-type="float" office:value="11130" calcext:value-type="float">
            <text:p>1113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table:formula="of:=[.B89]-[.B88]" office:value-type="float" office:value="263" calcext:value-type="float">
            <text:p>263</text:p>
          </table:table-cell>
          <table:table-cell table:formula="of:=[.C89]-[.C88]" office:value-type="float" office:value="3" calcext:value-type="float">
            <text:p>3</text:p>
          </table:table-cell>
          <table:table-cell table:formula="of:=3/2*[.A88]*[.A88]+13/2*[.A88]" office:value-type="float" office:value="11390" calcext:value-type="float">
            <text:p>1139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table:formula="of:=[.B90]-[.B89]" office:value-type="float" office:value="266" calcext:value-type="float">
            <text:p>266</text:p>
          </table:table-cell>
          <table:table-cell table:formula="of:=[.C90]-[.C89]" office:value-type="float" office:value="3" calcext:value-type="float">
            <text:p>3</text:p>
          </table:table-cell>
          <table:table-cell table:formula="of:=3/2*[.A89]*[.A89]+13/2*[.A89]" office:value-type="float" office:value="11653" calcext:value-type="float">
            <text:p>1165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table:formula="of:=[.B91]-[.B90]" office:value-type="float" office:value="269" calcext:value-type="float">
            <text:p>269</text:p>
          </table:table-cell>
          <table:table-cell table:formula="of:=[.C91]-[.C90]" office:value-type="float" office:value="3" calcext:value-type="float">
            <text:p>3</text:p>
          </table:table-cell>
          <table:table-cell table:formula="of:=3/2*[.A90]*[.A90]+13/2*[.A90]" office:value-type="float" office:value="11919" calcext:value-type="float">
            <text:p>1191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table:formula="of:=[.B92]-[.B91]" office:value-type="float" office:value="272" calcext:value-type="float">
            <text:p>272</text:p>
          </table:table-cell>
          <table:table-cell table:formula="of:=[.C92]-[.C91]" office:value-type="float" office:value="3" calcext:value-type="float">
            <text:p>3</text:p>
          </table:table-cell>
          <table:table-cell table:formula="of:=3/2*[.A91]*[.A91]+13/2*[.A91]" office:value-type="float" office:value="12188" calcext:value-type="float">
            <text:p>121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table:formula="of:=[.B93]-[.B92]" office:value-type="float" office:value="275" calcext:value-type="float">
            <text:p>275</text:p>
          </table:table-cell>
          <table:table-cell table:formula="of:=[.C93]-[.C92]" office:value-type="float" office:value="3" calcext:value-type="float">
            <text:p>3</text:p>
          </table:table-cell>
          <table:table-cell table:formula="of:=3/2*[.A92]*[.A92]+13/2*[.A92]" office:value-type="float" office:value="12460" calcext:value-type="float">
            <text:p>124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table:formula="of:=[.B94]-[.B93]" office:value-type="float" office:value="278" calcext:value-type="float">
            <text:p>278</text:p>
          </table:table-cell>
          <table:table-cell table:formula="of:=[.C94]-[.C93]" office:value-type="float" office:value="3" calcext:value-type="float">
            <text:p>3</text:p>
          </table:table-cell>
          <table:table-cell table:formula="of:=3/2*[.A93]*[.A93]+13/2*[.A93]" office:value-type="float" office:value="12735" calcext:value-type="float">
            <text:p>1273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table:formula="of:=[.B95]-[.B94]" office:value-type="float" office:value="281" calcext:value-type="float">
            <text:p>281</text:p>
          </table:table-cell>
          <table:table-cell table:formula="of:=[.C95]-[.C94]" office:value-type="float" office:value="3" calcext:value-type="float">
            <text:p>3</text:p>
          </table:table-cell>
          <table:table-cell table:formula="of:=3/2*[.A94]*[.A94]+13/2*[.A94]" office:value-type="float" office:value="13013" calcext:value-type="float">
            <text:p>1301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table:formula="of:=[.B96]-[.B95]" office:value-type="float" office:value="284" calcext:value-type="float">
            <text:p>284</text:p>
          </table:table-cell>
          <table:table-cell table:formula="of:=[.C96]-[.C95]" office:value-type="float" office:value="3" calcext:value-type="float">
            <text:p>3</text:p>
          </table:table-cell>
          <table:table-cell table:formula="of:=3/2*[.A95]*[.A95]+13/2*[.A95]" office:value-type="float" office:value="13294" calcext:value-type="float">
            <text:p>13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table:formula="of:=[.B97]-[.B96]" office:value-type="float" office:value="287" calcext:value-type="float">
            <text:p>287</text:p>
          </table:table-cell>
          <table:table-cell table:formula="of:=[.C97]-[.C96]" office:value-type="float" office:value="3" calcext:value-type="float">
            <text:p>3</text:p>
          </table:table-cell>
          <table:table-cell table:formula="of:=3/2*[.A96]*[.A96]+13/2*[.A96]" office:value-type="float" office:value="13578" calcext:value-type="float">
            <text:p>1357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table:formula="of:=[.B98]-[.B97]" office:value-type="float" office:value="290" calcext:value-type="float">
            <text:p>290</text:p>
          </table:table-cell>
          <table:table-cell table:formula="of:=[.C98]-[.C97]" office:value-type="float" office:value="3" calcext:value-type="float">
            <text:p>3</text:p>
          </table:table-cell>
          <table:table-cell table:formula="of:=3/2*[.A97]*[.A97]+13/2*[.A97]" office:value-type="float" office:value="13865" calcext:value-type="float">
            <text:p>138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table:formula="of:=[.B99]-[.B98]" office:value-type="float" office:value="293" calcext:value-type="float">
            <text:p>293</text:p>
          </table:table-cell>
          <table:table-cell table:formula="of:=[.C99]-[.C98]" office:value-type="float" office:value="3" calcext:value-type="float">
            <text:p>3</text:p>
          </table:table-cell>
          <table:table-cell table:formula="of:=3/2*[.A98]*[.A98]+13/2*[.A98]" office:value-type="float" office:value="14155" calcext:value-type="float">
            <text:p>1415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table:formula="of:=[.B100]-[.B99]" office:value-type="float" office:value="296" calcext:value-type="float">
            <text:p>296</text:p>
          </table:table-cell>
          <table:table-cell table:formula="of:=[.C100]-[.C99]" office:value-type="float" office:value="3" calcext:value-type="float">
            <text:p>3</text:p>
          </table:table-cell>
          <table:table-cell table:formula="of:=3/2*[.A99]*[.A99]+13/2*[.A99]" office:value-type="float" office:value="14448" calcext:value-type="float">
            <text:p>1444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table:formula="of:=[.B101]-[.B100]" office:value-type="float" office:value="299" calcext:value-type="float">
            <text:p>299</text:p>
          </table:table-cell>
          <table:table-cell table:formula="of:=[.C101]-[.C100]" office:value-type="float" office:value="3" calcext:value-type="float">
            <text:p>3</text:p>
          </table:table-cell>
          <table:table-cell table:formula="of:=3/2*[.A100]*[.A100]+13/2*[.A100]" office:value-type="float" office:value="14744" calcext:value-type="float">
            <text:p>1474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table:formula="of:=[.B102]-[.B101]" office:value-type="float" office:value="302" calcext:value-type="float">
            <text:p>302</text:p>
          </table:table-cell>
          <table:table-cell table:formula="of:=[.C102]-[.C101]" office:value-type="float" office:value="3" calcext:value-type="float">
            <text:p>3</text:p>
          </table:table-cell>
          <table:table-cell table:formula="of:=3/2*[.A101]*[.A101]+13/2*[.A101]" office:value-type="float" office:value="15043" calcext:value-type="float">
            <text:p>1504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table:formula="of:=[.B103]-[.B102]" office:value-type="float" office:value="305" calcext:value-type="float">
            <text:p>305</text:p>
          </table:table-cell>
          <table:table-cell/>
          <table:table-cell table:formula="of:=3/2*[.A102]*[.A102]+13/2*[.A102]" office:value-type="float" office:value="15345" calcext:value-type="float">
            <text:p>153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table:formula="of:=3/2*[.A103]*[.A103]+13/2*[.A103]" office:value-type="float" office:value="15650" calcext:value-type="float">
            <text:p>15650</text:p>
          </table:table-cell>
          <table:table-cell table:number-columns-repeated="2"/>
        </table:table-row>
      </table:table>
      <table:table table:name="sq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1(sq)</text:p>
          </table:table-cell>
          <table:table-cell office:value-type="string" calcext:value-type="string">
            <text:p>d2(s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B3]" office:value-type="float" office:value="3" calcext:value-type="float">
            <text:p>3</text:p>
          </table:table-cell>
          <table:table-cell table:formula="of:=[.C4]-[.C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8" calcext:value-type="float">
            <text:p>8</text:p>
          </table:table-cell>
          <table:table-cell table:formula="of:=[.C5]-[.C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6]-[.B5]" office:value-type="float" office:value="12" calcext:value-type="float">
            <text:p>12</text:p>
          </table:table-cell>
          <table:table-cell table:formula="of:=[.C6]-[.C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4" calcext:value-type="float">
            <text:p>14</text:p>
          </table:table-cell>
          <table:table-cell table:formula="of:=[.C7]-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8]-[.B7]" office:value-type="float" office:value="18" calcext:value-type="float">
            <text:p>18</text:p>
          </table:table-cell>
          <table:table-cell table:formula="of:=[.C8]-[.C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9]-[.B8]" office:value-type="float" office:value="20" calcext:value-type="float">
            <text:p>20</text:p>
          </table:table-cell>
          <table:table-cell table:formula="of:=[.C9]-[.C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formula="of:=[.B12]-[.B11]" office:value-type="float" office:value="30" calcext:value-type="float">
            <text:p>30</text:p>
          </table:table-cell>
          <table:table-cell table:formula="of:=[.C12]-[.C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formula="of:=[.B13]-[.B12]" office:value-type="float" office:value="32" calcext:value-type="float">
            <text:p>32</text:p>
          </table:table-cell>
          <table:table-cell table:formula="of:=[.C13]-[.C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formula="of:=[.B14]-[.B13]" office:value-type="float" office:value="36" calcext:value-type="float">
            <text:p>36</text:p>
          </table:table-cell>
          <table:table-cell table:formula="of:=[.C14]-[.C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table:formula="of:=[.B15]-[.B14]" office:value-type="float" office:value="38" calcext:value-type="float">
            <text:p>38</text:p>
          </table:table-cell>
          <table:table-cell table:formula="of:=[.C15]-[.C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formula="of:=[.B16]-[.B15]" office:value-type="float" office:value="42" calcext:value-type="float">
            <text:p>42</text:p>
          </table:table-cell>
          <table:table-cell table:formula="of:=[.C16]-[.C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formula="of:=[.B17]-[.B16]" office:value-type="float" office:value="44" calcext:value-type="float">
            <text:p>44</text:p>
          </table:table-cell>
          <table:table-cell table:formula="of:=[.C17]-[.C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table:formula="of:=[.B18]-[.B17]" office:value-type="float" office:value="48" calcext:value-type="float">
            <text:p>48</text:p>
          </table:table-cell>
          <table:table-cell table:formula="of:=[.C18]-[.C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table:formula="of:=[.B19]-[.B18]" office:value-type="float" office:value="50" calcext:value-type="float">
            <text:p>50</text:p>
          </table:table-cell>
          <table:table-cell table:formula="of:=[.C19]-[.C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table:formula="of:=[.B20]-[.B19]" office:value-type="float" office:value="54" calcext:value-type="float">
            <text:p>54</text:p>
          </table:table-cell>
          <table:table-cell table:formula="of:=[.C20]-[.C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formula="of:=[.B21]-[.B20]" office:value-type="float" office:value="56" calcext:value-type="float">
            <text:p>56</text:p>
          </table:table-cell>
          <table:table-cell table:formula="of:=[.C21]-[.C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6" calcext:value-type="float">
            <text:p>556</text:p>
          </table:table-cell>
          <table:table-cell table:formula="of:=[.B22]-[.B21]" office:value-type="float" office:value="60" calcext:value-type="float">
            <text:p>60</text:p>
          </table:table-cell>
          <table:table-cell table:formula="of:=[.C22]-[.C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6" calcext:value-type="float">
            <text:p>616</text:p>
          </table:table-cell>
          <table:table-cell table:formula="of:=[.B23]-[.B22]" office:value-type="float" office:value="62" calcext:value-type="float">
            <text:p>62</text:p>
          </table:table-cell>
          <table:table-cell table:formula="of:=[.C23]-[.C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8" calcext:value-type="float">
            <text:p>678</text:p>
          </table:table-cell>
          <table:table-cell table:formula="of:=[.B24]-[.B23]" office:value-type="float" office:value="66" calcext:value-type="float">
            <text:p>66</text:p>
          </table:table-cell>
          <table:table-cell table:formula="of:=[.C24]-[.C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" calcext:value-type="float">
            <text:p>744</text:p>
          </table:table-cell>
          <table:table-cell table:formula="of:=[.B25]-[.B24]" office:value-type="float" office:value="68" calcext:value-type="float">
            <text:p>68</text:p>
          </table:table-cell>
          <table:table-cell table:formula="of:=[.C25]-[.C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2" calcext:value-type="float">
            <text:p>812</text:p>
          </table:table-cell>
          <table:table-cell table:formula="of:=[.B26]-[.B25]" office:value-type="float" office:value="72" calcext:value-type="float">
            <text:p>72</text:p>
          </table:table-cell>
          <table:table-cell table:formula="of:=[.C26]-[.C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4" calcext:value-type="float">
            <text:p>884</text:p>
          </table:table-cell>
          <table:table-cell table:formula="of:=[.B27]-[.B26]" office:value-type="float" office:value="74" calcext:value-type="float">
            <text:p>74</text:p>
          </table:table-cell>
          <table:table-cell table:formula="of:=[.C27]-[.C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8" calcext:value-type="float">
            <text:p>958</text:p>
          </table:table-cell>
          <table:table-cell table:formula="of:=[.B28]-[.B27]" office:value-type="float" office:value="78" calcext:value-type="float">
            <text:p>78</text:p>
          </table:table-cell>
          <table:table-cell table:formula="of:=[.C28]-[.C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6" calcext:value-type="float">
            <text:p>1036</text:p>
          </table:table-cell>
          <table:table-cell table:formula="of:=[.B29]-[.B28]" office:value-type="float" office:value="80" calcext:value-type="float">
            <text:p>80</text:p>
          </table:table-cell>
          <table:table-cell table:formula="of:=[.C29]-[.C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6" calcext:value-type="float">
            <text:p>1116</text:p>
          </table:table-cell>
          <table:table-cell table:formula="of:=[.B30]-[.B29]" office:value-type="float" office:value="84" calcext:value-type="float">
            <text:p>84</text:p>
          </table:table-cell>
          <table:table-cell table:formula="of:=[.C30]-[.C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0" calcext:value-type="float">
            <text:p>1200</text:p>
          </table:table-cell>
          <table:table-cell table:formula="of:=[.B31]-[.B30]" office:value-type="float" office:value="86" calcext:value-type="float">
            <text:p>86</text:p>
          </table:table-cell>
          <table:table-cell table:formula="of:=[.C31]-[.C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6" calcext:value-type="float">
            <text:p>1286</text:p>
          </table:table-cell>
          <table:table-cell table:formula="of:=[.B32]-[.B31]" office:value-type="float" office:value="90" calcext:value-type="float">
            <text:p>90</text:p>
          </table:table-cell>
          <table:table-cell table:formula="of:=[.C32]-[.C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6" calcext:value-type="float">
            <text:p>1376</text:p>
          </table:table-cell>
          <table:table-cell table:formula="of:=[.B33]-[.B32]" office:value-type="float" office:value="92" calcext:value-type="float">
            <text:p>92</text:p>
          </table:table-cell>
          <table:table-cell table:formula="of:=[.C33]-[.C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8" calcext:value-type="float">
            <text:p>1468</text:p>
          </table:table-cell>
          <table:table-cell table:formula="of:=[.B34]-[.B33]" office:value-type="float" office:value="96" calcext:value-type="float">
            <text:p>96</text:p>
          </table:table-cell>
          <table:table-cell table:formula="of:=[.C34]-[.C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4" calcext:value-type="float">
            <text:p>1564</text:p>
          </table:table-cell>
          <table:table-cell table:formula="of:=[.B35]-[.B34]" office:value-type="float" office:value="98" calcext:value-type="float">
            <text:p>98</text:p>
          </table:table-cell>
          <table:table-cell table:formula="of:=[.C35]-[.C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2" calcext:value-type="float">
            <text:p>1662</text:p>
          </table:table-cell>
          <table:table-cell table:formula="of:=[.B36]-[.B35]" office:value-type="float" office:value="102" calcext:value-type="float">
            <text:p>102</text:p>
          </table:table-cell>
          <table:table-cell table:formula="of:=[.C36]-[.C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4" calcext:value-type="float">
            <text:p>1764</text:p>
          </table:table-cell>
          <table:table-cell table:formula="of:=[.B37]-[.B36]" office:value-type="float" office:value="104" calcext:value-type="float">
            <text:p>104</text:p>
          </table:table-cell>
          <table:table-cell table:formula="of:=[.C37]-[.C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68" calcext:value-type="float">
            <text:p>1868</text:p>
          </table:table-cell>
          <table:table-cell table:formula="of:=[.B38]-[.B37]" office:value-type="float" office:value="108" calcext:value-type="float">
            <text:p>108</text:p>
          </table:table-cell>
          <table:table-cell table:formula="of:=[.C38]-[.C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table:formula="of:=[.B39]-[.B38]" office:value-type="float" office:value="110" calcext:value-type="float">
            <text:p>110</text:p>
          </table:table-cell>
          <table:table-cell table:formula="of:=[.C39]-[.C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6" calcext:value-type="float">
            <text:p>2086</text:p>
          </table:table-cell>
          <table:table-cell table:formula="of:=[.B40]-[.B39]" office:value-type="float" office:value="114" calcext:value-type="float">
            <text:p>114</text:p>
          </table:table-cell>
          <table:table-cell table:formula="of:=[.C40]-[.C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table:formula="of:=[.B41]-[.B40]" office:value-type="float" office:value="116" calcext:value-type="float">
            <text:p>116</text:p>
          </table:table-cell>
          <table:table-cell table:formula="of:=[.C41]-[.C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16" calcext:value-type="float">
            <text:p>2316</text:p>
          </table:table-cell>
          <table:table-cell table:formula="of:=[.B42]-[.B41]" office:value-type="float" office:value="120" calcext:value-type="float">
            <text:p>120</text:p>
          </table:table-cell>
          <table:table-cell table:formula="of:=[.C42]-[.C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36" calcext:value-type="float">
            <text:p>2436</text:p>
          </table:table-cell>
          <table:table-cell table:formula="of:=[.B43]-[.B42]" office:value-type="float" office:value="122" calcext:value-type="float">
            <text:p>122</text:p>
          </table:table-cell>
          <table:table-cell table:formula="of:=[.C43]-[.C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8" calcext:value-type="float">
            <text:p>2558</text:p>
          </table:table-cell>
          <table:table-cell table:formula="of:=[.B44]-[.B43]" office:value-type="float" office:value="126" calcext:value-type="float">
            <text:p>126</text:p>
          </table:table-cell>
          <table:table-cell table:formula="of:=[.C44]-[.C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84" calcext:value-type="float">
            <text:p>2684</text:p>
          </table:table-cell>
          <table:table-cell table:formula="of:=[.B45]-[.B44]" office:value-type="float" office:value="128" calcext:value-type="float">
            <text:p>128</text:p>
          </table:table-cell>
          <table:table-cell table:formula="of:=[.C45]-[.C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12" calcext:value-type="float">
            <text:p>2812</text:p>
          </table:table-cell>
          <table:table-cell table:formula="of:=[.B46]-[.B45]" office:value-type="float" office:value="132" calcext:value-type="float">
            <text:p>132</text:p>
          </table:table-cell>
          <table:table-cell table:formula="of:=[.C46]-[.C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44" calcext:value-type="float">
            <text:p>2944</text:p>
          </table:table-cell>
          <table:table-cell table:formula="of:=[.B47]-[.B46]" office:value-type="float" office:value="134" calcext:value-type="float">
            <text:p>134</text:p>
          </table:table-cell>
          <table:table-cell table:formula="of:=[.C47]-[.C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78" calcext:value-type="float">
            <text:p>3078</text:p>
          </table:table-cell>
          <table:table-cell table:formula="of:=[.B48]-[.B47]" office:value-type="float" office:value="138" calcext:value-type="float">
            <text:p>138</text:p>
          </table:table-cell>
          <table:table-cell table:formula="of:=[.C48]-[.C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16" calcext:value-type="float">
            <text:p>3216</text:p>
          </table:table-cell>
          <table:table-cell table:formula="of:=[.B49]-[.B48]" office:value-type="float" office:value="140" calcext:value-type="float">
            <text:p>140</text:p>
          </table:table-cell>
          <table:table-cell table:formula="of:=[.C49]-[.C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56" calcext:value-type="float">
            <text:p>3356</text:p>
          </table:table-cell>
          <table:table-cell table:formula="of:=[.B50]-[.B49]" office:value-type="float" office:value="144" calcext:value-type="float">
            <text:p>144</text:p>
          </table:table-cell>
          <table:table-cell table:formula="of:=[.C50]-[.C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00" calcext:value-type="float">
            <text:p>3500</text:p>
          </table:table-cell>
          <table:table-cell table:formula="of:=[.B51]-[.B50]" office:value-type="float" office:value="146" calcext:value-type="float">
            <text:p>146</text:p>
          </table:table-cell>
          <table:table-cell table:formula="of:=[.C51]-[.C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46" calcext:value-type="float">
            <text:p>3646</text:p>
          </table:table-cell>
          <table:table-cell table:formula="of:=[.B52]-[.B51]" office:value-type="float" office:value="150" calcext:value-type="float">
            <text:p>150</text:p>
          </table:table-cell>
          <table:table-cell table:formula="of:=[.C52]-[.C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96" calcext:value-type="float">
            <text:p>3796</text:p>
          </table:table-cell>
          <table:table-cell table:formula="of:=[.B53]-[.B52]" office:value-type="float" office:value="152" calcext:value-type="float">
            <text:p>152</text:p>
          </table:table-cell>
          <table:table-cell table:formula="of:=[.C53]-[.C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8" calcext:value-type="float">
            <text:p>3948</text:p>
          </table:table-cell>
          <table:table-cell table:formula="of:=[.B54]-[.B53]" office:value-type="float" office:value="156" calcext:value-type="float">
            <text:p>156</text:p>
          </table:table-cell>
          <table:table-cell table:formula="of:=[.C54]-[.C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4" calcext:value-type="float">
            <text:p>4104</text:p>
          </table:table-cell>
          <table:table-cell table:formula="of:=[.B55]-[.B54]" office:value-type="float" office:value="158" calcext:value-type="float">
            <text:p>158</text:p>
          </table:table-cell>
          <table:table-cell table:formula="of:=[.C55]-[.C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62" calcext:value-type="float">
            <text:p>4262</text:p>
          </table:table-cell>
          <table:table-cell table:formula="of:=[.B56]-[.B55]" office:value-type="float" office:value="162" calcext:value-type="float">
            <text:p>162</text:p>
          </table:table-cell>
          <table:table-cell table:formula="of:=[.C56]-[.C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24" calcext:value-type="float">
            <text:p>4424</text:p>
          </table:table-cell>
          <table:table-cell table:formula="of:=[.B57]-[.B56]" office:value-type="float" office:value="164" calcext:value-type="float">
            <text:p>164</text:p>
          </table:table-cell>
          <table:table-cell table:formula="of:=[.C57]-[.C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88" calcext:value-type="float">
            <text:p>4588</text:p>
          </table:table-cell>
          <table:table-cell table:formula="of:=[.B58]-[.B57]" office:value-type="float" office:value="168" calcext:value-type="float">
            <text:p>168</text:p>
          </table:table-cell>
          <table:table-cell table:formula="of:=[.C58]-[.C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6" calcext:value-type="float">
            <text:p>4756</text:p>
          </table:table-cell>
          <table:table-cell table:formula="of:=[.B59]-[.B58]" office:value-type="float" office:value="170" calcext:value-type="float">
            <text:p>170</text:p>
          </table:table-cell>
          <table:table-cell table:formula="of:=[.C59]-[.C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26" calcext:value-type="float">
            <text:p>4926</text:p>
          </table:table-cell>
          <table:table-cell table:formula="of:=[.B60]-[.B59]" office:value-type="float" office:value="174" calcext:value-type="float">
            <text:p>174</text:p>
          </table:table-cell>
          <table:table-cell table:formula="of:=[.C60]-[.C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00" calcext:value-type="float">
            <text:p>5100</text:p>
          </table:table-cell>
          <table:table-cell table:formula="of:=[.B61]-[.B60]" office:value-type="float" office:value="176" calcext:value-type="float">
            <text:p>176</text:p>
          </table:table-cell>
          <table:table-cell table:formula="of:=[.C61]-[.C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76" calcext:value-type="float">
            <text:p>5276</text:p>
          </table:table-cell>
          <table:table-cell table:formula="of:=[.B62]-[.B61]" office:value-type="float" office:value="180" calcext:value-type="float">
            <text:p>180</text:p>
          </table:table-cell>
          <table:table-cell table:formula="of:=[.C62]-[.C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56" calcext:value-type="float">
            <text:p>5456</text:p>
          </table:table-cell>
          <table:table-cell table:formula="of:=[.B63]-[.B62]" office:value-type="float" office:value="182" calcext:value-type="float">
            <text:p>182</text:p>
          </table:table-cell>
          <table:table-cell table:formula="of:=[.C63]-[.C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38" calcext:value-type="float">
            <text:p>5638</text:p>
          </table:table-cell>
          <table:table-cell table:formula="of:=[.B64]-[.B63]" office:value-type="float" office:value="186" calcext:value-type="float">
            <text:p>186</text:p>
          </table:table-cell>
          <table:table-cell table:formula="of:=[.C64]-[.C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24" calcext:value-type="float">
            <text:p>5824</text:p>
          </table:table-cell>
          <table:table-cell table:formula="of:=[.B65]-[.B64]" office:value-type="float" office:value="188" calcext:value-type="float">
            <text:p>188</text:p>
          </table:table-cell>
          <table:table-cell table:formula="of:=[.C65]-[.C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12" calcext:value-type="float">
            <text:p>6012</text:p>
          </table:table-cell>
          <table:table-cell table:formula="of:=[.B66]-[.B65]" office:value-type="float" office:value="192" calcext:value-type="float">
            <text:p>192</text:p>
          </table:table-cell>
          <table:table-cell table:formula="of:=[.C66]-[.C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4" calcext:value-type="float">
            <text:p>6204</text:p>
          </table:table-cell>
          <table:table-cell table:formula="of:=[.B67]-[.B66]" office:value-type="float" office:value="194" calcext:value-type="float">
            <text:p>194</text:p>
          </table:table-cell>
          <table:table-cell table:formula="of:=[.C67]-[.C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8" calcext:value-type="float">
            <text:p>6398</text:p>
          </table:table-cell>
          <table:table-cell table:formula="of:=[.B68]-[.B67]" office:value-type="float" office:value="198" calcext:value-type="float">
            <text:p>198</text:p>
          </table:table-cell>
          <table:table-cell table:formula="of:=[.C68]-[.C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96" calcext:value-type="float">
            <text:p>6596</text:p>
          </table:table-cell>
          <table:table-cell table:formula="of:=[.B69]-[.B68]" office:value-type="float" office:value="200" calcext:value-type="float">
            <text:p>200</text:p>
          </table:table-cell>
          <table:table-cell table:formula="of:=[.C69]-[.C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96" calcext:value-type="float">
            <text:p>6796</text:p>
          </table:table-cell>
          <table:table-cell table:formula="of:=[.B70]-[.B69]" office:value-type="float" office:value="204" calcext:value-type="float">
            <text:p>204</text:p>
          </table:table-cell>
          <table:table-cell table:formula="of:=[.C70]-[.C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00" calcext:value-type="float">
            <text:p>7000</text:p>
          </table:table-cell>
          <table:table-cell table:formula="of:=[.B71]-[.B70]" office:value-type="float" office:value="206" calcext:value-type="float">
            <text:p>206</text:p>
          </table:table-cell>
          <table:table-cell table:formula="of:=[.C71]-[.C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06" calcext:value-type="float">
            <text:p>7206</text:p>
          </table:table-cell>
          <table:table-cell table:formula="of:=[.B72]-[.B71]" office:value-type="float" office:value="210" calcext:value-type="float">
            <text:p>210</text:p>
          </table:table-cell>
          <table:table-cell table:formula="of:=[.C72]-[.C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16" calcext:value-type="float">
            <text:p>7416</text:p>
          </table:table-cell>
          <table:table-cell table:formula="of:=[.B73]-[.B72]" office:value-type="float" office:value="212" calcext:value-type="float">
            <text:p>212</text:p>
          </table:table-cell>
          <table:table-cell table:formula="of:=[.C73]-[.C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28" calcext:value-type="float">
            <text:p>7628</text:p>
          </table:table-cell>
          <table:table-cell table:formula="of:=[.B74]-[.B73]" office:value-type="float" office:value="216" calcext:value-type="float">
            <text:p>216</text:p>
          </table:table-cell>
          <table:table-cell table:formula="of:=[.C74]-[.C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44" calcext:value-type="float">
            <text:p>7844</text:p>
          </table:table-cell>
          <table:table-cell table:formula="of:=[.B75]-[.B74]" office:value-type="float" office:value="218" calcext:value-type="float">
            <text:p>218</text:p>
          </table:table-cell>
          <table:table-cell table:formula="of:=[.C75]-[.C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62" calcext:value-type="float">
            <text:p>8062</text:p>
          </table:table-cell>
          <table:table-cell table:formula="of:=[.B76]-[.B75]" office:value-type="float" office:value="222" calcext:value-type="float">
            <text:p>222</text:p>
          </table:table-cell>
          <table:table-cell table:formula="of:=[.C76]-[.C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84" calcext:value-type="float">
            <text:p>8284</text:p>
          </table:table-cell>
          <table:table-cell table:formula="of:=[.B77]-[.B76]" office:value-type="float" office:value="224" calcext:value-type="float">
            <text:p>224</text:p>
          </table:table-cell>
          <table:table-cell table:formula="of:=[.C77]-[.C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08" calcext:value-type="float">
            <text:p>8508</text:p>
          </table:table-cell>
          <table:table-cell table:formula="of:=[.B78]-[.B77]" office:value-type="float" office:value="228" calcext:value-type="float">
            <text:p>228</text:p>
          </table:table-cell>
          <table:table-cell table:formula="of:=[.C78]-[.C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36" calcext:value-type="float">
            <text:p>8736</text:p>
          </table:table-cell>
          <table:table-cell table:formula="of:=[.B79]-[.B78]" office:value-type="float" office:value="230" calcext:value-type="float">
            <text:p>230</text:p>
          </table:table-cell>
          <table:table-cell table:formula="of:=[.C79]-[.C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66" calcext:value-type="float">
            <text:p>8966</text:p>
          </table:table-cell>
          <table:table-cell table:formula="of:=[.B80]-[.B79]" office:value-type="float" office:value="234" calcext:value-type="float">
            <text:p>234</text:p>
          </table:table-cell>
          <table:table-cell table:formula="of:=[.C80]-[.C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00" calcext:value-type="float">
            <text:p>9200</text:p>
          </table:table-cell>
          <table:table-cell table:formula="of:=[.B81]-[.B80]" office:value-type="float" office:value="236" calcext:value-type="float">
            <text:p>236</text:p>
          </table:table-cell>
          <table:table-cell table:formula="of:=[.C81]-[.C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36" calcext:value-type="float">
            <text:p>9436</text:p>
          </table:table-cell>
          <table:table-cell table:formula="of:=[.B82]-[.B81]" office:value-type="float" office:value="240" calcext:value-type="float">
            <text:p>240</text:p>
          </table:table-cell>
          <table:table-cell table:formula="of:=[.C82]-[.C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76" calcext:value-type="float">
            <text:p>9676</text:p>
          </table:table-cell>
          <table:table-cell table:formula="of:=[.B83]-[.B82]" office:value-type="float" office:value="242" calcext:value-type="float">
            <text:p>242</text:p>
          </table:table-cell>
          <table:table-cell table:formula="of:=[.C83]-[.C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18" calcext:value-type="float">
            <text:p>9918</text:p>
          </table:table-cell>
          <table:table-cell table:formula="of:=[.B84]-[.B83]" office:value-type="float" office:value="246" calcext:value-type="float">
            <text:p>246</text:p>
          </table:table-cell>
          <table:table-cell table:formula="of:=[.C84]-[.C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64" calcext:value-type="float">
            <text:p>10164</text:p>
          </table:table-cell>
          <table:table-cell table:formula="of:=[.B85]-[.B84]" office:value-type="float" office:value="248" calcext:value-type="float">
            <text:p>248</text:p>
          </table:table-cell>
          <table:table-cell table:formula="of:=[.C85]-[.C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12" calcext:value-type="float">
            <text:p>10412</text:p>
          </table:table-cell>
          <table:table-cell table:formula="of:=[.B86]-[.B85]" office:value-type="float" office:value="252" calcext:value-type="float">
            <text:p>252</text:p>
          </table:table-cell>
          <table:table-cell table:formula="of:=[.C86]-[.C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64" calcext:value-type="float">
            <text:p>10664</text:p>
          </table:table-cell>
          <table:table-cell table:formula="of:=[.B87]-[.B86]" office:value-type="float" office:value="254" calcext:value-type="float">
            <text:p>254</text:p>
          </table:table-cell>
          <table:table-cell table:formula="of:=[.C87]-[.C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18" calcext:value-type="float">
            <text:p>10918</text:p>
          </table:table-cell>
          <table:table-cell table:formula="of:=[.B88]-[.B87]" office:value-type="float" office:value="258" calcext:value-type="float">
            <text:p>258</text:p>
          </table:table-cell>
          <table:table-cell table:formula="of:=[.C88]-[.C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76" calcext:value-type="float">
            <text:p>11176</text:p>
          </table:table-cell>
          <table:table-cell table:formula="of:=[.B89]-[.B88]" office:value-type="float" office:value="260" calcext:value-type="float">
            <text:p>260</text:p>
          </table:table-cell>
          <table:table-cell table:formula="of:=[.C89]-[.C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36" calcext:value-type="float">
            <text:p>11436</text:p>
          </table:table-cell>
          <table:table-cell table:formula="of:=[.B90]-[.B89]" office:value-type="float" office:value="264" calcext:value-type="float">
            <text:p>264</text:p>
          </table:table-cell>
          <table:table-cell table:formula="of:=[.C90]-[.C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700" calcext:value-type="float">
            <text:p>11700</text:p>
          </table:table-cell>
          <table:table-cell table:formula="of:=[.B91]-[.B90]" office:value-type="float" office:value="266" calcext:value-type="float">
            <text:p>266</text:p>
          </table:table-cell>
          <table:table-cell table:formula="of:=[.C91]-[.C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966" calcext:value-type="float">
            <text:p>11966</text:p>
          </table:table-cell>
          <table:table-cell table:formula="of:=[.B92]-[.B91]" office:value-type="float" office:value="270" calcext:value-type="float">
            <text:p>270</text:p>
          </table:table-cell>
          <table:table-cell table:formula="of:=[.C92]-[.C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36" calcext:value-type="float">
            <text:p>12236</text:p>
          </table:table-cell>
          <table:table-cell table:formula="of:=[.B93]-[.B92]" office:value-type="float" office:value="272" calcext:value-type="float">
            <text:p>272</text:p>
          </table:table-cell>
          <table:table-cell table:formula="of:=[.C93]-[.C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08" calcext:value-type="float">
            <text:p>12508</text:p>
          </table:table-cell>
          <table:table-cell table:formula="of:=[.B94]-[.B93]" office:value-type="float" office:value="276" calcext:value-type="float">
            <text:p>276</text:p>
          </table:table-cell>
          <table:table-cell table:formula="of:=[.C94]-[.C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84" calcext:value-type="float">
            <text:p>12784</text:p>
          </table:table-cell>
          <table:table-cell table:formula="of:=[.B95]-[.B94]" office:value-type="float" office:value="278" calcext:value-type="float">
            <text:p>278</text:p>
          </table:table-cell>
          <table:table-cell table:formula="of:=[.C95]-[.C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062" calcext:value-type="float">
            <text:p>13062</text:p>
          </table:table-cell>
          <table:table-cell table:formula="of:=[.B96]-[.B95]" office:value-type="float" office:value="282" calcext:value-type="float">
            <text:p>282</text:p>
          </table:table-cell>
          <table:table-cell table:formula="of:=[.C96]-[.C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44" calcext:value-type="float">
            <text:p>13344</text:p>
          </table:table-cell>
          <table:table-cell table:formula="of:=[.B97]-[.B96]" office:value-type="float" office:value="284" calcext:value-type="float">
            <text:p>284</text:p>
          </table:table-cell>
          <table:table-cell table:formula="of:=[.C97]-[.C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28" calcext:value-type="float">
            <text:p>13628</text:p>
          </table:table-cell>
          <table:table-cell table:formula="of:=[.B98]-[.B97]" office:value-type="float" office:value="288" calcext:value-type="float">
            <text:p>288</text:p>
          </table:table-cell>
          <table:table-cell table:formula="of:=[.C98]-[.C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16" calcext:value-type="float">
            <text:p>13916</text:p>
          </table:table-cell>
          <table:table-cell table:formula="of:=[.B99]-[.B98]" office:value-type="float" office:value="290" calcext:value-type="float">
            <text:p>290</text:p>
          </table:table-cell>
          <table:table-cell table:formula="of:=[.C99]-[.C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06" calcext:value-type="float">
            <text:p>14206</text:p>
          </table:table-cell>
          <table:table-cell table:formula="of:=[.B100]-[.B99]" office:value-type="float" office:value="294" calcext:value-type="float">
            <text:p>294</text:p>
          </table:table-cell>
          <table:table-cell table:formula="of:=[.C100]-[.C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00" calcext:value-type="float">
            <text:p>14500</text:p>
          </table:table-cell>
          <table:table-cell table:formula="of:=[.B101]-[.B100]" office:value-type="float" office:value="296" calcext:value-type="float">
            <text:p>296</text:p>
          </table:table-cell>
          <table:table-cell table:formula="of:=[.C101]-[.C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96" calcext:value-type="float">
            <text:p>14796</text:p>
          </table:table-cell>
          <table:table-cell table:formula="of:=[.B102]-[.B101]" office:value-type="float" office:value="300" calcext:value-type="float">
            <text:p>300</text:p>
          </table:table-cell>
          <table:table-cell table:formula="of:=[.C102]-[.C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96" calcext:value-type="float">
            <text:p>15096</text:p>
          </table:table-cell>
          <table:table-cell table:formula="of:=[.B103]-[.B102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98" calcext:value-type="float">
            <text:p>15398</text:p>
          </table:table-cell>
          <table:table-cell table:number-columns-repeated="2"/>
        </table:table-row>
      </table:table>
      <table:table table:name="defect" table:style-name="ta1">
        <table:shapes>
          <draw:frame draw:z-index="0" draw:style-name="gr1" draw:text-style-name="P1" svg:width="159.99mm" svg:height="89.99mm" svg:x="136.47mm" svg:y="6.04mm">
            <loext:p draw:notify-on-update-of-ranges="defect.A2:defect.A2 defect.A3:defect.A103 defect.B2:defect.B2 defect.B3:defect.B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1(defect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5]-[.B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6]-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B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8]-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9]-[.B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0]-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11]-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12]-[.B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B13]-[.B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14]-[.B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5]-[.B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[.B16]-[.B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17]-[.B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8]-[.B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B19]-[.B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B20]-[.B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B21]-[.B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.B22]-[.B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[.B23]-[.B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24]-[.B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26]-[.B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27]-[.B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[.B28]-[.B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29]-[.B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formula="of:=[.B30]-[.B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[.B31]-[.B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formula="of:=[.B32]-[.B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formula="of:=[.B33]-[.B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B34]-[.B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35]-[.B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B36]-[.B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formula="of:=[.B37]-[.B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formula="of:=[.B38]-[.B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39]-[.B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formula="of:=[.B40]-[.B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41]-[.B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[.B42]-[.B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B43]-[.B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table:formula="of:=[.B44]-[.B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B45]-[.B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formula="of:=[.B46]-[.B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47]-[.B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formula="of:=[.B48]-[.B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49]-[.B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formula="of:=[.B50]-[.B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B51]-[.B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table:formula="of:=[.B52]-[.B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B53]-[.B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formula="of:=[.B54]-[.B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formula="of:=[.B55]-[.B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formula="of:=[.B56]-[.B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57]-[.B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table:formula="of:=[.B58]-[.B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table:formula="of:=[.B59]-[.B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formula="of:=[.B60]-[.B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table:formula="of:=[.B61]-[.B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table:formula="of:=[.B62]-[.B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table:formula="of:=[.B63]-[.B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formula="of:=[.B64]-[.B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table:formula="of:=[.B65]-[.B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table:formula="of:=[.B66]-[.B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table:formula="of:=[.B67]-[.B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table:formula="of:=[.B68]-[.B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table:formula="of:=[.B69]-[.B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formula="of:=[.B70]-[.B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table:formula="of:=[.B71]-[.B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table:formula="of:=[.B72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table:formula="of:=[.B73]-[.B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formula="of:=[.B74]-[.B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table:formula="of:=[.B75]-[.B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table:formula="of:=[.B76]-[.B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table:formula="of:=[.B77]-[.B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table:formula="of:=[.B78]-[.B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formula="of:=[.B79]-[.B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table:formula="of:=[.B80]-[.B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table:formula="of:=[.B81]-[.B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table:formula="of:=[.B82]-[.B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[.B83]-[.B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[.B84]-[.B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table:formula="of:=[.B85]-[.B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table:formula="of:=[.B86]-[.B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table:formula="of:=[.B87]-[.B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table:formula="of:=[.B88]-[.B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formula="of:=[.B89]-[.B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table:formula="of:=[.B90]-[.B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table:formula="of:=[.B91]-[.B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table:formula="of:=[.B92]-[.B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table:formula="of:=[.B93]-[.B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table:formula="of:=[.B94]-[.B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table:formula="of:=[.B95]-[.B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table:formula="of:=[.B96]-[.B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5" calcext:value-type="float">
            <text:p>235</text:p>
          </table:table-cell>
          <table:table-cell table:formula="of:=[.B97]-[.B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table:formula="of:=[.B98]-[.B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table:formula="of:=[.B99]-[.B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formula="of:=[.B100]-[.B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" calcext:value-type="float">
            <text:p>245</text:p>
          </table:table-cell>
          <table:table-cell table:formula="of:=[.B101]-[.B1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" calcext:value-type="float">
            <text:p>248</text:p>
          </table:table-cell>
          <table:table-cell table:formula="of:=[.B102]-[.B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table:formula="of:=[.B103]-[.B1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/>
        </table:table-row>
      </table:table>
      <table:table table:name="sq density" table:style-name="ta1">
        <table:shapes>
          <draw:frame draw:z-index="0" draw:style-name="gr1" draw:text-style-name="P1" svg:width="159.99mm" svg:height="89.99mm" svg:x="110.59mm" svg:y="14.01mm">
            <loext:p draw:notify-on-update-of-ranges="'sq density'.A2:'sq density'.A2 'sq density'.A3:'sq density'.A103 'sq density'.D2:'sq density'.D2 'sq density'.D3:'sq density'.D1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 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C5]/[.B5]" office:value-type="float" office:value="0.631578947368421" calcext:value-type="float">
            <text:p>0,6315789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float" office:value="0.727272727272727" calcext:value-type="float">
            <text:p>0,727272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C7]/[.B7]"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C8]/[.B8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formula="of:=[.C9]/[.B9]" office:value-type="float" office:value="0.817204301075269" calcext:value-type="float">
            <text:p>0,8172043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[.C10]/[.B10]" office:value-type="float" office:value="0.840336134453782" calcext:value-type="float">
            <text:p>0,8403361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formula="of:=[.C11]/[.B11]" office:value-type="float" office:value="0.851351351351351" calcext:value-type="float">
            <text:p>0,8513513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formula="of:=[.C12]/[.B12]" office:value-type="float" office:value="0.866666666666667" calcext:value-type="float">
            <text:p>0,8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table:formula="of:=[.C13]/[.B13]" office:value-type="float" office:value="0.874418604651163" calcext:value-type="float">
            <text:p>0,8744186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table:formula="of:=[.C14]/[.B14]" office:value-type="float" office:value="0.885375494071146" calcext:value-type="float">
            <text:p>0,8853754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table:formula="of:=[.C15]/[.B15]" office:value-type="float" office:value="0.891156462585034" calcext:value-type="float">
            <text:p>0,89115646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table:formula="of:=[.C16]/[.B16]" office:value-type="float" office:value="0.899408284023669" calcext:value-type="float">
            <text:p>0,89940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table:formula="of:=[.C17]/[.B17]" office:value-type="float" office:value="0.903896103896104" calcext:value-type="float">
            <text:p>0,9038961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table:formula="of:=[.C18]/[.B18]" office:value-type="float" office:value="0.910344827586207" calcext:value-type="float">
            <text:p>0,9103448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table:formula="of:=[.C19]/[.B19]" office:value-type="float" office:value="0.913934426229508" calcext:value-type="float">
            <text:p>0,91393442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table:formula="of:=[.C20]/[.B20]" office:value-type="float" office:value="0.919117647058823" calcext:value-type="float">
            <text:p>0,919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table:formula="of:=[.C21]/[.B21]" office:value-type="float" office:value="0.922056384742952" calcext:value-type="float">
            <text:p>0,92205638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table:formula="of:=[.C22]/[.B22]" office:value-type="float" office:value="0.926315789473684" calcext:value-type="float">
            <text:p>0,9263157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table:formula="of:=[.C23]/[.B23]" office:value-type="float" office:value="0.928767123287671" calcext:value-type="float">
            <text:p>0,92876712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table:formula="of:=[.C24]/[.B24]" office:value-type="float" office:value="0.932330827067669" calcext:value-type="float">
            <text:p>0,93233082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table:formula="of:=[.C25]/[.B25]" office:value-type="float" office:value="0.934407364787112" calcext:value-type="float">
            <text:p>0,9344073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table:formula="of:=[.C26]/[.B26]" office:value-type="float" office:value="0.937433722163309" calcext:value-type="float">
            <text:p>0,93743372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table:formula="of:=[.C27]/[.B27]" office:value-type="float" office:value="0.93921568627451" calcext:value-type="float">
            <text:p>0,93921568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table:formula="of:=[.C28]/[.B28]" office:value-type="float" office:value="0.941818181818182" calcext:value-type="float">
            <text:p>0,941818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table:formula="of:=[.C29]/[.B29]" office:value-type="float" office:value="0.943364327979713" calcext:value-type="float">
            <text:p>0,943364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table:formula="of:=[.C30]/[.B30]" office:value-type="float" office:value="0.945626477541371" calcext:value-type="float">
            <text:p>0,94562647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table:formula="of:=[.C31]/[.B31]" office:value-type="float" office:value="0.946980854197349" calcext:value-type="float">
            <text:p>0,94698085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table:formula="of:=[.C32]/[.B32]" office:value-type="float" office:value="0.948965517241379" calcext:value-type="float">
            <text:p>0,9489655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table:formula="of:=[.C33]/[.B33]" office:value-type="float" office:value="0.950161812297735" calcext:value-type="float">
            <text:p>0,95016181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table:formula="of:=[.C34]/[.B34]" office:value-type="float" office:value="0.951917224589166" calcext:value-type="float">
            <text:p>0,9519172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table:formula="of:=[.C35]/[.B35]" office:value-type="float" office:value="0.952981651376147" calcext:value-type="float">
            <text:p>0,95298165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table:formula="of:=[.C36]/[.B36]" office:value-type="float" office:value="0.954545454545455" calcext:value-type="float">
            <text:p>0,9545454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table:formula="of:=[.C37]/[.B37]" office:value-type="float" office:value="0.955498721227622" calcext:value-type="float">
            <text:p>0,9554987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table:formula="of:=[.C38]/[.B38]" office:value-type="float" office:value="0.956900726392252" calcext:value-type="float">
            <text:p>0,95690072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table:formula="of:=[.C39]/[.B39]" office:value-type="float" office:value="0.957759412304867" calcext:value-type="float">
            <text:p>0,95775941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table:formula="of:=[.C40]/[.B40]" office:value-type="float" office:value="0.959023539668701" calcext:value-type="float">
            <text:p>0,95902353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table:formula="of:=[.C41]/[.B41]" office:value-type="float" office:value="0.959801077496892" calcext:value-type="float">
            <text:p>0,95980107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table:formula="of:=[.C42]/[.B42]" office:value-type="float" office:value="0.96094674556213" calcext:value-type="float">
            <text:p>0,96094674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table:formula="of:=[.C43]/[.B43]" office:value-type="float" office:value="0.961654135338346" calcext:value-type="float">
            <text:p>0,96165413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table:formula="of:=[.C44]/[.B44]" office:value-type="float" office:value="0.962697274031564" calcext:value-type="float">
            <text:p>0,962697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table:formula="of:=[.C45]/[.B45]" office:value-type="float" office:value="0.963343610825625" calcext:value-type="float">
            <text:p>0,9633436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table:formula="of:=[.C46]/[.B46]" office:value-type="float" office:value="0.964297412381264" calcext:value-type="float">
            <text:p>0,9642974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table:formula="of:=[.C47]/[.B47]" office:value-type="float" office:value="0.964890282131661" calcext:value-type="float">
            <text:p>0,96489028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table:formula="of:=[.C48]/[.B48]" office:value-type="float" office:value="0.965765765765766" calcext:value-type="float">
            <text:p>0,96576576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table:formula="of:=[.C49]/[.B49]" office:value-type="float" office:value="0.966311546213648" calcext:value-type="float">
            <text:p>0,96631154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formula="of:=[.C50]/[.B50]" office:value-type="float" office:value="0.967117988394584" calcext:value-type="float">
            <text:p>0,96711798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table:formula="of:=[.C51]/[.B51]" office:value-type="float" office:value="0.967622080679405" calcext:value-type="float">
            <text:p>0,96762208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table:formula="of:=[.C52]/[.B52]" office:value-type="float" office:value="0.968367346938775" calcext:value-type="float">
            <text:p>0,9683673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table:formula="of:=[.C53]/[.B53]" office:value-type="float" office:value="0.968834355828221" calcext:value-type="float">
            <text:p>0,9688343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table:formula="of:=[.C54]/[.B54]" office:value-type="float" office:value="0.969525159461375" calcext:value-type="float">
            <text:p>0,96952515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table:formula="of:=[.C55]/[.B55]" office:value-type="float" office:value="0.969959035047792" calcext:value-type="float">
            <text:p>0,9699590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table:formula="of:=[.C56]/[.B56]" office:value-type="float" office:value="0.970601140851251" calcext:value-type="float">
            <text:p>0,97060114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table:formula="of:=[.C57]/[.B57]" office:value-type="float" office:value="0.971005291005291" calcext:value-type="float">
            <text:p>0,9710052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table:formula="of:=[.C58]/[.B58]" office:value-type="float" office:value="0.971603677221655" calcext:value-type="float">
            <text:p>0,9716036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table:formula="of:=[.C59]/[.B59]" office:value-type="float" office:value="0.971981057616417" calcext:value-type="float">
            <text:p>0,97198105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table:formula="of:=[.C60]/[.B60]" office:value-type="float" office:value="0.97254004576659" calcext:value-type="float">
            <text:p>0,97254004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table:formula="of:=[.C61]/[.B61]" office:value-type="float" office:value="0.972893232528121" calcext:value-type="float">
            <text:p>0,97289323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table:formula="of:=[.C62]/[.B62]" office:value-type="float" office:value="0.973416592328278" calcext:value-type="float">
            <text:p>0,97341659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table:formula="of:=[.C63]/[.B63]" office:value-type="float" office:value="0.973747841105354" calcext:value-type="float">
            <text:p>0,97374784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table:formula="of:=[.C64]/[.B64]" office:value-type="float" office:value="0.97423887587822" calcext:value-type="float">
            <text:p>0,97423887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table:formula="of:=[.C65]/[.B65]" office:value-type="float" office:value="0.974550170205868" calcext:value-type="float">
            <text:p>0,97455017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table:formula="of:=[.C66]/[.B66]" office:value-type="float" office:value="0.975011786892975" calcext:value-type="float">
            <text:p>0,9750117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table:formula="of:=[.C67]/[.B67]" office:value-type="float" office:value="0.97530487804878" calcext:value-type="float">
            <text:p>0,9753048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table:formula="of:=[.C68]/[.B68]" office:value-type="float" office:value="0.975739644970414" calcext:value-type="float">
            <text:p>0,9757396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table:formula="of:=[.C69]/[.B69]" office:value-type="float" office:value="0.976016085020824" calcext:value-type="float">
            <text:p>0,9760160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table:formula="of:=[.C70]/[.B70]" office:value-type="float" office:value="0.976426279815874" calcext:value-type="float">
            <text:p>0,9764262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table:formula="of:=[.C71]/[.B71]" office:value-type="float" office:value="0.976687449173218" calcext:value-type="float">
            <text:p>0,97668744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table:formula="of:=[.C72]/[.B72]" office:value-type="float" office:value="0.977075098814229" calcext:value-type="float">
            <text:p>0,97707509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table:formula="of:=[.C73]/[.B73]" office:value-type="float" office:value="0.977322229340166" calcext:value-type="float">
            <text:p>0,97732222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table:formula="of:=[.C74]/[.B74]" office:value-type="float" office:value="0.977689143711828" calcext:value-type="float">
            <text:p>0,97768914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table:formula="of:=[.C75]/[.B75]" office:value-type="float" office:value="0.977923338185347" calcext:value-type="float">
            <text:p>0,97792333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table:formula="of:=[.C76]/[.B76]" office:value-type="float" office:value="0.978271138403401" calcext:value-type="float">
            <text:p>0,97827113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table:formula="of:=[.C77]/[.B77]" office:value-type="float" office:value="0.978493387004025" calcext:value-type="float">
            <text:p>0,9784933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table:formula="of:=[.C78]/[.B78]" office:value-type="float" office:value="0.978823529411765" calcext:value-type="float">
            <text:p>0,9788235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table:formula="of:=[.C79]/[.B79]" office:value-type="float" office:value="0.979034723738808" calcext:value-type="float">
            <text:p>0,97903472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table:formula="of:=[.C80]/[.B80]" office:value-type="float" office:value="0.979348520332127" calcext:value-type="float">
            <text:p>0,97934852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table:formula="of:=[.C81]/[.B81]" office:value-type="float" office:value="0.979549465379425" calcext:value-type="float">
            <text:p>0,9795494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table:formula="of:=[.C82]/[.B82]" office:value-type="float" office:value="0.979848101265823" calcext:value-type="float">
            <text:p>0,9798481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table:formula="of:=[.C83]/[.B83]" office:value-type="float" office:value="0.9800395256917" calcext:value-type="float">
            <text:p>0,98003952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table:formula="of:=[.C84]/[.B84]" office:value-type="float" office:value="0.980324074074074" calcext:value-type="float">
            <text:p>0,98032407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table:formula="of:=[.C85]/[.B85]" office:value-type="float" office:value="0.980506639043224" calcext:value-type="float">
            <text:p>0,9805066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table:formula="of:=[.C86]/[.B86]" office:value-type="float" office:value="0.980778074128575" calcext:value-type="float">
            <text:p>0,98077807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table:formula="of:=[.C87]/[.B87]" office:value-type="float" office:value="0.980952380952381" calcext:value-type="float">
            <text:p>0,9809523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table:formula="of:=[.C88]/[.B88]" office:value-type="float" office:value="0.981211589113257" calcext:value-type="float">
            <text:p>0,98121158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table:formula="of:=[.C89]/[.B89]" office:value-type="float" office:value="0.981378185874882" calcext:value-type="float">
            <text:p>0,98137818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table:formula="of:=[.C90]/[.B90]" office:value-type="float" office:value="0.981625975333501" calcext:value-type="float">
            <text:p>0,98162597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table:formula="of:=[.C91]/[.B91]" office:value-type="float" office:value="0.981785362651789" calcext:value-type="float">
            <text:p>0,98178536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table:formula="of:=[.C92]/[.B92]" office:value-type="float" office:value="0.982022471910112" calcext:value-type="float">
            <text:p>0,9820224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table:formula="of:=[.C93]/[.B93]" office:value-type="float" office:value="0.982175107970161" calcext:value-type="float">
            <text:p>0,9821751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table:formula="of:=[.C94]/[.B94]" office:value-type="float" office:value="0.982402213171444" calcext:value-type="float">
            <text:p>0,98240221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table:formula="of:=[.C95]/[.B95]" office:value-type="float" office:value="0.982548518128479" calcext:value-type="float">
            <text:p>0,98254851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table:formula="of:=[.C96]/[.B96]" office:value-type="float" office:value="0.982766239505082" calcext:value-type="float">
            <text:p>0,98276623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table:formula="of:=[.C97]/[.B97]" office:value-type="float" office:value="0.982906599350883" calcext:value-type="float">
            <text:p>0,9829065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table:formula="of:=[.C98]/[.B98]" office:value-type="float" office:value="0.983115506888025" calcext:value-type="float">
            <text:p>0,98311550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table:formula="of:=[.C99]/[.B99]" office:value-type="float" office:value="0.983250276854928" calcext:value-type="float">
            <text:p>0,98325027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table:formula="of:=[.C100]/[.B100]" office:value-type="float" office:value="0.983450895279436" calcext:value-type="float">
            <text:p>0,98345089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table:formula="of:=[.C101]/[.B101]" office:value-type="float" office:value="0.983580402845177" calcext:value-type="float">
            <text:p>0,9835804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table:formula="of:=[.C102]/[.B102]" office:value-type="float" office:value="0.983773216031281" calcext:value-type="float">
            <text:p>0,983773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table:formula="of:=[.C103]/[.B103]" office:value-type="float" office:value="0.983897763578275" calcext:value-type="float">
            <text:p>0,9838977636</text:p>
          </table:table-cell>
        </table:table-row>
      </table:table>
      <table:table table:name="words" table:style-name="ta1">
        <table:table-column table:style-name="co1" table:default-cell-style-name="ce1"/>
        <table:table-row table:style-name="ro1">
          <table:table-cell/>
        </table:table-row>
        <table:table-row table:style-name="ro1"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0010100100010010001</text:p>
          </table:table-cell>
        </table:table-row>
        <table:table-row table:style-name="ro1">
          <table:table-cell office:value-type="string" calcext:value-type="string">
            <text:p>001010010001001000100001000100001</text:p>
          </table:table-cell>
        </table:table-row>
        <table:table-row table:style-name="ro1">
          <table:table-cell office:value-type="string" calcext:value-type="string">
            <text:p>00101001000100100010000100010000100000100001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00000000000000000000100000000000000000001000000000000000000001</text:p>
          </table:table-cell>
        </table:table-row>
        <table:table-row table:style-name="ro1" table:number-rows-repeated="1048555">
          <table:table-cell/>
        </table:table-row>
        <table:table-row table:style-name="ro1">
          <table:table-cell/>
        </table:table-row>
      </table:table>
      <table:table table:name="odd  data" table:style-name="ta1">
        <table:shapes>
          <draw:frame draw:z-index="0" draw:style-name="gr1" draw:text-style-name="P1" svg:width="159.99mm" svg:height="89.99mm" svg:x="145.28mm" svg:y="11.37mm">
            <loext:p draw:notify-on-update-of-ranges="'odd  data'.E2:'odd  data'.E3 'odd  data'.E4:'odd  data'.E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94.3mm" svg:y="157.99mm">
            <loext:p draw:notify-on-update-of-ranges="'odd  data'.F4:'odd  data'.F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]/[.B4]" office:value-type="float" office:value="0.428571428571429" calcext:value-type="float">
            <text:p>0,4285714286</text:p>
          </table:table-cell>
          <table:table-cell table:formula="of:=[.E4]-1" office:value-type="float" office:value="-0.571428571428571" calcext:value-type="float">
            <text:p>-0,5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C5]/[.B5]" office:value-type="float" office:value="0.6" calcext:value-type="float">
            <text:p>0,6</text:p>
          </table:table-cell>
          <table:table-cell table:formula="of:=[.E5]-1"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C6]/[.B6]" office:value-type="float" office:value="0.692307692307692" calcext:value-type="float">
            <text:p>0,6923076923</text:p>
          </table:table-cell>
          <table:table-cell table:formula="of:=[.E6]-1" office:value-type="float" office:value="-0.307692307692308" calcext:value-type="float">
            <text:p>-0,307692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formula="of:=[.C7]/[.B7]" office:value-type="float" office:value="0.75" calcext:value-type="float">
            <text:p>0,75</text:p>
          </table:table-cell>
          <table:table-cell table:formula="of:=[.E7]-1" office:value-type="float" office:value="-0.25" calcext:value-type="float">
            <text:p>-0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[.C8]/[.B8]" office:value-type="float" office:value="0.789473684210526" calcext:value-type="float">
            <text:p>0,7894736842</text:p>
          </table:table-cell>
          <table:table-cell table:formula="of:=[.E8]-1" office:value-type="float" office:value="-0.210526315789474" calcext:value-type="float">
            <text:p>-0,2105263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formula="of:=[.C9]/[.B9]" office:value-type="float" office:value="0.818181818181818" calcext:value-type="float">
            <text:p>0,8181818182</text:p>
          </table:table-cell>
          <table:table-cell table:formula="of:=[.E9]-1" office:value-type="float" office:value="-0.181818181818182" calcext:value-type="float">
            <text:p>-0,1818181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formula="of:=[.C10]/[.B10]" office:value-type="float" office:value="0.84" calcext:value-type="float">
            <text:p>0,84</text:p>
          </table:table-cell>
          <table:table-cell table:formula="of:=[.E10]-1" office:value-type="float" office:value="-0.16" calcext:value-type="float">
            <text:p>-0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table:formula="of:=[.C11]/[.B11]" office:value-type="float" office:value="0.857142857142857" calcext:value-type="float">
            <text:p>0,8571428571</text:p>
          </table:table-cell>
          <table:table-cell table:formula="of:=[.E11]-1" office:value-type="float" office:value="-0.142857142857143" calcext:value-type="float">
            <text:p>-0,1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C12]/[.B12]" office:value-type="float" office:value="0.870967741935484" calcext:value-type="float">
            <text:p>0,8709677419</text:p>
          </table:table-cell>
          <table:table-cell table:formula="of:=[.E12]-1" office:value-type="float" office:value="-0.129032258064516" calcext:value-type="float">
            <text:p>-0,12903225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table:formula="of:=[.C13]/[.B13]" office:value-type="float" office:value="0.882352941176471" calcext:value-type="float">
            <text:p>0,8823529412</text:p>
          </table:table-cell>
          <table:table-cell table:formula="of:=[.E13]-1" office:value-type="float" office:value="-0.117647058823529" calcext:value-type="float">
            <text:p>-0,11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63" calcext:value-type="float">
            <text:p>363</text:p>
          </table:table-cell>
          <table:table-cell office:value-type="float" office:value="45" calcext:value-type="float">
            <text:p>45</text:p>
          </table:table-cell>
          <table:table-cell table:formula="of:=[.C14]/[.B14]" office:value-type="float" office:value="0.891891891891892" calcext:value-type="float">
            <text:p>0,8918918919</text:p>
          </table:table-cell>
          <table:table-cell table:formula="of:=[.E14]-1" office:value-type="float" office:value="-0.108108108108108" calcext:value-type="float">
            <text:p>-0,1081081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49" calcext:value-type="float">
            <text:p>49</text:p>
          </table:table-cell>
          <table:table-cell table:formula="of:=[.C15]/[.B15]" office:value-type="float" office:value="0.9" calcext:value-type="float">
            <text:p>0,9</text:p>
          </table:table-cell>
          <table:table-cell table:formula="of:=[.E15]-1"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9" calcext:value-type="float">
            <text:p>559</text:p>
          </table:table-cell>
          <table:table-cell office:value-type="float" office:value="507" calcext:value-type="float">
            <text:p>507</text:p>
          </table:table-cell>
          <table:table-cell office:value-type="float" office:value="53" calcext:value-type="float">
            <text:p>53</text:p>
          </table:table-cell>
          <table:table-cell table:formula="of:=[.C16]/[.B16]" office:value-type="float" office:value="0.906976744186046" calcext:value-type="float">
            <text:p>0,9069767442</text:p>
          </table:table-cell>
          <table:table-cell table:formula="of:=[.E16]-1" office:value-type="float" office:value="-0.0930232558139536" calcext:value-type="float">
            <text:p>-0,0930232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588" calcext:value-type="float">
            <text:p>588</text:p>
          </table:table-cell>
          <table:table-cell office:value-type="float" office:value="57" calcext:value-type="float">
            <text:p>57</text:p>
          </table:table-cell>
          <table:table-cell table:formula="of:=[.C17]/[.B17]" office:value-type="float" office:value="0.91304347826087" calcext:value-type="float">
            <text:p>0,9130434783</text:p>
          </table:table-cell>
          <table:table-cell table:formula="of:=[.E17]-1" office:value-type="float" office:value="-0.0869565217391305" calcext:value-type="float">
            <text:p>-0,0869565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5" calcext:value-type="float">
            <text:p>735</text:p>
          </table:table-cell>
          <table:table-cell office:value-type="float" office:value="675" calcext:value-type="float">
            <text:p>675</text:p>
          </table:table-cell>
          <table:table-cell office:value-type="float" office:value="61" calcext:value-type="float">
            <text:p>61</text:p>
          </table:table-cell>
          <table:table-cell table:formula="of:=[.C18]/[.B18]" office:value-type="float" office:value="0.918367346938775" calcext:value-type="float">
            <text:p>0,9183673469</text:p>
          </table:table-cell>
          <table:table-cell table:formula="of:=[.E18]-1" office:value-type="float" office:value="-0.0816326530612245" calcext:value-type="float">
            <text:p>-0,08163265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2" calcext:value-type="float">
            <text:p>832</text:p>
          </table:table-cell>
          <table:table-cell office:value-type="float" office:value="768" calcext:value-type="float">
            <text:p>768</text:p>
          </table:table-cell>
          <table:table-cell office:value-type="float" office:value="65" calcext:value-type="float">
            <text:p>65</text:p>
          </table:table-cell>
          <table:table-cell table:formula="of:=[.C19]/[.B19]" office:value-type="float" office:value="0.923076923076923" calcext:value-type="float">
            <text:p>0,9230769231</text:p>
          </table:table-cell>
          <table:table-cell table:formula="of:=[.E19]-1" office:value-type="float" office:value="-0.0769230769230769" calcext:value-type="float">
            <text:p>-0,0769230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5" calcext:value-type="float">
            <text:p>935</text:p>
          </table:table-cell>
          <table:table-cell office:value-type="float" office:value="867" calcext:value-type="float">
            <text:p>867</text:p>
          </table:table-cell>
          <table:table-cell office:value-type="float" office:value="69" calcext:value-type="float">
            <text:p>69</text:p>
          </table:table-cell>
          <table:table-cell table:formula="of:=[.C20]/[.B20]" office:value-type="float" office:value="0.927272727272727" calcext:value-type="float">
            <text:p>0,9272727273</text:p>
          </table:table-cell>
          <table:table-cell table:formula="of:=[.E20]-1" office:value-type="float" office:value="-0.0727272727272728" calcext:value-type="float">
            <text:p>-0,0727272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4" calcext:value-type="float">
            <text:p>1044</text:p>
          </table:table-cell>
          <table:table-cell office:value-type="float" office:value="972" calcext:value-type="float">
            <text:p>972</text:p>
          </table:table-cell>
          <table:table-cell office:value-type="float" office:value="73" calcext:value-type="float">
            <text:p>73</text:p>
          </table:table-cell>
          <table:table-cell table:formula="of:=[.C21]/[.B21]" office:value-type="float" office:value="0.931034482758621" calcext:value-type="float">
            <text:p>0,9310344828</text:p>
          </table:table-cell>
          <table:table-cell table:formula="of:=[.E21]-1" office:value-type="float" office:value="-0.0689655172413793" calcext:value-type="float">
            <text:p>-0,06896551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59" calcext:value-type="float">
            <text:p>1159</text:p>
          </table:table-cell>
          <table:table-cell office:value-type="float" office:value="1083" calcext:value-type="float">
            <text:p>1083</text:p>
          </table:table-cell>
          <table:table-cell office:value-type="float" office:value="77" calcext:value-type="float">
            <text:p>77</text:p>
          </table:table-cell>
          <table:table-cell table:formula="of:=[.C22]/[.B22]" office:value-type="float" office:value="0.934426229508197" calcext:value-type="float">
            <text:p>0,9344262295</text:p>
          </table:table-cell>
          <table:table-cell table:formula="of:=[.E22]-1" office:value-type="float" office:value="-0.0655737704918032" calcext:value-type="float">
            <text:p>-0,06557377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C23]/[.B23]" office:value-type="float" office:value="0.9375" calcext:value-type="float">
            <text:p>0,9375</text:p>
          </table:table-cell>
          <table:table-cell table:formula="of:=[.E23]-1" office:value-type="float" office:value="-0.0625" calcext:value-type="float">
            <text:p>-0,06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7" calcext:value-type="float">
            <text:p>1407</text:p>
          </table:table-cell>
          <table:table-cell office:value-type="float" office:value="1323" calcext:value-type="float">
            <text:p>1323</text:p>
          </table:table-cell>
          <table:table-cell office:value-type="float" office:value="85" calcext:value-type="float">
            <text:p>85</text:p>
          </table:table-cell>
          <table:table-cell table:formula="of:=[.C24]/[.B24]" office:value-type="float" office:value="0.940298507462687" calcext:value-type="float">
            <text:p>0,9402985075</text:p>
          </table:table-cell>
          <table:table-cell table:formula="of:=[.E24]-1" office:value-type="float" office:value="-0.0597014925373134" calcext:value-type="float">
            <text:p>-0,05970149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0" calcext:value-type="float">
            <text:p>1540</text:p>
          </table:table-cell>
          <table:table-cell office:value-type="float" office:value="1452" calcext:value-type="float">
            <text:p>1452</text:p>
          </table:table-cell>
          <table:table-cell office:value-type="float" office:value="89" calcext:value-type="float">
            <text:p>89</text:p>
          </table:table-cell>
          <table:table-cell table:formula="of:=[.C25]/[.B25]" office:value-type="float" office:value="0.942857142857143" calcext:value-type="float">
            <text:p>0,9428571429</text:p>
          </table:table-cell>
          <table:table-cell table:formula="of:=[.E25]-1" office:value-type="float" office:value="-0.0571428571428572" calcext:value-type="float">
            <text:p>-0,05714285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79" calcext:value-type="float">
            <text:p>1679</text:p>
          </table:table-cell>
          <table:table-cell office:value-type="float" office:value="1587" calcext:value-type="float">
            <text:p>1587</text:p>
          </table:table-cell>
          <table:table-cell office:value-type="float" office:value="93" calcext:value-type="float">
            <text:p>93</text:p>
          </table:table-cell>
          <table:table-cell table:formula="of:=[.C26]/[.B26]" office:value-type="float" office:value="0.945205479452055" calcext:value-type="float">
            <text:p>0,9452054795</text:p>
          </table:table-cell>
          <table:table-cell table:formula="of:=[.E26]-1" office:value-type="float" office:value="-0.0547945205479452" calcext:value-type="float">
            <text:p>-0,0547945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24" calcext:value-type="float">
            <text:p>1824</text:p>
          </table:table-cell>
          <table:table-cell office:value-type="float" office:value="1728" calcext:value-type="float">
            <text:p>1728</text:p>
          </table:table-cell>
          <table:table-cell office:value-type="float" office:value="97" calcext:value-type="float">
            <text:p>97</text:p>
          </table:table-cell>
          <table:table-cell table:formula="of:=[.C27]/[.B27]" office:value-type="float" office:value="0.947368421052632" calcext:value-type="float">
            <text:p>0,9473684211</text:p>
          </table:table-cell>
          <table:table-cell table:formula="of:=[.E27]-1" office:value-type="float" office:value="-0.0526315789473685" calcext:value-type="float">
            <text:p>-0,05263157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75" calcext:value-type="float">
            <text:p>1975</text:p>
          </table:table-cell>
          <table:table-cell office:value-type="float" office:value="1875" calcext:value-type="float">
            <text:p>1875</text:p>
          </table:table-cell>
          <table:table-cell office:value-type="float" office:value="101" calcext:value-type="float">
            <text:p>101</text:p>
          </table:table-cell>
          <table:table-cell table:formula="of:=[.C28]/[.B28]" office:value-type="float" office:value="0.949367088607595" calcext:value-type="float">
            <text:p>0,9493670886</text:p>
          </table:table-cell>
          <table:table-cell table:formula="of:=[.E28]-1" office:value-type="float" office:value="-0.0506329113924051" calcext:value-type="float">
            <text:p>-0,0506329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32" calcext:value-type="float">
            <text:p>2132</text:p>
          </table:table-cell>
          <table:table-cell office:value-type="float" office:value="2028" calcext:value-type="float">
            <text:p>2028</text:p>
          </table:table-cell>
          <table:table-cell office:value-type="float" office:value="105" calcext:value-type="float">
            <text:p>105</text:p>
          </table:table-cell>
          <table:table-cell table:formula="of:=[.C29]/[.B29]" office:value-type="float" office:value="0.951219512195122" calcext:value-type="float">
            <text:p>0,9512195122</text:p>
          </table:table-cell>
          <table:table-cell table:formula="of:=[.E29]-1" office:value-type="float" office:value="-0.0487804878048781" calcext:value-type="float">
            <text:p>-0,04878048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95" calcext:value-type="float">
            <text:p>2295</text:p>
          </table:table-cell>
          <table:table-cell office:value-type="float" office:value="2187" calcext:value-type="float">
            <text:p>2187</text:p>
          </table:table-cell>
          <table:table-cell office:value-type="float" office:value="109" calcext:value-type="float">
            <text:p>109</text:p>
          </table:table-cell>
          <table:table-cell table:formula="of:=[.C30]/[.B30]" office:value-type="float" office:value="0.952941176470588" calcext:value-type="float">
            <text:p>0,9529411765</text:p>
          </table:table-cell>
          <table:table-cell table:formula="of:=[.E30]-1" office:value-type="float" office:value="-0.0470588235294118" calcext:value-type="float">
            <text:p>-0,04705882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64" calcext:value-type="float">
            <text:p>2464</text:p>
          </table:table-cell>
          <table:table-cell office:value-type="float" office:value="2352" calcext:value-type="float">
            <text:p>2352</text:p>
          </table:table-cell>
          <table:table-cell office:value-type="float" office:value="113" calcext:value-type="float">
            <text:p>113</text:p>
          </table:table-cell>
          <table:table-cell table:formula="of:=[.C31]/[.B31]" office:value-type="float" office:value="0.954545454545455" calcext:value-type="float">
            <text:p>0,9545454545</text:p>
          </table:table-cell>
          <table:table-cell table:formula="of:=[.E31]-1" office:value-type="float" office:value="-0.0454545454545454" calcext:value-type="float">
            <text:p>-0,04545454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39" calcext:value-type="float">
            <text:p>2639</text:p>
          </table:table-cell>
          <table:table-cell office:value-type="float" office:value="2523" calcext:value-type="float">
            <text:p>2523</text:p>
          </table:table-cell>
          <table:table-cell office:value-type="float" office:value="117" calcext:value-type="float">
            <text:p>117</text:p>
          </table:table-cell>
          <table:table-cell table:formula="of:=[.C32]/[.B32]" office:value-type="float" office:value="0.956043956043956" calcext:value-type="float">
            <text:p>0,956043956</text:p>
          </table:table-cell>
          <table:table-cell table:formula="of:=[.E32]-1" office:value-type="float" office:value="-0.0439560439560439" calcext:value-type="float">
            <text:p>-0,043956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20" calcext:value-type="float">
            <text:p>2820</text:p>
          </table:table-cell>
          <table:table-cell office:value-type="float" office:value="2700" calcext:value-type="float">
            <text:p>2700</text:p>
          </table:table-cell>
          <table:table-cell office:value-type="float" office:value="121" calcext:value-type="float">
            <text:p>121</text:p>
          </table:table-cell>
          <table:table-cell table:formula="of:=[.C33]/[.B33]" office:value-type="float" office:value="0.957446808510638" calcext:value-type="float">
            <text:p>0,9574468085</text:p>
          </table:table-cell>
          <table:table-cell table:formula="of:=[.E33]-1" office:value-type="float" office:value="-0.0425531914893617" calcext:value-type="float">
            <text:p>-0,04255319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07" calcext:value-type="float">
            <text:p>3007</text:p>
          </table:table-cell>
          <table:table-cell office:value-type="float" office:value="2883" calcext:value-type="float">
            <text:p>2883</text:p>
          </table:table-cell>
          <table:table-cell office:value-type="float" office:value="125" calcext:value-type="float">
            <text:p>125</text:p>
          </table:table-cell>
          <table:table-cell table:formula="of:=[.C34]/[.B34]" office:value-type="float" office:value="0.958762886597938" calcext:value-type="float">
            <text:p>0,9587628866</text:p>
          </table:table-cell>
          <table:table-cell table:formula="of:=[.E34]-1" office:value-type="float" office:value="-0.0412371134020618" calcext:value-type="float">
            <text:p>-0,0412371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float" office:value="3072" calcext:value-type="float">
            <text:p>3072</text:p>
          </table:table-cell>
          <table:table-cell office:value-type="float" office:value="129" calcext:value-type="float">
            <text:p>129</text:p>
          </table:table-cell>
          <table:table-cell table:formula="of:=[.C35]/[.B35]" office:value-type="float" office:value="0.96" calcext:value-type="float">
            <text:p>0,96</text:p>
          </table:table-cell>
          <table:table-cell table:formula="of:=[.E35]-1" office:value-type="float" office:value="-0.04" calcext:value-type="float">
            <text:p>-0,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99" calcext:value-type="float">
            <text:p>3399</text:p>
          </table:table-cell>
          <table:table-cell office:value-type="float" office:value="3267" calcext:value-type="float">
            <text:p>3267</text:p>
          </table:table-cell>
          <table:table-cell office:value-type="float" office:value="133" calcext:value-type="float">
            <text:p>133</text:p>
          </table:table-cell>
          <table:table-cell table:formula="of:=[.C36]/[.B36]" office:value-type="float" office:value="0.961165048543689" calcext:value-type="float">
            <text:p>0,9611650485</text:p>
          </table:table-cell>
          <table:table-cell table:formula="of:=[.E36]-1" office:value-type="float" office:value="-0.0388349514563107" calcext:value-type="float">
            <text:p>-0,03883495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4" calcext:value-type="float">
            <text:p>3604</text:p>
          </table:table-cell>
          <table:table-cell office:value-type="float" office:value="3468" calcext:value-type="float">
            <text:p>3468</text:p>
          </table:table-cell>
          <table:table-cell office:value-type="float" office:value="137" calcext:value-type="float">
            <text:p>137</text:p>
          </table:table-cell>
          <table:table-cell table:formula="of:=[.C37]/[.B37]" office:value-type="float" office:value="0.962264150943396" calcext:value-type="float">
            <text:p>0,9622641509</text:p>
          </table:table-cell>
          <table:table-cell table:formula="of:=[.E37]-1" office:value-type="float" office:value="-0.0377358490566038" calcext:value-type="float">
            <text:p>-0,03773584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15" calcext:value-type="float">
            <text:p>3815</text:p>
          </table:table-cell>
          <table:table-cell office:value-type="float" office:value="3675" calcext:value-type="float">
            <text:p>3675</text:p>
          </table:table-cell>
          <table:table-cell office:value-type="float" office:value="141" calcext:value-type="float">
            <text:p>141</text:p>
          </table:table-cell>
          <table:table-cell table:formula="of:=[.C38]/[.B38]" office:value-type="float" office:value="0.963302752293578" calcext:value-type="float">
            <text:p>0,9633027523</text:p>
          </table:table-cell>
          <table:table-cell table:formula="of:=[.E38]-1" office:value-type="float" office:value="-0.036697247706422" calcext:value-type="float">
            <text:p>-0,0366972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32" calcext:value-type="float">
            <text:p>4032</text:p>
          </table:table-cell>
          <table:table-cell office:value-type="float" office:value="3888" calcext:value-type="float">
            <text:p>3888</text:p>
          </table:table-cell>
          <table:table-cell office:value-type="float" office:value="145" calcext:value-type="float">
            <text:p>145</text:p>
          </table:table-cell>
          <table:table-cell table:formula="of:=[.C39]/[.B39]" office:value-type="float" office:value="0.964285714285714" calcext:value-type="float">
            <text:p>0,9642857143</text:p>
          </table:table-cell>
          <table:table-cell table:formula="of:=[.E39]-1" office:value-type="float" office:value="-0.0357142857142857" calcext:value-type="float">
            <text:p>-0,03571428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55" calcext:value-type="float">
            <text:p>4255</text:p>
          </table:table-cell>
          <table:table-cell office:value-type="float" office:value="4107" calcext:value-type="float">
            <text:p>4107</text:p>
          </table:table-cell>
          <table:table-cell office:value-type="float" office:value="149" calcext:value-type="float">
            <text:p>149</text:p>
          </table:table-cell>
          <table:table-cell table:formula="of:=[.C40]/[.B40]" office:value-type="float" office:value="0.965217391304348" calcext:value-type="float">
            <text:p>0,9652173913</text:p>
          </table:table-cell>
          <table:table-cell table:formula="of:=[.E40]-1" office:value-type="float" office:value="-0.0347826086956522" calcext:value-type="float">
            <text:p>-0,03478260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84" calcext:value-type="float">
            <text:p>4484</text:p>
          </table:table-cell>
          <table:table-cell office:value-type="float" office:value="4332" calcext:value-type="float">
            <text:p>4332</text:p>
          </table:table-cell>
          <table:table-cell office:value-type="float" office:value="153" calcext:value-type="float">
            <text:p>153</text:p>
          </table:table-cell>
          <table:table-cell table:formula="of:=[.C41]/[.B41]" office:value-type="float" office:value="0.966101694915254" calcext:value-type="float">
            <text:p>0,9661016949</text:p>
          </table:table-cell>
          <table:table-cell table:formula="of:=[.E41]-1" office:value-type="float" office:value="-0.0338983050847458" calcext:value-type="float">
            <text:p>-0,03389830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19" calcext:value-type="float">
            <text:p>4719</text:p>
          </table:table-cell>
          <table:table-cell office:value-type="float" office:value="4563" calcext:value-type="float">
            <text:p>4563</text:p>
          </table:table-cell>
          <table:table-cell office:value-type="float" office:value="157" calcext:value-type="float">
            <text:p>157</text:p>
          </table:table-cell>
          <table:table-cell table:formula="of:=[.C42]/[.B42]" office:value-type="float" office:value="0.966942148760331" calcext:value-type="float">
            <text:p>0,9669421488</text:p>
          </table:table-cell>
          <table:table-cell table:formula="of:=[.E42]-1" office:value-type="float" office:value="-0.0330578512396694" calcext:value-type="float">
            <text:p>-0,0330578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60" calcext:value-type="float">
            <text:p>4960</text:p>
          </table:table-cell>
          <table:table-cell office:value-type="float" office:value="4800" calcext:value-type="float">
            <text:p>4800</text:p>
          </table:table-cell>
          <table:table-cell office:value-type="float" office:value="161" calcext:value-type="float">
            <text:p>161</text:p>
          </table:table-cell>
          <table:table-cell table:formula="of:=[.C43]/[.B43]" office:value-type="float" office:value="0.967741935483871" calcext:value-type="float">
            <text:p>0,9677419355</text:p>
          </table:table-cell>
          <table:table-cell table:formula="of:=[.E43]-1" office:value-type="float" office:value="-0.032258064516129" calcext:value-type="float">
            <text:p>-0,03225806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07" calcext:value-type="float">
            <text:p>5207</text:p>
          </table:table-cell>
          <table:table-cell office:value-type="float" office:value="5043" calcext:value-type="float">
            <text:p>5043</text:p>
          </table:table-cell>
          <table:table-cell office:value-type="float" office:value="165" calcext:value-type="float">
            <text:p>165</text:p>
          </table:table-cell>
          <table:table-cell table:formula="of:=[.C44]/[.B44]" office:value-type="float" office:value="0.968503937007874" calcext:value-type="float">
            <text:p>0,968503937</text:p>
          </table:table-cell>
          <table:table-cell table:formula="of:=[.E44]-1" office:value-type="float" office:value="-0.031496062992126" calcext:value-type="float">
            <text:p>-0,031496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60" calcext:value-type="float">
            <text:p>5460</text:p>
          </table:table-cell>
          <table:table-cell office:value-type="float" office:value="5292" calcext:value-type="float">
            <text:p>5292</text:p>
          </table:table-cell>
          <table:table-cell office:value-type="float" office:value="169" calcext:value-type="float">
            <text:p>169</text:p>
          </table:table-cell>
          <table:table-cell table:formula="of:=[.C45]/[.B45]" office:value-type="float" office:value="0.969230769230769" calcext:value-type="float">
            <text:p>0,9692307692</text:p>
          </table:table-cell>
          <table:table-cell table:formula="of:=[.E45]-1" office:value-type="float" office:value="-0.0307692307692308" calcext:value-type="float">
            <text:p>-0,03076923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19" calcext:value-type="float">
            <text:p>5719</text:p>
          </table:table-cell>
          <table:table-cell office:value-type="float" office:value="5547" calcext:value-type="float">
            <text:p>5547</text:p>
          </table:table-cell>
          <table:table-cell office:value-type="float" office:value="173" calcext:value-type="float">
            <text:p>173</text:p>
          </table:table-cell>
          <table:table-cell table:formula="of:=[.C46]/[.B46]" office:value-type="float" office:value="0.969924812030075" calcext:value-type="float">
            <text:p>0,969924812</text:p>
          </table:table-cell>
          <table:table-cell table:formula="of:=[.E46]-1" office:value-type="float" office:value="-0.0300751879699248" calcext:value-type="float">
            <text:p>-0,0300751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84" calcext:value-type="float">
            <text:p>5984</text:p>
          </table:table-cell>
          <table:table-cell office:value-type="float" office:value="5808" calcext:value-type="float">
            <text:p>5808</text:p>
          </table:table-cell>
          <table:table-cell office:value-type="float" office:value="177" calcext:value-type="float">
            <text:p>177</text:p>
          </table:table-cell>
          <table:table-cell table:formula="of:=[.C47]/[.B47]" office:value-type="float" office:value="0.970588235294118" calcext:value-type="float">
            <text:p>0,9705882353</text:p>
          </table:table-cell>
          <table:table-cell table:formula="of:=[.E47]-1" office:value-type="float" office:value="-0.0294117647058824" calcext:value-type="float">
            <text:p>-0,02941176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55" calcext:value-type="float">
            <text:p>6255</text:p>
          </table:table-cell>
          <table:table-cell office:value-type="float" office:value="6075" calcext:value-type="float">
            <text:p>6075</text:p>
          </table:table-cell>
          <table:table-cell office:value-type="float" office:value="181" calcext:value-type="float">
            <text:p>181</text:p>
          </table:table-cell>
          <table:table-cell table:formula="of:=[.C48]/[.B48]" office:value-type="float" office:value="0.971223021582734" calcext:value-type="float">
            <text:p>0,9712230216</text:p>
          </table:table-cell>
          <table:table-cell table:formula="of:=[.E48]-1" office:value-type="float" office:value="-0.0287769784172662" calcext:value-type="float">
            <text:p>-0,02877697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32" calcext:value-type="float">
            <text:p>6532</text:p>
          </table:table-cell>
          <table:table-cell office:value-type="float" office:value="6348" calcext:value-type="float">
            <text:p>6348</text:p>
          </table:table-cell>
          <table:table-cell office:value-type="float" office:value="185" calcext:value-type="float">
            <text:p>185</text:p>
          </table:table-cell>
          <table:table-cell table:formula="of:=[.C49]/[.B49]" office:value-type="float" office:value="0.971830985915493" calcext:value-type="float">
            <text:p>0,9718309859</text:p>
          </table:table-cell>
          <table:table-cell table:formula="of:=[.E49]-1" office:value-type="float" office:value="-0.028169014084507" calcext:value-type="float">
            <text:p>-0,02816901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15" calcext:value-type="float">
            <text:p>6815</text:p>
          </table:table-cell>
          <table:table-cell office:value-type="float" office:value="6627" calcext:value-type="float">
            <text:p>6627</text:p>
          </table:table-cell>
          <table:table-cell office:value-type="float" office:value="189" calcext:value-type="float">
            <text:p>189</text:p>
          </table:table-cell>
          <table:table-cell table:formula="of:=[.C50]/[.B50]" office:value-type="float" office:value="0.972413793103448" calcext:value-type="float">
            <text:p>0,9724137931</text:p>
          </table:table-cell>
          <table:table-cell table:formula="of:=[.E50]-1" office:value-type="float" office:value="-0.0275862068965518" calcext:value-type="float">
            <text:p>-0,0275862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04" calcext:value-type="float">
            <text:p>7104</text:p>
          </table:table-cell>
          <table:table-cell office:value-type="float" office:value="6912" calcext:value-type="float">
            <text:p>6912</text:p>
          </table:table-cell>
          <table:table-cell office:value-type="float" office:value="193" calcext:value-type="float">
            <text:p>193</text:p>
          </table:table-cell>
          <table:table-cell table:formula="of:=[.C51]/[.B51]" office:value-type="float" office:value="0.972972972972973" calcext:value-type="float">
            <text:p>0,972972973</text:p>
          </table:table-cell>
          <table:table-cell table:formula="of:=[.E51]-1" office:value-type="float" office:value="-0.027027027027027" calcext:value-type="float">
            <text:p>-0,0270270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99" calcext:value-type="float">
            <text:p>7399</text:p>
          </table:table-cell>
          <table:table-cell office:value-type="float" office:value="7203" calcext:value-type="float">
            <text:p>7203</text:p>
          </table:table-cell>
          <table:table-cell office:value-type="float" office:value="197" calcext:value-type="float">
            <text:p>197</text:p>
          </table:table-cell>
          <table:table-cell table:formula="of:=[.C52]/[.B52]" office:value-type="float" office:value="0.973509933774834" calcext:value-type="float">
            <text:p>0,9735099338</text:p>
          </table:table-cell>
          <table:table-cell table:formula="of:=[.E52]-1" office:value-type="float" office:value="-0.0264900662251656" calcext:value-type="float">
            <text:p>-0,02649006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201" calcext:value-type="float">
            <text:p>201</text:p>
          </table:table-cell>
          <table:table-cell table:formula="of:=[.C53]/[.B53]" office:value-type="float" office:value="0.974025974025974" calcext:value-type="float">
            <text:p>0,974025974</text:p>
          </table:table-cell>
          <table:table-cell table:formula="of:=[.E53]-1" office:value-type="float" office:value="-0.025974025974026" calcext:value-type="float">
            <text:p>-0,0259740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07" calcext:value-type="float">
            <text:p>8007</text:p>
          </table:table-cell>
          <table:table-cell office:value-type="float" office:value="7803" calcext:value-type="float">
            <text:p>7803</text:p>
          </table:table-cell>
          <table:table-cell office:value-type="float" office:value="205" calcext:value-type="float">
            <text:p>205</text:p>
          </table:table-cell>
          <table:table-cell table:formula="of:=[.C54]/[.B54]" office:value-type="float" office:value="0.974522292993631" calcext:value-type="float">
            <text:p>0,974522293</text:p>
          </table:table-cell>
          <table:table-cell table:formula="of:=[.E54]-1" office:value-type="float" office:value="-0.0254777070063694" calcext:value-type="float">
            <text:p>-0,0254777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20" calcext:value-type="float">
            <text:p>8320</text:p>
          </table:table-cell>
          <table:table-cell office:value-type="float" office:value="8112" calcext:value-type="float">
            <text:p>8112</text:p>
          </table:table-cell>
          <table:table-cell office:value-type="float" office:value="209" calcext:value-type="float">
            <text:p>209</text:p>
          </table:table-cell>
          <table:table-cell table:formula="of:=[.C55]/[.B55]" office:value-type="float" office:value="0.975" calcext:value-type="float">
            <text:p>0,975</text:p>
          </table:table-cell>
          <table:table-cell table:formula="of:=[.E55]-1" office:value-type="float" office:value="-0.025" calcext:value-type="float">
            <text:p>-0,0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639" calcext:value-type="float">
            <text:p>8639</text:p>
          </table:table-cell>
          <table:table-cell office:value-type="float" office:value="8427" calcext:value-type="float">
            <text:p>8427</text:p>
          </table:table-cell>
          <table:table-cell office:value-type="float" office:value="213" calcext:value-type="float">
            <text:p>213</text:p>
          </table:table-cell>
          <table:table-cell table:formula="of:=[.C56]/[.B56]" office:value-type="float" office:value="0.975460122699387" calcext:value-type="float">
            <text:p>0,9754601227</text:p>
          </table:table-cell>
          <table:table-cell table:formula="of:=[.E56]-1" office:value-type="float" office:value="-0.0245398773006135" calcext:value-type="float">
            <text:p>-0,02453987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64" calcext:value-type="float">
            <text:p>8964</text:p>
          </table:table-cell>
          <table:table-cell office:value-type="float" office:value="8748" calcext:value-type="float">
            <text:p>8748</text:p>
          </table:table-cell>
          <table:table-cell office:value-type="float" office:value="217" calcext:value-type="float">
            <text:p>217</text:p>
          </table:table-cell>
          <table:table-cell table:formula="of:=[.C57]/[.B57]" office:value-type="float" office:value="0.975903614457831" calcext:value-type="float">
            <text:p>0,9759036145</text:p>
          </table:table-cell>
          <table:table-cell table:formula="of:=[.E57]-1" office:value-type="float" office:value="-0.0240963855421686" calcext:value-type="float">
            <text:p>-0,02409638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95" calcext:value-type="float">
            <text:p>9295</text:p>
          </table:table-cell>
          <table:table-cell office:value-type="float" office:value="9075" calcext:value-type="float">
            <text:p>9075</text:p>
          </table:table-cell>
          <table:table-cell office:value-type="float" office:value="221" calcext:value-type="float">
            <text:p>221</text:p>
          </table:table-cell>
          <table:table-cell table:formula="of:=[.C58]/[.B58]" office:value-type="float" office:value="0.976331360946745" calcext:value-type="float">
            <text:p>0,9763313609</text:p>
          </table:table-cell>
          <table:table-cell table:formula="of:=[.E58]-1" office:value-type="float" office:value="-0.0236686390532544" calcext:value-type="float">
            <text:p>-0,02366863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32" calcext:value-type="float">
            <text:p>9632</text:p>
          </table:table-cell>
          <table:table-cell office:value-type="float" office:value="9408" calcext:value-type="float">
            <text:p>9408</text:p>
          </table:table-cell>
          <table:table-cell office:value-type="float" office:value="225" calcext:value-type="float">
            <text:p>225</text:p>
          </table:table-cell>
          <table:table-cell table:formula="of:=[.C59]/[.B59]" office:value-type="float" office:value="0.976744186046512" calcext:value-type="float">
            <text:p>0,976744186</text:p>
          </table:table-cell>
          <table:table-cell table:formula="of:=[.E59]-1" office:value-type="float" office:value="-0.0232558139534884" calcext:value-type="float">
            <text:p>-0,0232558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75" calcext:value-type="float">
            <text:p>9975</text:p>
          </table:table-cell>
          <table:table-cell office:value-type="float" office:value="9747" calcext:value-type="float">
            <text:p>9747</text:p>
          </table:table-cell>
          <table:table-cell office:value-type="float" office:value="229" calcext:value-type="float">
            <text:p>229</text:p>
          </table:table-cell>
          <table:table-cell table:formula="of:=[.C60]/[.B60]" office:value-type="float" office:value="0.977142857142857" calcext:value-type="float">
            <text:p>0,9771428571</text:p>
          </table:table-cell>
          <table:table-cell table:formula="of:=[.E60]-1" office:value-type="float" office:value="-0.0228571428571429" calcext:value-type="float">
            <text:p>-0,02285714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24" calcext:value-type="float">
            <text:p>10324</text:p>
          </table:table-cell>
          <table:table-cell office:value-type="float" office:value="10092" calcext:value-type="float">
            <text:p>10092</text:p>
          </table:table-cell>
          <table:table-cell office:value-type="float" office:value="233" calcext:value-type="float">
            <text:p>233</text:p>
          </table:table-cell>
          <table:table-cell table:formula="of:=[.C61]/[.B61]" office:value-type="float" office:value="0.97752808988764" calcext:value-type="float">
            <text:p>0,9775280899</text:p>
          </table:table-cell>
          <table:table-cell table:formula="of:=[.E61]-1" office:value-type="float" office:value="-0.0224719101123596" calcext:value-type="float">
            <text:p>-0,0224719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79" calcext:value-type="float">
            <text:p>10679</text:p>
          </table:table-cell>
          <table:table-cell office:value-type="float" office:value="10443" calcext:value-type="float">
            <text:p>10443</text:p>
          </table:table-cell>
          <table:table-cell office:value-type="float" office:value="237" calcext:value-type="float">
            <text:p>237</text:p>
          </table:table-cell>
          <table:table-cell table:formula="of:=[.C62]/[.B62]" office:value-type="float" office:value="0.977900552486188" calcext:value-type="float">
            <text:p>0,9779005525</text:p>
          </table:table-cell>
          <table:table-cell table:formula="of:=[.E62]-1" office:value-type="float" office:value="-0.0220994475138122" calcext:value-type="float">
            <text:p>-0,02209944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40" calcext:value-type="float">
            <text:p>11040</text:p>
          </table:table-cell>
          <table:table-cell office:value-type="float" office:value="10800" calcext:value-type="float">
            <text:p>10800</text:p>
          </table:table-cell>
          <table:table-cell office:value-type="float" office:value="241" calcext:value-type="float">
            <text:p>241</text:p>
          </table:table-cell>
          <table:table-cell table:formula="of:=[.C63]/[.B63]" office:value-type="float" office:value="0.978260869565217" calcext:value-type="float">
            <text:p>0,9782608696</text:p>
          </table:table-cell>
          <table:table-cell table:formula="of:=[.E63]-1" office:value-type="float" office:value="-0.0217391304347826" calcext:value-type="float">
            <text:p>-0,02173913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407" calcext:value-type="float">
            <text:p>11407</text:p>
          </table:table-cell>
          <table:table-cell office:value-type="float" office:value="11163" calcext:value-type="float">
            <text:p>11163</text:p>
          </table:table-cell>
          <table:table-cell office:value-type="float" office:value="245" calcext:value-type="float">
            <text:p>245</text:p>
          </table:table-cell>
          <table:table-cell table:formula="of:=[.C64]/[.B64]" office:value-type="float" office:value="0.978609625668449" calcext:value-type="float">
            <text:p>0,9786096257</text:p>
          </table:table-cell>
          <table:table-cell table:formula="of:=[.E64]-1" office:value-type="float" office:value="-0.0213903743315508" calcext:value-type="float">
            <text:p>-0,02139037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80" calcext:value-type="float">
            <text:p>11780</text:p>
          </table:table-cell>
          <table:table-cell office:value-type="float" office:value="11532" calcext:value-type="float">
            <text:p>11532</text:p>
          </table:table-cell>
          <table:table-cell office:value-type="float" office:value="249" calcext:value-type="float">
            <text:p>249</text:p>
          </table:table-cell>
          <table:table-cell table:formula="of:=[.C65]/[.B65]" office:value-type="float" office:value="0.978947368421053" calcext:value-type="float">
            <text:p>0,9789473684</text:p>
          </table:table-cell>
          <table:table-cell table:formula="of:=[.E65]-1" office:value-type="float" office:value="-0.0210526315789473" calcext:value-type="float">
            <text:p>-0,02105263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159" calcext:value-type="float">
            <text:p>12159</text:p>
          </table:table-cell>
          <table:table-cell office:value-type="float" office:value="11907" calcext:value-type="float">
            <text:p>11907</text:p>
          </table:table-cell>
          <table:table-cell office:value-type="float" office:value="253" calcext:value-type="float">
            <text:p>253</text:p>
          </table:table-cell>
          <table:table-cell table:formula="of:=[.C66]/[.B66]" office:value-type="float" office:value="0.979274611398964" calcext:value-type="float">
            <text:p>0,9792746114</text:p>
          </table:table-cell>
          <table:table-cell table:formula="of:=[.E66]-1" office:value-type="float" office:value="-0.0207253886010362" calcext:value-type="float">
            <text:p>-0,02072538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544" calcext:value-type="float">
            <text:p>12544</text:p>
          </table:table-cell>
          <table:table-cell office:value-type="float" office:value="12288" calcext:value-type="float">
            <text:p>12288</text:p>
          </table:table-cell>
          <table:table-cell office:value-type="float" office:value="257" calcext:value-type="float">
            <text:p>257</text:p>
          </table:table-cell>
          <table:table-cell table:formula="of:=[.C67]/[.B67]" office:value-type="float" office:value="0.979591836734694" calcext:value-type="float">
            <text:p>0,9795918367</text:p>
          </table:table-cell>
          <table:table-cell table:formula="of:=[.E67]-1" office:value-type="float" office:value="-0.0204081632653061" calcext:value-type="float">
            <text:p>-0,02040816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935" calcext:value-type="float">
            <text:p>12935</text:p>
          </table:table-cell>
          <table:table-cell office:value-type="float" office:value="12675" calcext:value-type="float">
            <text:p>12675</text:p>
          </table:table-cell>
          <table:table-cell office:value-type="float" office:value="261" calcext:value-type="float">
            <text:p>261</text:p>
          </table:table-cell>
          <table:table-cell table:formula="of:=[.C68]/[.B68]" office:value-type="float" office:value="0.979899497487437" calcext:value-type="float">
            <text:p>0,9798994975</text:p>
          </table:table-cell>
          <table:table-cell table:formula="of:=[.E68]-1" office:value-type="float" office:value="-0.0201005025125628" calcext:value-type="float">
            <text:p>-0,02010050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2" calcext:value-type="float">
            <text:p>13332</text:p>
          </table:table-cell>
          <table:table-cell office:value-type="float" office:value="13068" calcext:value-type="float">
            <text:p>13068</text:p>
          </table:table-cell>
          <table:table-cell office:value-type="float" office:value="265" calcext:value-type="float">
            <text:p>265</text:p>
          </table:table-cell>
          <table:table-cell table:formula="of:=[.C69]/[.B69]" office:value-type="float" office:value="0.98019801980198" calcext:value-type="float">
            <text:p>0,9801980198</text:p>
          </table:table-cell>
          <table:table-cell table:formula="of:=[.E69]-1" office:value-type="float" office:value="-0.0198019801980198" calcext:value-type="float">
            <text:p>-0,0198019802</text:p>
          </table:table-cell>
        </table:table-row>
      </table:table>
      <table:table table:name="odd" table:style-name="ta1">
        <table:table-column table:style-name="co1" table:default-cell-style-name="ce1"/>
        <table:table-row table:style-name="ro1">
          <table:table-cell office:value-type="string" calcext:value-type="string">
            <text:p>0001010001</text:p>
          </table:table-cell>
        </table:table-row>
        <table:table-row table:style-name="ro1">
          <table:table-cell office:value-type="string" calcext:value-type="string">
            <text:p>00010100010000010001000001</text:p>
          </table:table-cell>
        </table:table-row>
        <table:table-row table:style-name="ro1">
          <table:table-cell office:value-type="string" calcext:value-type="string">
            <text:p>0001010001000001000100000100000001000001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0000000000000000000000000000000000000000000000000000000000010000000000000000000000000000000000000000000000000000000001000000000000000000000000000000000000000000000000000000000001</text:p>
          </table:table-cell>
        </table:table-row>
        <table:table-row table:style-name="ro1" table:number-rows-repeated="1048546">
          <table:table-cell/>
        </table:table-row>
        <table:table-row table:style-name="ro1">
          <table:table-cell/>
        </table:table-row>
      </table:table>
      <table:table table:name="fibo" table:style-name="ta1">
        <table:table-column table:style-name="co1" table:default-cell-style-name="ce1"/>
        <table:table-row table:style-name="ro1"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10010</text:p>
          </table:table-cell>
        </table:table-row>
        <table:table-row table:style-name="ro1">
          <table:table-cell office:value-type="string" calcext:value-type="string">
            <text:p>101010010001000100</text:p>
          </table:table-cell>
        </table:table-row>
        <table:table-row table:style-name="ro1">
          <table:table-cell office:value-type="string" calcext:value-type="string">
            <text:p>1010100100010001000001000001000</text:p>
          </table:table-cell>
        </table:table-row>
        <table:table-row table:style-name="ro1">
          <table:table-cell office:value-type="string" calcext:value-type="string">
            <text:p>1010100100010001000001000001000000001000000001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fibo data" table:style-name="ta1">
        <table:shapes>
          <draw:frame draw:z-index="0" draw:style-name="gr1" draw:text-style-name="P1" svg:width="159.99mm" svg:height="89.99mm" svg:x="139.49mm" svg:y="10.03mm">
            <loext:p draw:notify-on-update-of-ranges="'fibo data'.E2:'fibo data'.E3 'fibo data'.E4:'fibo data'.E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-&gt; 1 - 1/e ?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5]/[.B5]" office:value-type="float" office:value="0.777777777777778" calcext:value-type="float">
            <text:p>0,7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6]/[.B6]" office:value-type="float" office:value="0.777777777777778" calcext:value-type="float">
            <text:p>0,7777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C7]/[.B7]" office:value-type="float" office:value="0.774193548387097" calcext:value-type="float">
            <text:p>0,77419354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[.C8]/[.B8]" office:value-type="float" office:value="0.764705882352941" calcext:value-type="float">
            <text:p>0,7647058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C9]/[.B9]" office:value-type="float" office:value="0.731707317073171" calcext:value-type="float">
            <text:p>0,7317073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formula="of:=[.C10]/[.B10]" office:value-type="float" office:value="0.709923664122137" calcext:value-type="float">
            <text:p>0,7099236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table:formula="of:=[.C11]/[.B11]" office:value-type="float" office:value="0.69377990430622" calcext:value-type="float">
            <text:p>0,69377990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26" calcext:value-type="float">
            <text:p>226</text:p>
          </table:table-cell>
          <table:table-cell office:value-type="float" office:value="109" calcext:value-type="float">
            <text:p>109</text:p>
          </table:table-cell>
          <table:table-cell table:formula="of:=[.C12]/[.B12]" office:value-type="float" office:value="0.676646706586826" calcext:value-type="float">
            <text:p>0,6766467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356" calcext:value-type="float">
            <text:p>356</text:p>
          </table:table-cell>
          <table:table-cell office:value-type="float" office:value="180" calcext:value-type="float">
            <text:p>180</text:p>
          </table:table-cell>
          <table:table-cell table:formula="of:=[.C13]/[.B13]" office:value-type="float" office:value="0.665420560747664" calcext:value-type="float">
            <text:p>0,66542056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office:value-type="float" office:value="565" calcext:value-type="float">
            <text:p>565</text:p>
          </table:table-cell>
          <table:table-cell office:value-type="float" office:value="295" calcext:value-type="float">
            <text:p>295</text:p>
          </table:table-cell>
          <table:table-cell table:formula="of:=[.C14]/[.B14]" office:value-type="float" office:value="0.657741559953434" calcext:value-type="float">
            <text:p>0,65774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2" calcext:value-type="float">
            <text:p>1382</text:p>
          </table:table-cell>
          <table:table-cell office:value-type="float" office:value="900" calcext:value-type="float">
            <text:p>900</text:p>
          </table:table-cell>
          <table:table-cell office:value-type="float" office:value="483" calcext:value-type="float">
            <text:p>483</text:p>
          </table:table-cell>
          <table:table-cell table:formula="of:=[.C15]/[.B15]" office:value-type="float" office:value="0.65123010130246" calcext:value-type="float">
            <text:p>0,6512301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27" calcext:value-type="float">
            <text:p>2227</text:p>
          </table:table-cell>
          <table:table-cell office:value-type="float" office:value="1441" calcext:value-type="float">
            <text:p>1441</text:p>
          </table:table-cell>
          <table:table-cell office:value-type="float" office:value="787" calcext:value-type="float">
            <text:p>787</text:p>
          </table:table-cell>
          <table:table-cell table:formula="of:=[.C16]/[.B16]" office:value-type="float" office:value="0.647058823529412" calcext:value-type="float">
            <text:p>0,6470588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3" calcext:value-type="float">
            <text:p>3593</text:p>
          </table:table-cell>
          <table:table-cell office:value-type="float" office:value="2315" calcext:value-type="float">
            <text:p>2315</text:p>
          </table:table-cell>
          <table:table-cell office:value-type="float" office:value="1279" calcext:value-type="float">
            <text:p>1279</text:p>
          </table:table-cell>
          <table:table-cell table:formula="of:=[.C17]/[.B17]" office:value-type="float" office:value="0.644308377400501" calcext:value-type="float">
            <text:p>0,6443083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2" calcext:value-type="float">
            <text:p>5802</text:p>
          </table:table-cell>
          <table:table-cell office:value-type="float" office:value="3726" calcext:value-type="float">
            <text:p>3726</text:p>
          </table:table-cell>
          <table:table-cell office:value-type="float" office:value="2077" calcext:value-type="float">
            <text:p>2077</text:p>
          </table:table-cell>
          <table:table-cell table:formula="of:=[.C18]/[.B18]" office:value-type="float" office:value="0.642192347466391" calcext:value-type="float">
            <text:p>0,6421923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75" calcext:value-type="float">
            <text:p>9375</text:p>
          </table:table-cell>
          <table:table-cell office:value-type="float" office:value="6008" calcext:value-type="float">
            <text:p>6008</text:p>
          </table:table-cell>
          <table:table-cell office:value-type="float" office:value="3368" calcext:value-type="float">
            <text:p>3368</text:p>
          </table:table-cell>
          <table:table-cell table:formula="of:=[.C19]/[.B19]" office:value-type="float" office:value="0.640853333333333" calcext:value-type="float">
            <text:p>0,64085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55" calcext:value-type="float">
            <text:p>15155</text:p>
          </table:table-cell>
          <table:table-cell office:value-type="float" office:value="9699" calcext:value-type="float">
            <text:p>9699</text:p>
          </table:table-cell>
          <table:table-cell office:value-type="float" office:value="5457" calcext:value-type="float">
            <text:p>5457</text:p>
          </table:table-cell>
          <table:table-cell table:formula="of:=[.C20]/[.B20]" office:value-type="float" office:value="0.639986803035302" calcext:value-type="float">
            <text:p>0,6399868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506" calcext:value-type="float">
            <text:p>24506</text:p>
          </table:table-cell>
          <table:table-cell office:value-type="float" office:value="15668" calcext:value-type="float">
            <text:p>15668</text:p>
          </table:table-cell>
          <table:table-cell office:value-type="float" office:value="8839" calcext:value-type="float">
            <text:p>8839</text:p>
          </table:table-cell>
          <table:table-cell table:formula="of:=[.C21]/[.B21]" office:value-type="float" office:value="0.639353627683016" calcext:value-type="float">
            <text:p>0,6393536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635" calcext:value-type="float">
            <text:p>39635</text:p>
          </table:table-cell>
          <table:table-cell office:value-type="float" office:value="25325" calcext:value-type="float">
            <text:p>25325</text:p>
          </table:table-cell>
          <table:table-cell office:value-type="float" office:value="14311" calcext:value-type="float">
            <text:p>14311</text:p>
          </table:table-cell>
          <table:table-cell table:formula="of:=[.C22]/[.B22]" office:value-type="float" office:value="0.638955468651445" calcext:value-type="float">
            <text:p>0,6389554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113" calcext:value-type="float">
            <text:p>64113</text:p>
          </table:table-cell>
          <table:table-cell office:value-type="float" office:value="40949" calcext:value-type="float">
            <text:p>40949</text:p>
          </table:table-cell>
          <table:table-cell office:value-type="float" office:value="23165" calcext:value-type="float">
            <text:p>23165</text:p>
          </table:table-cell>
          <table:table-cell table:formula="of:=[.C23]/[.B23]" office:value-type="float" office:value="0.638700419571694" calcext:value-type="float">
            <text:p>0,6387004196</text:p>
          </table:table-cell>
        </table:table-row>
      </table:table>
      <table:table table:name="square" table:style-name="ta1">
        <table:table-column table:style-name="co1" table:default-cell-style-name="Default"/>
        <table:table-row table:style-name="ro1">
          <table:table-cell/>
        </table:table-row>
      </table:table>
      <table:table table:name="square data" table:style-name="ta1">
        <table:shapes>
          <draw:frame draw:z-index="0" draw:style-name="gr1" draw:text-style-name="P1" svg:width="159.99mm" svg:height="89.99mm" svg:x="150.78mm" svg:y="6.05mm">
            <loext:p draw:notify-on-update-of-ranges="'square data'.E2:'square data'.E3 'square data'.E4:'square data'.E4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17.63mm" svg:y="6.84mm">
            <loext:p draw:notify-on-update-of-ranges="'square data'.F2:'square data'.F3 'square data'.F4:'square data'.F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77.32mm" svg:height="123.77mm" svg:x="148.96mm" svg:y="102.8mm">
            <loext:p draw:notify-on-update-of-ranges="'square data'.A3:'square data'.A38 'square data'.B2:'square data'.B2 'square data'.B3:'square data'.B38 'square data'.A3:'square data'.A38 'square data'.C2:'square data'.C2 'square data'.C3:'square data'.C38 'square data'.A3:'square data'.A38 'square data'.D2:'square data'.D2 'square data'.D3:'square data'.D3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469.63mm" svg:y="397.57mm">
            <loext:p draw:notify-on-update-of-ranges="'square data'.F6:'square data'.F3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  <table:table-cell office:value-type="string" calcext:value-type="string">
            <text:p>d(nb sq / le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  <table:table-cell table:formula="of:=[.E5]-[.E4]" office:value-type="float" office:value="-0.0303030303030303" calcext:value-type="float">
            <text:p>-0,0303030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5]/[.B5]" office:value-type="float" office:value="0.636363636363636" calcext:value-type="float">
            <text:p>0,6363636364</text:p>
          </table:table-cell>
          <table:table-cell table:formula="of:=[.E6]-[.E5]" office:value-type="float" office:value="-0.136363636363636" calcext:value-type="float">
            <text:p>-0,1363636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6]/[.B6]" office:value-type="float" office:value="0.5" calcext:value-type="float">
            <text:p>0,5</text:p>
          </table:table-cell>
          <table:table-cell table:formula="of:=[.E7]-[.E6]" office:value-type="float" office:value="0.0606060606060606" calcext:value-type="float">
            <text:p>0,0606060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0.560606060606061" calcext:value-type="float">
            <text:p>0,5606060606</text:p>
          </table:table-cell>
          <table:table-cell table:formula="of:=[.E8]-[.E7]" office:value-type="float" office:value="0.0473939393939394" calcext:value-type="float">
            <text:p>0,0473939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C8]/[.B8]" office:value-type="float" office:value="0.608" calcext:value-type="float">
            <text:p>0,608</text:p>
          </table:table-cell>
          <table:table-cell table:formula="of:=[.E9]-[.E8]" office:value-type="float" office:value="0.0492769953051644" calcext:value-type="float">
            <text:p>0,04927699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C9]/[.B9]" office:value-type="float" office:value="0.657276995305164" calcext:value-type="float">
            <text:p>0,6572769953</text:p>
          </table:table-cell>
          <table:table-cell table:formula="of:=[.E10]-[.E9]" office:value-type="float" office:value="0.0361753856472166" calcext:value-type="float">
            <text:p>0,0361753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formula="of:=[.C10]/[.B10]" office:value-type="float" office:value="0.693452380952381" calcext:value-type="float">
            <text:p>0,693452381</text:p>
          </table:table-cell>
          <table:table-cell table:formula="of:=[.E11]-[.E10]" office:value-type="float" office:value="0.032547619047619" calcext:value-type="float">
            <text:p>0,032547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office:value-type="float" office:value="138" calcext:value-type="float">
            <text:p>138</text:p>
          </table:table-cell>
          <table:table-cell table:formula="of:=[.C11]/[.B11]" office:value-type="float" office:value="0.726" calcext:value-type="float">
            <text:p>0,726</text:p>
          </table:table-cell>
          <table:table-cell table:formula="of:=[.E12]-[.E11]" office:value-type="float" office:value="0.0250548523206752" calcext:value-type="float">
            <text:p>0,0250548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  <table:table-cell office:value-type="float" office:value="534" calcext:value-type="float">
            <text:p>534</text:p>
          </table:table-cell>
          <table:table-cell office:value-type="float" office:value="178" calcext:value-type="float">
            <text:p>178</text:p>
          </table:table-cell>
          <table:table-cell table:formula="of:=[.C12]/[.B12]" office:value-type="float" office:value="0.751054852320675" calcext:value-type="float">
            <text:p>0,7510548523</text:p>
          </table:table-cell>
          <table:table-cell table:formula="of:=[.E13]-[.E12]" office:value-type="float" office:value="0.0222784810126582" calcext:value-type="float">
            <text:p>0,0222784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5" calcext:value-type="float">
            <text:p>975</text:p>
          </table:table-cell>
          <table:table-cell office:value-type="float" office:value="754" calcext:value-type="float">
            <text:p>754</text:p>
          </table:table-cell>
          <table:table-cell office:value-type="float" office:value="222" calcext:value-type="float">
            <text:p>222</text:p>
          </table:table-cell>
          <table:table-cell table:formula="of:=[.C13]/[.B13]" office:value-type="float" office:value="0.773333333333333" calcext:value-type="float">
            <text:p>0,7733333333</text:p>
          </table:table-cell>
          <table:table-cell table:formula="of:=[.E14]-[.E13]" office:value-type="float" office:value="0.0178839239856189" calcext:value-type="float">
            <text:p>0,0178839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98" calcext:value-type="float">
            <text:p>1298</text:p>
          </table:table-cell>
          <table:table-cell office:value-type="float" office:value="1027" calcext:value-type="float">
            <text:p>1027</text:p>
          </table:table-cell>
          <table:table-cell office:value-type="float" office:value="272" calcext:value-type="float">
            <text:p>272</text:p>
          </table:table-cell>
          <table:table-cell table:formula="of:=[.C14]/[.B14]" office:value-type="float" office:value="0.791217257318952" calcext:value-type="float">
            <text:p>0,7912172573</text:p>
          </table:table-cell>
          <table:table-cell table:formula="of:=[.E15]-[.E14]" office:value-type="float" office:value="0.0160188043655081" calcext:value-type="float">
            <text:p>0,01601880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6" calcext:value-type="float">
            <text:p>1686</text:p>
          </table:table-cell>
          <table:table-cell office:value-type="float" office:value="1361" calcext:value-type="float">
            <text:p>1361</text:p>
          </table:table-cell>
          <table:table-cell office:value-type="float" office:value="326" calcext:value-type="float">
            <text:p>326</text:p>
          </table:table-cell>
          <table:table-cell table:formula="of:=[.C15]/[.B15]" office:value-type="float" office:value="0.80723606168446" calcext:value-type="float">
            <text:p>0,8072360617</text:p>
          </table:table-cell>
          <table:table-cell table:formula="of:=[.E16]-[.E15]" office:value-type="float" office:value="0.0132767588283602" calcext:value-type="float">
            <text:p>0,01327675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45" calcext:value-type="float">
            <text:p>2145</text:p>
          </table:table-cell>
          <table:table-cell office:value-type="float" office:value="1760" calcext:value-type="float">
            <text:p>1760</text:p>
          </table:table-cell>
          <table:table-cell office:value-type="float" office:value="386" calcext:value-type="float">
            <text:p>386</text:p>
          </table:table-cell>
          <table:table-cell table:formula="of:=[.C16]/[.B16]" office:value-type="float" office:value="0.82051282051282" calcext:value-type="float">
            <text:p>0,8205128205</text:p>
          </table:table-cell>
          <table:table-cell table:formula="of:=[.E17]-[.E16]" office:value-type="float" office:value="0.0120123566598763" calcext:value-type="float">
            <text:p>0,01201235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1" calcext:value-type="float">
            <text:p>2681</text:p>
          </table:table-cell>
          <table:table-cell office:value-type="float" office:value="2232" calcext:value-type="float">
            <text:p>2232</text:p>
          </table:table-cell>
          <table:table-cell office:value-type="float" office:value="450" calcext:value-type="float">
            <text:p>450</text:p>
          </table:table-cell>
          <table:table-cell table:formula="of:=[.C17]/[.B17]" office:value-type="float" office:value="0.832525177172697" calcext:value-type="float">
            <text:p>0,8325251772</text:p>
          </table:table-cell>
          <table:table-cell table:formula="of:=[.E18]-[.E17]" office:value-type="float" office:value="0.010202095554576" calcext:value-type="float">
            <text:p>0,0102020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2781" calcext:value-type="float">
            <text:p>2781</text:p>
          </table:table-cell>
          <table:table-cell office:value-type="float" office:value="520" calcext:value-type="float">
            <text:p>520</text:p>
          </table:table-cell>
          <table:table-cell table:formula="of:=[.C18]/[.B18]" office:value-type="float" office:value="0.842727272727273" calcext:value-type="float">
            <text:p>0,8427272727</text:p>
          </table:table-cell>
          <table:table-cell table:formula="of:=[.E19]-[.E18]" office:value-type="float" office:value="0.00931863545635991" calcext:value-type="float">
            <text:p>0,0093186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8" calcext:value-type="float">
            <text:p>4008</text:p>
          </table:table-cell>
          <table:table-cell office:value-type="float" office:value="3415" calcext:value-type="float">
            <text:p>3415</text:p>
          </table:table-cell>
          <table:table-cell office:value-type="float" office:value="594" calcext:value-type="float">
            <text:p>594</text:p>
          </table:table-cell>
          <table:table-cell table:formula="of:=[.C19]/[.B19]" office:value-type="float" office:value="0.852045908183633" calcext:value-type="float">
            <text:p>0,8520459082</text:p>
          </table:table-cell>
          <table:table-cell table:formula="of:=[.E20]-[.E19]" office:value-type="float" office:value="0.00806633459333672" calcext:value-type="float">
            <text:p>0,0080663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11" calcext:value-type="float">
            <text:p>4811</text:p>
          </table:table-cell>
          <table:table-cell office:value-type="float" office:value="4138" calcext:value-type="float">
            <text:p>4138</text:p>
          </table:table-cell>
          <table:table-cell office:value-type="float" office:value="674" calcext:value-type="float">
            <text:p>674</text:p>
          </table:table-cell>
          <table:table-cell table:formula="of:=[.C20]/[.B20]" office:value-type="float" office:value="0.860112242776969" calcext:value-type="float">
            <text:p>0,8601122428</text:p>
          </table:table-cell>
          <table:table-cell table:formula="of:=[.E21]-[.E20]" office:value-type="float" office:value="0.00742931452836748" calcext:value-type="float">
            <text:p>0,00742931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5" calcext:value-type="float">
            <text:p>5715</text:p>
          </table:table-cell>
          <table:table-cell office:value-type="float" office:value="4958" calcext:value-type="float">
            <text:p>4958</text:p>
          </table:table-cell>
          <table:table-cell office:value-type="float" office:value="758" calcext:value-type="float">
            <text:p>758</text:p>
          </table:table-cell>
          <table:table-cell table:formula="of:=[.C21]/[.B21]" office:value-type="float" office:value="0.867541557305337" calcext:value-type="float">
            <text:p>0,8675415573</text:p>
          </table:table-cell>
          <table:table-cell table:formula="of:=[.E22]-[.E21]" office:value-type="float" office:value="0.00652921284036634" calcext:value-type="float">
            <text:p>0,0065292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26" calcext:value-type="float">
            <text:p>6726</text:p>
          </table:table-cell>
          <table:table-cell office:value-type="float" office:value="5879" calcext:value-type="float">
            <text:p>5879</text:p>
          </table:table-cell>
          <table:table-cell office:value-type="float" office:value="848" calcext:value-type="float">
            <text:p>848</text:p>
          </table:table-cell>
          <table:table-cell table:formula="of:=[.C22]/[.B22]" office:value-type="float" office:value="0.874070770145703" calcext:value-type="float">
            <text:p>0,8740707701</text:p>
          </table:table-cell>
          <table:table-cell table:formula="of:=[.E23]-[.E22]" office:value-type="float" office:value="0.00605661838932858" calcext:value-type="float">
            <text:p>0,0060566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50" calcext:value-type="float">
            <text:p>7850</text:p>
          </table:table-cell>
          <table:table-cell office:value-type="float" office:value="6909" calcext:value-type="float">
            <text:p>6909</text:p>
          </table:table-cell>
          <table:table-cell office:value-type="float" office:value="942" calcext:value-type="float">
            <text:p>942</text:p>
          </table:table-cell>
          <table:table-cell table:formula="of:=[.C23]/[.B23]" office:value-type="float" office:value="0.880127388535032" calcext:value-type="float">
            <text:p>0,8801273885</text:p>
          </table:table-cell>
          <table:table-cell table:formula="of:=[.E24]-[.E23]" office:value-type="float" office:value="0.0053889427087821" calcext:value-type="float">
            <text:p>0,0053889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93" calcext:value-type="float">
            <text:p>9093</text:p>
          </table:table-cell>
          <table:table-cell office:value-type="float" office:value="8052" calcext:value-type="float">
            <text:p>8052</text:p>
          </table:table-cell>
          <table:table-cell office:value-type="float" office:value="1042" calcext:value-type="float">
            <text:p>1042</text:p>
          </table:table-cell>
          <table:table-cell table:formula="of:=[.C24]/[.B24]" office:value-type="float" office:value="0.885516331243814" calcext:value-type="float">
            <text:p>0,8855163312</text:p>
          </table:table-cell>
          <table:table-cell table:formula="of:=[.E25]-[.E24]" office:value-type="float" office:value="0.00502950567426275" calcext:value-type="float">
            <text:p>0,00502950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61" calcext:value-type="float">
            <text:p>10461</text:p>
          </table:table-cell>
          <table:table-cell office:value-type="float" office:value="9316" calcext:value-type="float">
            <text:p>9316</text:p>
          </table:table-cell>
          <table:table-cell office:value-type="float" office:value="1146" calcext:value-type="float">
            <text:p>1146</text:p>
          </table:table-cell>
          <table:table-cell table:formula="of:=[.C25]/[.B25]" office:value-type="float" office:value="0.890545836918077" calcext:value-type="float">
            <text:p>0,8905458369</text:p>
          </table:table-cell>
          <table:table-cell table:formula="of:=[.E26]-[.E25]" office:value-type="float" office:value="0.00452105271403036" calcext:value-type="float">
            <text:p>0,00452105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60" calcext:value-type="float">
            <text:p>11960</text:p>
          </table:table-cell>
          <table:table-cell office:value-type="float" office:value="10705" calcext:value-type="float">
            <text:p>10705</text:p>
          </table:table-cell>
          <table:table-cell office:value-type="float" office:value="1256" calcext:value-type="float">
            <text:p>1256</text:p>
          </table:table-cell>
          <table:table-cell table:formula="of:=[.C26]/[.B26]" office:value-type="float" office:value="0.895066889632107" calcext:value-type="float">
            <text:p>0,8950668896</text:p>
          </table:table-cell>
          <table:table-cell table:formula="of:=[.E27]-[.E26]" office:value-type="float" office:value="0.00424173055029953" calcext:value-type="float">
            <text:p>0,00424173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96" calcext:value-type="float">
            <text:p>13596</text:p>
          </table:table-cell>
          <table:table-cell office:value-type="float" office:value="12227" calcext:value-type="float">
            <text:p>12227</text:p>
          </table:table-cell>
          <table:table-cell office:value-type="float" office:value="1370" calcext:value-type="float">
            <text:p>1370</text:p>
          </table:table-cell>
          <table:table-cell table:formula="of:=[.C27]/[.B27]" office:value-type="float" office:value="0.899308620182407" calcext:value-type="float">
            <text:p>0,8993086202</text:p>
          </table:table-cell>
          <table:table-cell table:formula="of:=[.E28]-[.E27]" office:value-type="float" office:value="0.00384585136230886" calcext:value-type="float">
            <text:p>0,0038458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375" calcext:value-type="float">
            <text:p>15375</text:p>
          </table:table-cell>
          <table:table-cell office:value-type="float" office:value="13886" calcext:value-type="float">
            <text:p>13886</text:p>
          </table:table-cell>
          <table:table-cell office:value-type="float" office:value="1490" calcext:value-type="float">
            <text:p>1490</text:p>
          </table:table-cell>
          <table:table-cell table:formula="of:=[.C28]/[.B28]" office:value-type="float" office:value="0.903154471544715" calcext:value-type="float">
            <text:p>0,9031544715</text:p>
          </table:table-cell>
          <table:table-cell table:formula="of:=[.E29]-[.E28]" office:value-type="float" office:value="0.00362469969726575" calcext:value-type="float">
            <text:p>0,00362469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303" calcext:value-type="float">
            <text:p>17303</text:p>
          </table:table-cell>
          <table:table-cell office:value-type="float" office:value="15690" calcext:value-type="float">
            <text:p>15690</text:p>
          </table:table-cell>
          <table:table-cell office:value-type="float" office:value="1614" calcext:value-type="float">
            <text:p>1614</text:p>
          </table:table-cell>
          <table:table-cell table:formula="of:=[.C29]/[.B29]" office:value-type="float" office:value="0.906779171241981" calcext:value-type="float">
            <text:p>0,9067791712</text:p>
          </table:table-cell>
          <table:table-cell table:formula="of:=[.E30]-[.E29]" office:value-type="float" office:value="0.00331058425167408" calcext:value-type="float">
            <text:p>0,00331058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86" calcext:value-type="float">
            <text:p>19386</text:p>
          </table:table-cell>
          <table:table-cell office:value-type="float" office:value="17643" calcext:value-type="float">
            <text:p>17643</text:p>
          </table:table-cell>
          <table:table-cell office:value-type="float" office:value="1744" calcext:value-type="float">
            <text:p>1744</text:p>
          </table:table-cell>
          <table:table-cell table:formula="of:=[.C30]/[.B30]" office:value-type="float" office:value="0.910089755493655" calcext:value-type="float">
            <text:p>0,9100897555</text:p>
          </table:table-cell>
          <table:table-cell table:formula="of:=[.E31]-[.E30]" office:value-type="float" office:value="0.00313262083551724" calcext:value-type="float">
            <text:p>0,00313262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630" calcext:value-type="float">
            <text:p>21630</text:p>
          </table:table-cell>
          <table:table-cell office:value-type="float" office:value="19753" calcext:value-type="float">
            <text:p>19753</text:p>
          </table:table-cell>
          <table:table-cell office:value-type="float" office:value="1878" calcext:value-type="float">
            <text:p>1878</text:p>
          </table:table-cell>
          <table:table-cell table:formula="of:=[.C31]/[.B31]" office:value-type="float" office:value="0.913222376329173" calcext:value-type="float">
            <text:p>0,9132223763</text:p>
          </table:table-cell>
          <table:table-cell table:formula="of:=[.E32]-[.E31]" office:value-type="float" office:value="0.00287928333556697" calcext:value-type="float">
            <text:p>0,00287928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041" calcext:value-type="float">
            <text:p>24041</text:p>
          </table:table-cell>
          <table:table-cell office:value-type="float" office:value="22024" calcext:value-type="float">
            <text:p>22024</text:p>
          </table:table-cell>
          <table:table-cell office:value-type="float" office:value="2018" calcext:value-type="float">
            <text:p>2018</text:p>
          </table:table-cell>
          <table:table-cell table:formula="of:=[.C32]/[.B32]" office:value-type="float" office:value="0.916101659664739" calcext:value-type="float">
            <text:p>0,9161016597</text:p>
          </table:table-cell>
          <table:table-cell table:formula="of:=[.E33]-[.E32]" office:value-type="float" office:value="0.00273402108643428" calcext:value-type="float">
            <text:p>0,00273402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25" calcext:value-type="float">
            <text:p>26625</text:p>
          </table:table-cell>
          <table:table-cell office:value-type="float" office:value="24464" calcext:value-type="float">
            <text:p>24464</text:p>
          </table:table-cell>
          <table:table-cell office:value-type="float" office:value="2162" calcext:value-type="float">
            <text:p>2162</text:p>
          </table:table-cell>
          <table:table-cell table:formula="of:=[.C33]/[.B33]" office:value-type="float" office:value="0.918835680751174" calcext:value-type="float">
            <text:p>0,9188356808</text:p>
          </table:table-cell>
          <table:table-cell table:formula="of:=[.E34]-[.E33]" office:value-type="float" office:value="0.00252678011720797" calcext:value-type="float">
            <text:p>0,00252678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388" calcext:value-type="float">
            <text:p>29388</text:p>
          </table:table-cell>
          <table:table-cell office:value-type="float" office:value="27077" calcext:value-type="float">
            <text:p>27077</text:p>
          </table:table-cell>
          <table:table-cell office:value-type="float" office:value="2312" calcext:value-type="float">
            <text:p>2312</text:p>
          </table:table-cell>
          <table:table-cell table:formula="of:=[.C34]/[.B34]" office:value-type="float" office:value="0.921362460868382" calcext:value-type="float">
            <text:p>0,9213624609</text:p>
          </table:table-cell>
          <table:table-cell table:formula="of:=[.E35]-[.E34]" office:value-type="float" office:value="0.00240671280801608" calcext:value-type="float">
            <text:p>0,0024067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336" calcext:value-type="float">
            <text:p>32336</text:p>
          </table:table-cell>
          <table:table-cell office:value-type="float" office:value="29871" calcext:value-type="float">
            <text:p>29871</text:p>
          </table:table-cell>
          <table:table-cell office:value-type="float" office:value="2466" calcext:value-type="float">
            <text:p>2466</text:p>
          </table:table-cell>
          <table:table-cell table:formula="of:=[.C35]/[.B35]" office:value-type="float" office:value="0.923769173676398" calcext:value-type="float">
            <text:p>0,9237691737</text:p>
          </table:table-cell>
          <table:table-cell table:formula="of:=[.E36]-[.E35]" office:value-type="float" office:value="0.00223505465341201" calcext:value-type="float">
            <text:p>0,00223505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475" calcext:value-type="float">
            <text:p>35475</text:p>
          </table:table-cell>
          <table:table-cell office:value-type="float" office:value="32850" calcext:value-type="float">
            <text:p>32850</text:p>
          </table:table-cell>
          <table:table-cell office:value-type="float" office:value="2626" calcext:value-type="float">
            <text:p>2626</text:p>
          </table:table-cell>
          <table:table-cell table:formula="of:=[.C36]/[.B36]" office:value-type="float" office:value="0.92600422832981" calcext:value-type="float">
            <text:p>0,9260042283</text:p>
          </table:table-cell>
          <table:table-cell table:formula="of:=[.E37]-[.E36]" office:value-type="float" office:value="0.00213470135507343" calcext:value-type="float">
            <text:p>0,00213470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811" calcext:value-type="float">
            <text:p>38811</text:p>
          </table:table-cell>
          <table:table-cell office:value-type="float" office:value="36022" calcext:value-type="float">
            <text:p>36022</text:p>
          </table:table-cell>
          <table:table-cell office:value-type="float" office:value="2790" calcext:value-type="float">
            <text:p>2790</text:p>
          </table:table-cell>
          <table:table-cell table:formula="of:=[.C37]/[.B37]" office:value-type="float" office:value="0.928138929684883" calcext:value-type="float">
            <text:p>0,9281389297</text:p>
          </table:table-cell>
          <table:table-cell table:formula="of:=[.E38]-[.E37]" office:value-type="float" office:value="0.00199094044498693" calcext:value-type="float">
            <text:p>0,00199094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350" calcext:value-type="float">
            <text:p>42350</text:p>
          </table:table-cell>
          <table:table-cell office:value-type="float" office:value="39391" calcext:value-type="float">
            <text:p>39391</text:p>
          </table:table-cell>
          <table:table-cell office:value-type="float" office:value="2960" calcext:value-type="float">
            <text:p>2960</text:p>
          </table:table-cell>
          <table:table-cell table:formula="of:=[.C38]/[.B38]" office:value-type="float" office:value="0.93012987012987" calcext:value-type="float">
            <text:p>0,9301298701</text:p>
          </table:table-cell>
          <table:table-cell table:formula="of:=[.E39]-[.E38]" office:value-type="float" office:value="0.00190622688084618" calcext:value-type="float">
            <text:p>0,00190622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98" calcext:value-type="float">
            <text:p>46098</text:p>
          </table:table-cell>
          <table:table-cell office:value-type="float" office:value="42965" calcext:value-type="float">
            <text:p>42965</text:p>
          </table:table-cell>
          <table:table-cell office:value-type="float" office:value="3134" calcext:value-type="float">
            <text:p>3134</text:p>
          </table:table-cell>
          <table:table-cell table:formula="of:=[.C39]/[.B39]" office:value-type="float" office:value="0.932036097010716" calcext:value-type="float">
            <text:p>0,932036097</text:p>
          </table:table-cell>
          <table:table-cell table:formula="of:=[.E40]-[.E39]" office:value-type="float" office:value="0.00178464168807113" calcext:value-type="float">
            <text:p>0,0017846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61" calcext:value-type="float">
            <text:p>50061</text:p>
          </table:table-cell>
          <table:table-cell office:value-type="float" office:value="46748" calcext:value-type="float">
            <text:p>46748</text:p>
          </table:table-cell>
          <table:table-cell office:value-type="float" office:value="3314" calcext:value-type="float">
            <text:p>3314</text:p>
          </table:table-cell>
          <table:table-cell table:formula="of:=[.C40]/[.B40]" office:value-type="float" office:value="0.933820738698787" calcext:value-type="float">
            <text:p>0,9338207387</text:p>
          </table:table-cell>
          <table:table-cell/>
        </table:table-row>
      </table:table>
      <table:table table:name="cube data" table:style-name="ta1">
        <table:shapes>
          <draw:frame draw:z-index="0" draw:style-name="gr1" draw:text-style-name="P1" svg:width="159.99mm" svg:height="89.99mm" svg:x="187.96mm" svg:y="14.27mm">
            <loext:p draw:notify-on-update-of-ranges="'cube data'.E2:'cube data'.E3 'cube data'.E4:'cube data'.E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359.21mm" svg:y="17.47mm">
            <loext:p draw:notify-on-update-of-ranges="'cube data'.F2:'cube data'.F3 'cube data'.F4:'cube data'.F1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  <table:table-cell office:value-type="string" calcext:value-type="string">
            <text:p>d(nb sq / le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  <table:table-cell table:formula="of:=[.E5]-[.E4]" office:value-type="float" office:value="-0.0666666666666667" calcext:value-type="float">
            <text:p>-0,0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5]/[.B5]" office:value-type="float" office:value="0.6" calcext:value-type="float">
            <text:p>0,6</text:p>
          </table:table-cell>
          <table:table-cell table:formula="of:=[.E6]-[.E5]"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formula="of:=[.C6]/[.B6]" office:value-type="float" office:value="0.4" calcext:value-type="float">
            <text:p>0,4</text:p>
          </table:table-cell>
          <table:table-cell table:formula="of:=[.E7]-[.E6]" office:value-type="float" office:value="-0.0111111111111111" calcext:value-type="float">
            <text:p>-0,0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formula="of:=[.C7]/[.B7]" office:value-type="float" office:value="0.388888888888889" calcext:value-type="float">
            <text:p>0,3888888889</text:p>
          </table:table-cell>
          <table:table-cell table:formula="of:=[.E8]-[.E7]" office:value-type="float" office:value="0.0432950191570881" calcext:value-type="float">
            <text:p>0,0432950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188" calcext:value-type="float">
            <text:p>188</text:p>
          </table:table-cell>
          <table:table-cell office:value-type="float" office:value="248" calcext:value-type="float">
            <text:p>248</text:p>
          </table:table-cell>
          <table:table-cell table:formula="of:=[.C8]/[.B8]" office:value-type="float" office:value="0.432183908045977" calcext:value-type="float">
            <text:p>0,432183908</text:p>
          </table:table-cell>
          <table:table-cell table:formula="of:=[.E9]-[.E8]" office:value-type="float" office:value="0.0772291595066254" calcext:value-type="float">
            <text:p>0,077229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3" calcext:value-type="float">
            <text:p>903</text:p>
          </table:table-cell>
          <table:table-cell office:value-type="float" office:value="460" calcext:value-type="float">
            <text:p>460</text:p>
          </table:table-cell>
          <table:table-cell office:value-type="float" office:value="444" calcext:value-type="float">
            <text:p>444</text:p>
          </table:table-cell>
          <table:table-cell table:formula="of:=[.C9]/[.B9]" office:value-type="float" office:value="0.509413067552602" calcext:value-type="float">
            <text:p>0,5094130676</text:p>
          </table:table-cell>
          <table:table-cell table:formula="of:=[.E10]-[.E9]" office:value-type="float" office:value="0.0596345514950166" calcext:value-type="float">
            <text:p>0,0596345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956" calcext:value-type="float">
            <text:p>956</text:p>
          </table:table-cell>
          <table:table-cell office:value-type="float" office:value="725" calcext:value-type="float">
            <text:p>725</text:p>
          </table:table-cell>
          <table:table-cell table:formula="of:=[.C10]/[.B10]" office:value-type="float" office:value="0.569047619047619" calcext:value-type="float">
            <text:p>0,569047619</text:p>
          </table:table-cell>
          <table:table-cell table:formula="of:=[.E11]-[.E10]" office:value-type="float" office:value="0.0479662698412698" calcext:value-type="float">
            <text:p>0,0479662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0" calcext:value-type="float">
            <text:p>2880</text:p>
          </table:table-cell>
          <table:table-cell office:value-type="float" office:value="1777" calcext:value-type="float">
            <text:p>1777</text:p>
          </table:table-cell>
          <table:table-cell office:value-type="float" office:value="1104" calcext:value-type="float">
            <text:p>1104</text:p>
          </table:table-cell>
          <table:table-cell table:formula="of:=[.C11]/[.B11]" office:value-type="float" office:value="0.617013888888889" calcext:value-type="float">
            <text:p>0,6170138889</text:p>
          </table:table-cell>
          <table:table-cell table:formula="of:=[.E12]-[.E11]" office:value-type="float" office:value="0.0384337918015103" calcext:value-type="float">
            <text:p>0,03843379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35" calcext:value-type="float">
            <text:p>4635</text:p>
          </table:table-cell>
          <table:table-cell office:value-type="float" office:value="3038" calcext:value-type="float">
            <text:p>3038</text:p>
          </table:table-cell>
          <table:table-cell office:value-type="float" office:value="1598" calcext:value-type="float">
            <text:p>1598</text:p>
          </table:table-cell>
          <table:table-cell table:formula="of:=[.C12]/[.B12]" office:value-type="float" office:value="0.655447680690399" calcext:value-type="float">
            <text:p>0,6554476807</text:p>
          </table:table-cell>
          <table:table-cell table:formula="of:=[.E13]-[.E12]" office:value-type="float" office:value="0.03179685771693" calcext:value-type="float">
            <text:p>0,03179685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95" calcext:value-type="float">
            <text:p>7095</text:p>
          </table:table-cell>
          <table:table-cell office:value-type="float" office:value="4876" calcext:value-type="float">
            <text:p>4876</text:p>
          </table:table-cell>
          <table:table-cell office:value-type="float" office:value="2220" calcext:value-type="float">
            <text:p>2220</text:p>
          </table:table-cell>
          <table:table-cell table:formula="of:=[.C13]/[.B13]" office:value-type="float" office:value="0.687244538407329" calcext:value-type="float">
            <text:p>0,6872445384</text:p>
          </table:table-cell>
          <table:table-cell table:formula="of:=[.E14]-[.E13]" office:value-type="float" office:value="0.0264110043621377" calcext:value-type="float">
            <text:p>0,0264110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28" calcext:value-type="float">
            <text:p>10428</text:p>
          </table:table-cell>
          <table:table-cell office:value-type="float" office:value="7442" calcext:value-type="float">
            <text:p>7442</text:p>
          </table:table-cell>
          <table:table-cell office:value-type="float" office:value="2987" calcext:value-type="float">
            <text:p>2987</text:p>
          </table:table-cell>
          <table:table-cell table:formula="of:=[.C14]/[.B14]" office:value-type="float" office:value="0.713655542769467" calcext:value-type="float">
            <text:p>0,7136555428</text:p>
          </table:table-cell>
          <table:table-cell table:formula="of:=[.E15]-[.E14]" office:value-type="float" office:value="0.0224443222777666" calcext:value-type="float">
            <text:p>0,0224443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820" calcext:value-type="float">
            <text:p>14820</text:p>
          </table:table-cell>
          <table:table-cell office:value-type="float" office:value="10909" calcext:value-type="float">
            <text:p>10909</text:p>
          </table:table-cell>
          <table:table-cell office:value-type="float" office:value="3912" calcext:value-type="float">
            <text:p>3912</text:p>
          </table:table-cell>
          <table:table-cell table:formula="of:=[.C15]/[.B15]" office:value-type="float" office:value="0.736099865047233" calcext:value-type="float">
            <text:p>0,736099865</text:p>
          </table:table-cell>
          <table:table-cell table:formula="of:=[.E16]-[.E15]" office:value-type="float" office:value="0.0191626502152819" calcext:value-type="float">
            <text:p>0,01916265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75" calcext:value-type="float">
            <text:p>20475</text:p>
          </table:table-cell>
          <table:table-cell office:value-type="float" office:value="15464" calcext:value-type="float">
            <text:p>15464</text:p>
          </table:table-cell>
          <table:table-cell office:value-type="float" office:value="5012" calcext:value-type="float">
            <text:p>5012</text:p>
          </table:table-cell>
          <table:table-cell table:formula="of:=[.C16]/[.B16]" office:value-type="float" office:value="0.755262515262515" calcext:value-type="float">
            <text:p>0,7552625153</text:p>
          </table:table-cell>
          <table:table-cell table:formula="of:=[.E17]-[.E16]" office:value-type="float" office:value="0.0166368148117197" calcext:value-type="float">
            <text:p>0,0166368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615" calcext:value-type="float">
            <text:p>27615</text:p>
          </table:table-cell>
          <table:table-cell office:value-type="float" office:value="21316" calcext:value-type="float">
            <text:p>21316</text:p>
          </table:table-cell>
          <table:table-cell office:value-type="float" office:value="6300" calcext:value-type="float">
            <text:p>6300</text:p>
          </table:table-cell>
          <table:table-cell table:formula="of:=[.C17]/[.B17]" office:value-type="float" office:value="0.771899330074235" calcext:value-type="float">
            <text:p>0,7718993301</text:p>
          </table:table-cell>
          <table:table-cell table:formula="of:=[.E18]-[.E17]" office:value-type="float" office:value="0.0145041786976947" calcext:value-type="float">
            <text:p>0,0145041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480" calcext:value-type="float">
            <text:p>36480</text:p>
          </table:table-cell>
          <table:table-cell office:value-type="float" office:value="28688" calcext:value-type="float">
            <text:p>28688</text:p>
          </table:table-cell>
          <table:table-cell office:value-type="float" office:value="7793" calcext:value-type="float">
            <text:p>7793</text:p>
          </table:table-cell>
          <table:table-cell table:formula="of:=[.C18]/[.B18]" office:value-type="float" office:value="0.78640350877193" calcext:value-type="float">
            <text:p>0,7864035088</text:p>
          </table:table-cell>
          <table:table-cell table:formula="of:=[.E19]-[.E18]" office:value-type="float" office:value="0.0128062613430128" calcext:value-type="float">
            <text:p>0,0128062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328" calcext:value-type="float">
            <text:p>47328</text:p>
          </table:table-cell>
          <table:table-cell office:value-type="float" office:value="37825" calcext:value-type="float">
            <text:p>37825</text:p>
          </table:table-cell>
          <table:table-cell office:value-type="float" office:value="9504" calcext:value-type="float">
            <text:p>9504</text:p>
          </table:table-cell>
          <table:table-cell table:formula="of:=[.C19]/[.B19]" office:value-type="float" office:value="0.799209770114943" calcext:value-type="float">
            <text:p>0,7992097701</text:p>
          </table:table-cell>
          <table:table-cell table:formula="of:=[.E20]-[.E19]" office:value-type="float" office:value="0.0113470264433432" calcext:value-type="float">
            <text:p>0,0113470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435" calcext:value-type="float">
            <text:p>60435</text:p>
          </table:table-cell>
          <table:table-cell office:value-type="float" office:value="48986" calcext:value-type="float">
            <text:p>48986</text:p>
          </table:table-cell>
          <table:table-cell office:value-type="float" office:value="11450" calcext:value-type="float">
            <text:p>11450</text:p>
          </table:table-cell>
          <table:table-cell table:formula="of:=[.C20]/[.B20]" office:value-type="float" office:value="0.810556796558286" calcext:value-type="float">
            <text:p>0,8105567966</text:p>
          </table:table-cell>
          <table:table-cell/>
        </table:table-row>
      </table:table>
      <table:table table:name="pow2 data" table:style-name="ta1">
        <table:shapes>
          <draw:frame draw:z-index="0" draw:style-name="gr1" draw:text-style-name="P1" svg:width="159.99mm" svg:height="89.99mm" svg:x="126.56mm" svg:y="2.86mm">
            <loext:p draw:notify-on-update-of-ranges="'pow2 data'.E2:'pow2 data'.E3 'pow2 data'.E4:'pow2 data'.E1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/[.B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6875" calcext:value-type="float">
            <text:p>0,6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C6]/[.B6]" office:value-type="float" office:value="0.647058823529412" calcext:value-type="float">
            <text:p>0,6470588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formula="of:=[.C7]/[.B7]" office:value-type="float" office:value="0.602941176470588" calcext:value-type="float">
            <text:p>0,6029411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formula="of:=[.C8]/[.B8]" office:value-type="float" office:value="0.567164179104478" calcext:value-type="float">
            <text:p>0,5671641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table:formula="of:=[.C9]/[.B9]" office:value-type="float" office:value="0.541666666666667" calcext:value-type="float">
            <text:p>0,541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2" calcext:value-type="float">
            <text:p>522</text:p>
          </table:table-cell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table:formula="of:=[.C10]/[.B10]" office:value-type="float" office:value="0.524904214559387" calcext:value-type="float">
            <text:p>0,5249042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6" calcext:value-type="float">
            <text:p>1036</text:p>
          </table:table-cell>
          <table:table-cell office:value-type="float" office:value="533" calcext:value-type="float">
            <text:p>533</text:p>
          </table:table-cell>
          <table:table-cell office:value-type="float" office:value="504" calcext:value-type="float">
            <text:p>504</text:p>
          </table:table-cell>
          <table:table-cell table:formula="of:=[.C11]/[.B11]" office:value-type="float" office:value="0.514478764478764" calcext:value-type="float">
            <text:p>0,51447876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2" calcext:value-type="float">
            <text:p>2062</text:p>
          </table:table-cell>
          <table:table-cell office:value-type="float" office:value="1048" calcext:value-type="float">
            <text:p>1048</text:p>
          </table:table-cell>
          <table:table-cell office:value-type="float" office:value="1015" calcext:value-type="float">
            <text:p>1015</text:p>
          </table:table-cell>
          <table:table-cell table:formula="of:=[.C12]/[.B12]" office:value-type="float" office:value="0.508244422890398" calcext:value-type="float">
            <text:p>0,50824442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12" calcext:value-type="float">
            <text:p>4112</text:p>
          </table:table-cell>
          <table:table-cell office:value-type="float" office:value="2075" calcext:value-type="float">
            <text:p>2075</text:p>
          </table:table-cell>
          <table:table-cell office:value-type="float" office:value="2038" calcext:value-type="float">
            <text:p>2038</text:p>
          </table:table-cell>
          <table:table-cell table:formula="of:=[.C13]/[.B13]" office:value-type="float" office:value="0.504620622568093" calcext:value-type="float">
            <text:p>0,5046206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10" calcext:value-type="float">
            <text:p>8210</text:p>
          </table:table-cell>
          <table:table-cell office:value-type="float" office:value="4126" calcext:value-type="float">
            <text:p>4126</text:p>
          </table:table-cell>
          <table:table-cell office:value-type="float" office:value="4085" calcext:value-type="float">
            <text:p>4085</text:p>
          </table:table-cell>
          <table:table-cell table:formula="of:=[.C14]/[.B14]" office:value-type="float" office:value="0.502557856272838" calcext:value-type="float">
            <text:p>0,50255785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04" calcext:value-type="float">
            <text:p>16404</text:p>
          </table:table-cell>
          <table:table-cell office:value-type="float" office:value="8225" calcext:value-type="float">
            <text:p>8225</text:p>
          </table:table-cell>
          <table:table-cell office:value-type="float" office:value="8180" calcext:value-type="float">
            <text:p>8180</text:p>
          </table:table-cell>
          <table:table-cell table:formula="of:=[.C15]/[.B15]" office:value-type="float" office:value="0.5014020970495" calcext:value-type="float">
            <text:p>0,501402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790" calcext:value-type="float">
            <text:p>32790</text:p>
          </table:table-cell>
          <table:table-cell office:value-type="float" office:value="16420" calcext:value-type="float">
            <text:p>16420</text:p>
          </table:table-cell>
          <table:table-cell office:value-type="float" office:value="16371" calcext:value-type="float">
            <text:p>16371</text:p>
          </table:table-cell>
          <table:table-cell table:formula="of:=[.C16]/[.B16]" office:value-type="float" office:value="0.500762427569381" calcext:value-type="float">
            <text:p>0,50076242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560" calcext:value-type="float">
            <text:p>65560</text:p>
          </table:table-cell>
          <table:table-cell office:value-type="float" office:value="32807" calcext:value-type="float">
            <text:p>32807</text:p>
          </table:table-cell>
          <table:table-cell office:value-type="float" office:value="32754" calcext:value-type="float">
            <text:p>32754</text:p>
          </table:table-cell>
          <table:table-cell table:formula="of:=[.C17]/[.B17]" office:value-type="float" office:value="0.500411836485662" calcext:value-type="float">
            <text:p>0,5004118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00-00-00</text:date>, <text:time style:data-style-name="N2" text:time-value="16:09:34.037341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17:27.066486253</meta:creation-date>
    <meta:generator>LibreOffice/5.1.6.2$Linux_X86_64 LibreOffice_project/10m0$Build-2</meta:generator>
    <dc:date>2017-07-11T17:17:58.230746856</dc:date>
    <meta:editing-duration>PT3H33M29S</meta:editing-duration>
    <meta:editing-cycles>47</meta:editing-cycles>
    <meta:document-statistic meta:table-count="14" meta:cell-count="303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454cm" style:legend-expansion="high" chart:style-name="ch2"/>
        <chart:plot-area chart:style-name="ch3" table:cell-range-address="data.A4:data.D105" chart:data-source-has-labels="row" svg:x="0.32cm" svg:y="0.18cm" svg:width="13.652cm" svg:height="8.64cm">
          <chartooo:coordinate-region svg:x="1.312cm" svg:y="0.301cm" svg:width="12.33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5:data.A105" chart:label-cell-address="data.A4:data.A4" chart:class="chart:line">
            <chart:data-point chart:repeated="101"/>
          </chart:series>
          <chart:series chart:style-name="ch7" chart:values-cell-range-address="data.B5:data.B105" chart:label-cell-address="data.B4:data.B4" chart:class="chart:line">
            <chart:data-point chart:repeated="101"/>
          </chart:series>
          <chart:series chart:style-name="ch8" chart:values-cell-range-address="data.C5:data.C105" chart:label-cell-address="data.C4:data.C4" chart:class="chart:line">
            <chart:data-point chart:repeated="101"/>
          </chart:series>
          <chart:series chart:style-name="ch9" chart:values-cell-range-address="data.D5:data.D105" chart:label-cell-address="data.D4:data.D4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ata.A4:data.A4</svg:desc>
                </draw:g>
              </table:table-cell>
              <table:table-cell office:value-type="string">
                <text:p>len</text:p>
                <draw:g>
                  <svg:desc>data.B4:data.B4</svg:desc>
                </draw:g>
              </table:table-cell>
              <table:table-cell office:value-type="string">
                <text:p>sq</text:p>
                <draw:g>
                  <svg:desc>data.C4:data.C4</svg:desc>
                </draw:g>
              </table:table-cell>
              <table:table-cell office:value-type="string">
                <text:p>defect</text:p>
                <draw:g>
                  <svg:desc>data.D4:data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5:data.A105</svg:desc>
                </draw:g>
              </table:table-cell>
              <table:table-cell office:value-type="float" office:value="0">
                <text:p>0</text:p>
                <draw:g>
                  <svg:desc>data.B5:data.B105</svg:desc>
                </draw:g>
              </table:table-cell>
              <table:table-cell office:value-type="float" office:value="1">
                <text:p>1</text:p>
                <draw:g>
                  <svg:desc>data.C5:data.C105</svg:desc>
                </draw:g>
              </table:table-cell>
              <table:table-cell office:value-type="float" office:value="0">
                <text:p>0</text:p>
                <draw:g>
                  <svg:desc>data.D5:data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188">
                <text:p>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94">
                <text:p>294</text:p>
              </table:table-cell>
              <table:table-cell office:value-type="float" office:value="262">
                <text:p>2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8">
                <text:p>338</text:p>
              </table:table-cell>
              <table:table-cell office:value-type="float" office:value="304">
                <text:p>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5">
                <text:p>385</text:p>
              </table:table-cell>
              <table:table-cell office:value-type="float" office:value="348">
                <text:p>3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35">
                <text:p>435</text:p>
              </table:table-cell>
              <table:table-cell office:value-type="float" office:value="396">
                <text:p>3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8">
                <text:p>488</text:p>
              </table:table-cell>
              <table:table-cell office:value-type="float" office:value="446">
                <text:p>4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44">
                <text:p>544</text:p>
              </table:table-cell>
              <table:table-cell office:value-type="float" office:value="500">
                <text:p>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03">
                <text:p>603</text:p>
              </table:table-cell>
              <table:table-cell office:value-type="float" office:value="556">
                <text:p>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5">
                <text:p>665</text:p>
              </table:table-cell>
              <table:table-cell office:value-type="float" office:value="616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30">
                <text:p>730</text:p>
              </table:table-cell>
              <table:table-cell office:value-type="float" office:value="678">
                <text:p>6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98">
                <text:p>798</text:p>
              </table:table-cell>
              <table:table-cell office:value-type="float" office:value="744">
                <text:p>7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9">
                <text:p>869</text:p>
              </table:table-cell>
              <table:table-cell office:value-type="float" office:value="812">
                <text:p>8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43">
                <text:p>943</text:p>
              </table:table-cell>
              <table:table-cell office:value-type="float" office:value="884">
                <text:p>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958">
                <text:p>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036">
                <text:p>10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83">
                <text:p>1183</text:p>
              </table:table-cell>
              <table:table-cell office:value-type="float" office:value="1116">
                <text:p>1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69">
                <text:p>1269</text:p>
              </table:table-cell>
              <table:table-cell office:value-type="float" office:value="1200">
                <text:p>1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58">
                <text:p>1358</text:p>
              </table:table-cell>
              <table:table-cell office:value-type="float" office:value="1286">
                <text:p>12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1376">
                <text:p>13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45">
                <text:p>1545</text:p>
              </table:table-cell>
              <table:table-cell office:value-type="float" office:value="1468">
                <text:p>14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43">
                <text:p>1643</text:p>
              </table:table-cell>
              <table:table-cell office:value-type="float" office:value="1564">
                <text:p>15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44">
                <text:p>1744</text:p>
              </table:table-cell>
              <table:table-cell office:value-type="float" office:value="1662">
                <text:p>16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48">
                <text:p>1848</text:p>
              </table:table-cell>
              <table:table-cell office:value-type="float" office:value="1764">
                <text:p>17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55">
                <text:p>1955</text:p>
              </table:table-cell>
              <table:table-cell office:value-type="float" office:value="1868">
                <text:p>1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65">
                <text:p>2065</text:p>
              </table:table-cell>
              <table:table-cell office:value-type="float" office:value="1976">
                <text:p>1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78">
                <text:p>2178</text:p>
              </table:table-cell>
              <table:table-cell office:value-type="float" office:value="2086">
                <text:p>20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94">
                <text:p>2294</text:p>
              </table:table-cell>
              <table:table-cell office:value-type="float" office:value="2200">
                <text:p>2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3">
                <text:p>2413</text:p>
              </table:table-cell>
              <table:table-cell office:value-type="float" office:value="2316">
                <text:p>23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35">
                <text:p>2535</text:p>
              </table:table-cell>
              <table:table-cell office:value-type="float" office:value="2436">
                <text:p>2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  <table:table-cell office:value-type="float" office:value="2558">
                <text:p>25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88">
                <text:p>2788</text:p>
              </table:table-cell>
              <table:table-cell office:value-type="float" office:value="2684">
                <text:p>26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19">
                <text:p>2919</text:p>
              </table:table-cell>
              <table:table-cell office:value-type="float" office:value="2812">
                <text:p>28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53">
                <text:p>3053</text:p>
              </table:table-cell>
              <table:table-cell office:value-type="float" office:value="2944">
                <text:p>29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190">
                <text:p>3190</text:p>
              </table:table-cell>
              <table:table-cell office:value-type="float" office:value="3078">
                <text:p>30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330">
                <text:p>3330</text:p>
              </table:table-cell>
              <table:table-cell office:value-type="float" office:value="3216">
                <text:p>3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73">
                <text:p>3473</text:p>
              </table:table-cell>
              <table:table-cell office:value-type="float" office:value="3356">
                <text:p>33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768">
                <text:p>3768</text:p>
              </table:table-cell>
              <table:table-cell office:value-type="float" office:value="3646">
                <text:p>36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20">
                <text:p>3920</text:p>
              </table:table-cell>
              <table:table-cell office:value-type="float" office:value="3796">
                <text:p>37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075">
                <text:p>4075</text:p>
              </table:table-cell>
              <table:table-cell office:value-type="float" office:value="3948">
                <text:p>39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233">
                <text:p>4233</text:p>
              </table:table-cell>
              <table:table-cell office:value-type="float" office:value="4104">
                <text:p>41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394">
                <text:p>4394</text:p>
              </table:table-cell>
              <table:table-cell office:value-type="float" office:value="4262">
                <text:p>42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58">
                <text:p>4558</text:p>
              </table:table-cell>
              <table:table-cell office:value-type="float" office:value="4424">
                <text:p>44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725">
                <text:p>4725</text:p>
              </table:table-cell>
              <table:table-cell office:value-type="float" office:value="4588">
                <text:p>4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95">
                <text:p>4895</text:p>
              </table:table-cell>
              <table:table-cell office:value-type="float" office:value="4756">
                <text:p>47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068">
                <text:p>5068</text:p>
              </table:table-cell>
              <table:table-cell office:value-type="float" office:value="4926">
                <text:p>49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244">
                <text:p>5244</text:p>
              </table:table-cell>
              <table:table-cell office:value-type="float" office:value="5100">
                <text:p>5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423">
                <text:p>5423</text:p>
              </table:table-cell>
              <table:table-cell office:value-type="float" office:value="5276">
                <text:p>52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05">
                <text:p>5605</text:p>
              </table:table-cell>
              <table:table-cell office:value-type="float" office:value="5456">
                <text:p>5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790">
                <text:p>5790</text:p>
              </table:table-cell>
              <table:table-cell office:value-type="float" office:value="5638">
                <text:p>56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78">
                <text:p>5978</text:p>
              </table:table-cell>
              <table:table-cell office:value-type="float" office:value="5824">
                <text:p>58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69">
                <text:p>6169</text:p>
              </table:table-cell>
              <table:table-cell office:value-type="float" office:value="6012">
                <text:p>60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63">
                <text:p>6363</text:p>
              </table:table-cell>
              <table:table-cell office:value-type="float" office:value="6204">
                <text:p>62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60">
                <text:p>6560</text:p>
              </table:table-cell>
              <table:table-cell office:value-type="float" office:value="6398">
                <text:p>63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60">
                <text:p>6760</text:p>
              </table:table-cell>
              <table:table-cell office:value-type="float" office:value="6596">
                <text:p>65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963">
                <text:p>6963</text:p>
              </table:table-cell>
              <table:table-cell office:value-type="float" office:value="6796">
                <text:p>67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169">
                <text:p>7169</text:p>
              </table:table-cell>
              <table:table-cell office:value-type="float" office:value="7000">
                <text:p>7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78">
                <text:p>7378</text:p>
              </table:table-cell>
              <table:table-cell office:value-type="float" office:value="7206">
                <text:p>72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590">
                <text:p>7590</text:p>
              </table:table-cell>
              <table:table-cell office:value-type="float" office:value="7416">
                <text:p>7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805">
                <text:p>7805</text:p>
              </table:table-cell>
              <table:table-cell office:value-type="float" office:value="7628">
                <text:p>76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023">
                <text:p>8023</text:p>
              </table:table-cell>
              <table:table-cell office:value-type="float" office:value="7844">
                <text:p>7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244">
                <text:p>8244</text:p>
              </table:table-cell>
              <table:table-cell office:value-type="float" office:value="8062">
                <text:p>80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68">
                <text:p>8468</text:p>
              </table:table-cell>
              <table:table-cell office:value-type="float" office:value="8284">
                <text:p>82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95">
                <text:p>8695</text:p>
              </table:table-cell>
              <table:table-cell office:value-type="float" office:value="8508">
                <text:p>85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925">
                <text:p>8925</text:p>
              </table:table-cell>
              <table:table-cell office:value-type="float" office:value="8736">
                <text:p>87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58">
                <text:p>9158</text:p>
              </table:table-cell>
              <table:table-cell office:value-type="float" office:value="8966">
                <text:p>89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394">
                <text:p>9394</text:p>
              </table:table-cell>
              <table:table-cell office:value-type="float" office:value="9200">
                <text:p>9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633">
                <text:p>9633</text:p>
              </table:table-cell>
              <table:table-cell office:value-type="float" office:value="9436">
                <text:p>94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875">
                <text:p>9875</text:p>
              </table:table-cell>
              <table:table-cell office:value-type="float" office:value="9676">
                <text:p>96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120">
                <text:p>10120</text:p>
              </table:table-cell>
              <table:table-cell office:value-type="float" office:value="9918">
                <text:p>99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368">
                <text:p>10368</text:p>
              </table:table-cell>
              <table:table-cell office:value-type="float" office:value="10164">
                <text:p>101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619">
                <text:p>10619</text:p>
              </table:table-cell>
              <table:table-cell office:value-type="float" office:value="10412">
                <text:p>104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873">
                <text:p>10873</text:p>
              </table:table-cell>
              <table:table-cell office:value-type="float" office:value="10664">
                <text:p>106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130">
                <text:p>11130</text:p>
              </table:table-cell>
              <table:table-cell office:value-type="float" office:value="10918">
                <text:p>1091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390">
                <text:p>11390</text:p>
              </table:table-cell>
              <table:table-cell office:value-type="float" office:value="11176">
                <text:p>1117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653">
                <text:p>11653</text:p>
              </table:table-cell>
              <table:table-cell office:value-type="float" office:value="11436">
                <text:p>114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919">
                <text:p>11919</text:p>
              </table:table-cell>
              <table:table-cell office:value-type="float" office:value="11700">
                <text:p>117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188">
                <text:p>12188</text:p>
              </table:table-cell>
              <table:table-cell office:value-type="float" office:value="11966">
                <text:p>1196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460">
                <text:p>12460</text:p>
              </table:table-cell>
              <table:table-cell office:value-type="float" office:value="12236">
                <text:p>12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2735">
                <text:p>12735</text:p>
              </table:table-cell>
              <table:table-cell office:value-type="float" office:value="12508">
                <text:p>125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013">
                <text:p>13013</text:p>
              </table:table-cell>
              <table:table-cell office:value-type="float" office:value="12784">
                <text:p>1278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294">
                <text:p>13294</text:p>
              </table:table-cell>
              <table:table-cell office:value-type="float" office:value="13062">
                <text:p>1306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578">
                <text:p>13578</text:p>
              </table:table-cell>
              <table:table-cell office:value-type="float" office:value="13344">
                <text:p>133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865">
                <text:p>13865</text:p>
              </table:table-cell>
              <table:table-cell office:value-type="float" office:value="13628">
                <text:p>136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155">
                <text:p>14155</text:p>
              </table:table-cell>
              <table:table-cell office:value-type="float" office:value="13916">
                <text:p>139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448">
                <text:p>14448</text:p>
              </table:table-cell>
              <table:table-cell office:value-type="float" office:value="14206">
                <text:p>1420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744">
                <text:p>14744</text:p>
              </table:table-cell>
              <table:table-cell office:value-type="float" office:value="14500">
                <text:p>145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043">
                <text:p>15043</text:p>
              </table:table-cell>
              <table:table-cell office:value-type="float" office:value="14796">
                <text:p>1479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5345">
                <text:p>15345</text:p>
              </table:table-cell>
              <table:table-cell office:value-type="float" office:value="15096">
                <text:p>150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5650">
                <text:p>15650</text:p>
              </table:table-cell>
              <table:table-cell office:value-type="float" office:value="15398">
                <text:p>15398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'cube data'.E2:'cube data'.E20" chart:data-source-has-labels="row" svg:x="0.32cm" svg:y="0.18cm" svg:width="12.885cm" svg:height="8.64cm">
          <chartooo:coordinate-region svg:x="1.047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ube data'.E4:'cube data'.E20" chart:label-cell-address="'cube data'.E2:'cube data'.E3" chart:class="chart:scatte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cube data'.E2:'cube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'cube data'.E4:'cube data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2183908045977">
                <text:p>0.432183908045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9413067552602">
                <text:p>0.509413067552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9047619047619">
                <text:p>0.569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7013888888889">
                <text:p>0.617013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5447680690399">
                <text:p>0.655447680690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7244538407329">
                <text:p>0.687244538407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655542769467">
                <text:p>0.713655542769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6099865047233">
                <text:p>0.736099865047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5262515262515">
                <text:p>0.755262515262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1899330074235">
                <text:p>0.771899330074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640350877193">
                <text:p>0.78640350877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9209770114943">
                <text:p>0.799209770114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0556796558286">
                <text:p>0.8105567965582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8cm" svg:y="4.201cm" style:legend-expansion="high" chart:style-name="ch2"/>
        <chart:plot-area chart:style-name="ch3" table:cell-range-address="'cube data'.F2:'cube data'.F16" chart:data-source-has-labels="row" svg:x="0.32cm" svg:y="0.18cm" svg:width="12.488cm" svg:height="8.64cm">
          <chartooo:coordinate-region svg:x="1.338cm" svg:y="0.38cm" svg:width="11.28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ube data'.F4:'cube data'.F16" chart:label-cell-address="'cube data'.F2:'cube data'.F3" chart:class="chart:scatte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nb sq / len)</text:p>
                <text:list>
                  <text:list-item>
                    <text:p>d(nb sq / len)</text:p>
                  </text:list-item>
                  <text:list-item>
                    <text:p/>
                  </text:list-item>
                </text:list>
                <draw:g>
                  <svg:desc>'cube data'.F2:'cube data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66666666666667">
                <text:p>-0.0666666666666667</text:p>
                <draw:g>
                  <svg:desc>'cube data'.F4:'cube data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11111111111111">
                <text:p>-0.0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2950191570881">
                <text:p>0.0432950191570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72291595066254">
                <text:p>0.0772291595066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6345514950166">
                <text:p>0.0596345514950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9662698412698">
                <text:p>0.047966269841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84337918015103">
                <text:p>0.0384337918015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79685771693">
                <text:p>0.03179685771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4110043621377">
                <text:p>0.0264110043621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4443222777666">
                <text:p>0.0224443222777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626502152819">
                <text:p>0.0191626502152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368148117197">
                <text:p>0.01663681481171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25cm" svg:y="4.201cm" style:legend-expansion="high" chart:style-name="ch2"/>
        <chart:plot-area chart:style-name="ch3" table:cell-range-address="'pow2 data'.E2:'pow2 data'.E17" chart:data-source-has-labels="row" svg:x="0.32cm" svg:y="0.18cm" svg:width="12.885cm" svg:height="8.64cm">
          <chartooo:coordinate-region svg:x="1.047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w2 data'.E4:'pow2 data'.E17" chart:label-cell-address="'pow2 data'.E2:'pow2 data'.E3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pow2 data'.E2:'pow2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'pow2 data'.E4:'pow2 data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941176470588">
                <text:p>0.602941176470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7164179104478">
                <text:p>0.567164179104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4904214559387">
                <text:p>0.524904214559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4478764478764">
                <text:p>0.514478764478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8244422890398">
                <text:p>0.508244422890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4620622568093">
                <text:p>0.504620622568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2557856272838">
                <text:p>0.502557856272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4020970495">
                <text:p>0.5014020970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762427569381">
                <text:p>0.500762427569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0411836485662">
                <text:p>0.5004118364856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'square data'.F6:'square data'.F38" svg:x="0.32cm" svg:y="0.18cm" svg:width="13.044cm" svg:height="8.64cm">
          <chartooo:coordinate-region svg:x="1.232cm" svg:y="0.38cm" svg:width="11.94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quare data'.F6:'square data'.F38" chart:class="chart:scatter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06060606060606">
                <text:p>0.0606060606060606</text:p>
                <draw:g>
                  <svg:desc>'square data'.F6:'square data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3939393939394">
                <text:p>0.0473939393939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2769953051644">
                <text:p>0.0492769953051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1753856472166">
                <text:p>0.0361753856472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547619047619">
                <text:p>0.0325476190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0548523206752">
                <text:p>0.0250548523206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2784810126582">
                <text:p>0.0222784810126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8839239856189">
                <text:p>0.0178839239856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0188043655081">
                <text:p>0.0160188043655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2767588283602">
                <text:p>0.0132767588283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0123566598763">
                <text:p>0.0120123566598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202095554576">
                <text:p>0.010202095554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31863545635991">
                <text:p>0.0093186354563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06633459333672">
                <text:p>0.00806633459333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42931452836748">
                <text:p>0.00742931452836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52921284036634">
                <text:p>0.0065292128403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05661838932858">
                <text:p>0.00605661838932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3889427087821">
                <text:p>0.0053889427087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02950567426275">
                <text:p>0.00502950567426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52105271403036">
                <text:p>0.00452105271403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24173055029953">
                <text:p>0.00424173055029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84585136230886">
                <text:p>0.00384585136230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62469969726575">
                <text:p>0.00362469969726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31058425167408">
                <text:p>0.00331058425167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13262083551724">
                <text:p>0.00313262083551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87928333556697">
                <text:p>0.0028792833355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3402108643428">
                <text:p>0.002734021086434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52678011720797">
                <text:p>0.00252678011720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40671280801608">
                <text:p>0.00240671280801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23505465341201">
                <text:p>0.00223505465341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13470135507343">
                <text:p>0.00213470135507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99094044498693">
                <text:p>0.00199094044498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90622688084618">
                <text:p>0.001906226880846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952cm" style:legend-expansion="high" chart:style-name="ch2"/>
        <chart:plot-area chart:style-name="ch3" table:cell-range-address="defect.A2:defect.B103" chart:data-source-has-labels="row" svg:x="0.32cm" svg:y="0.18cm" svg:width="13.652cm" svg:height="8.64cm">
          <chartooo:coordinate-region svg:x="1.127cm" svg:y="0.301cm" svg:width="12.7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ect.A3:defect.A103" chart:label-cell-address="defect.A2:defect.A2" chart:class="chart:line">
            <chart:data-point chart:repeated="101"/>
          </chart:series>
          <chart:series chart:style-name="ch7" chart:values-cell-range-address="defect.B3:defect.B103" chart:label-cell-address="defect.B2:defect.B2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efect.A2:defect.A2</svg:desc>
                </draw:g>
              </table:table-cell>
              <table:table-cell office:value-type="string">
                <text:p>defect</text:p>
                <draw:g>
                  <svg:desc>defect.B2:defec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fect.A3:defect.A103</svg:desc>
                </draw:g>
              </table:table-cell>
              <table:table-cell office:value-type="float" office:value="0">
                <text:p>0</text:p>
                <draw:g>
                  <svg:desc>defect.B3:defect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52cm" style:legend-expansion="high" chart:style-name="ch2"/>
        <chart:plot-area chart:style-name="ch3" table:cell-range-address="'sq density'.A2:'sq density'.A103 'sq density'.D2:'sq density'.D103" chart:data-source-has-labels="row" svg:x="0.32cm" svg:y="0.18cm" svg:width="13.017cm" svg:height="8.64cm">
          <chartooo:coordinate-region svg:x="1.188cm" svg:y="0.301cm" svg:width="12.008cm" svg:height="7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q density'.A3:'sq density'.A103" chart:label-cell-address="'sq density'.A2:'sq density'.A2" chart:class="chart:line">
            <chart:data-point chart:repeated="101"/>
          </chart:series>
          <chart:series chart:style-name="ch8" chart:values-cell-range-address="'sq density'.D3:'sq density'.D103" chart:label-cell-address="'sq density'.D2:'sq density'.D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sq density'.A2:'sq density'.A2</svg:desc>
                </draw:g>
              </table:table-cell>
              <table:table-cell office:value-type="string">
                <text:p>sq density</text:p>
                <draw:g>
                  <svg:desc>'sq density'.D2:'sq density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q density'.A3:'sq density'.A103</svg:desc>
                </draw:g>
              </table:table-cell>
              <table:table-cell office:value-type="float" office:value="NaN">
                <text:p>NaN</text:p>
                <draw:g>
                  <svg:desc>'sq density'.D3:'sq density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17204301075269">
                <text:p>0.81720430107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74418604651163">
                <text:p>0.874418604651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5375494071146">
                <text:p>0.88537549407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91156462585034">
                <text:p>0.891156462585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99408284023669">
                <text:p>0.899408284023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03896103896104">
                <text:p>0.903896103896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10344827586207">
                <text:p>0.91034482758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13934426229508">
                <text:p>0.91393442622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9117647058823">
                <text:p>0.91911764705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22056384742952">
                <text:p>0.922056384742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26315789473684">
                <text:p>0.926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28767123287671">
                <text:p>0.928767123287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32330827067669">
                <text:p>0.932330827067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4407364787112">
                <text:p>0.934407364787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37433722163309">
                <text:p>0.937433722163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3921568627451">
                <text:p>0.93921568627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41818181818182">
                <text:p>0.94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43364327979713">
                <text:p>0.943364327979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5626477541371">
                <text:p>0.945626477541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6980854197349">
                <text:p>0.946980854197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48965517241379">
                <text:p>0.948965517241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50161812297735">
                <text:p>0.950161812297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51917224589166">
                <text:p>0.951917224589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2981651376147">
                <text:p>0.952981651376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5498721227622">
                <text:p>0.955498721227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56900726392252">
                <text:p>0.956900726392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57759412304867">
                <text:p>0.957759412304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59023539668701">
                <text:p>0.959023539668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59801077496892">
                <text:p>0.959801077496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6094674556213">
                <text:p>0.96094674556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61654135338346">
                <text:p>0.961654135338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62697274031564">
                <text:p>0.962697274031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63343610825625">
                <text:p>0.96334361082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64297412381264">
                <text:p>0.96429741238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64890282131661">
                <text:p>0.964890282131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65765765765766">
                <text:p>0.965765765765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66311546213648">
                <text:p>0.966311546213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67117988394584">
                <text:p>0.967117988394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67622080679405">
                <text:p>0.96762208067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68367346938775">
                <text:p>0.968367346938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68834355828221">
                <text:p>0.968834355828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69525159461375">
                <text:p>0.969525159461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69959035047792">
                <text:p>0.969959035047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70601140851251">
                <text:p>0.970601140851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71005291005291">
                <text:p>0.971005291005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71603677221655">
                <text:p>0.971603677221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71981057616417">
                <text:p>0.971981057616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72893232528121">
                <text:p>0.972893232528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73416592328278">
                <text:p>0.973416592328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73747841105354">
                <text:p>0.973747841105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7423887587822">
                <text:p>0.97423887587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74550170205868">
                <text:p>0.974550170205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75011786892975">
                <text:p>0.975011786892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7530487804878">
                <text:p>0.97530487804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75739644970414">
                <text:p>0.975739644970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76016085020824">
                <text:p>0.976016085020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76426279815874">
                <text:p>0.976426279815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76687449173218">
                <text:p>0.976687449173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77075098814229">
                <text:p>0.977075098814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7322229340166">
                <text:p>0.977322229340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77689143711828">
                <text:p>0.977689143711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77923338185347">
                <text:p>0.977923338185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78271138403401">
                <text:p>0.978271138403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78493387004025">
                <text:p>0.978493387004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78823529411765">
                <text:p>0.978823529411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79034723738808">
                <text:p>0.979034723738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79348520332127">
                <text:p>0.979348520332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79549465379425">
                <text:p>0.979549465379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79848101265823">
                <text:p>0.979848101265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800395256917">
                <text:p>0.9800395256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80324074074074">
                <text:p>0.980324074074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80506639043224">
                <text:p>0.980506639043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80778074128575">
                <text:p>0.980778074128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80952380952381">
                <text:p>0.980952380952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81211589113257">
                <text:p>0.981211589113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81378185874882">
                <text:p>0.981378185874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1625975333501">
                <text:p>0.981625975333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81785362651789">
                <text:p>0.981785362651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82022471910112">
                <text:p>0.98202247191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82175107970161">
                <text:p>0.982175107970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82402213171444">
                <text:p>0.982402213171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82548518128479">
                <text:p>0.982548518128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82766239505082">
                <text:p>0.982766239505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82906599350883">
                <text:p>0.982906599350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83115506888025">
                <text:p>0.983115506888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83250276854928">
                <text:p>0.98325027685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83450895279436">
                <text:p>0.98345089527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83580402845177">
                <text:p>0.983580402845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83773216031281">
                <text:p>0.983773216031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3897763578275">
                <text:p>0.983897763578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'odd  data'.E2:'odd  data'.E68" chart:data-source-has-labels="row" svg:x="0.189cm" svg:y="0.155cm" svg:width="13.176cm" svg:height="8.638cm">
          <chartooo:coordinate-region svg:x="1.101cm" svg:y="0.354cm" svg:width="12.077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dd  data'.E4:'odd  data'.E68" chart:label-cell-address="'odd  data'.E2:'odd  data'.E3" chart:class="chart:scatte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odd  data'.E2:'odd 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71428571429">
                <text:p>0.428571428571429</text:p>
                <draw:g>
                  <svg:desc>'odd  data'.E4:'odd  data'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6976744186046">
                <text:p>0.906976744186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8367346938775">
                <text:p>0.918367346938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7272727272727">
                <text:p>0.927272727272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4426229508197">
                <text:p>0.934426229508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0298507462687">
                <text:p>0.940298507462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5205479452055">
                <text:p>0.945205479452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1219512195122">
                <text:p>0.951219512195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2941176470588">
                <text:p>0.952941176470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6043956043956">
                <text:p>0.956043956043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7446808510638">
                <text:p>0.957446808510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1165048543689">
                <text:p>0.961165048543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2264150943396">
                <text:p>0.962264150943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63302752293578">
                <text:p>0.963302752293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65217391304348">
                <text:p>0.965217391304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6101694915254">
                <text:p>0.966101694915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6942148760331">
                <text:p>0.966942148760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8503937007874">
                <text:p>0.968503937007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9230769230769">
                <text:p>0.969230769230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9924812030075">
                <text:p>0.969924812030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0588235294118">
                <text:p>0.970588235294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1223021582734">
                <text:p>0.971223021582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1830985915493">
                <text:p>0.9718309859154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3509933774834">
                <text:p>0.973509933774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4025974025974">
                <text:p>0.974025974025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4522292993631">
                <text:p>0.974522292993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5460122699387">
                <text:p>0.975460122699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5903614457831">
                <text:p>0.975903614457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6331360946745">
                <text:p>0.976331360946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6744186046512">
                <text:p>0.976744186046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7142857142857">
                <text:p>0.977142857142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752808988764">
                <text:p>0.97752808988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7900552486188">
                <text:p>0.977900552486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8609625668449">
                <text:p>0.978609625668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8947368421053">
                <text:p>0.978947368421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9274611398964">
                <text:p>0.979274611398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9899497487437">
                <text:p>0.979899497487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0.8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'fibo data'.E2:'fibo data'.E23" chart:data-source-has-labels="row" svg:x="0.32cm" svg:y="0.18cm" svg:width="12.885cm" svg:height="8.64cm">
          <chartooo:coordinate-region svg:x="1.232cm" svg:y="0.322cm" svg:width="11.699cm" svg:height="7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bo data'.E4:'fibo data'.E23" chart:label-cell-address="'fibo data'.E2:'fibo data'.E3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fibo data'.E2:'fibo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'fibo data'.E4:'fibo data'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9923664122137">
                <text:p>0.709923664122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377990430622">
                <text:p>0.69377990430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6646706586826">
                <text:p>0.676646706586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5420560747664">
                <text:p>0.665420560747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7741559953434">
                <text:p>0.65774155995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123010130246">
                <text:p>0.65123010130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4308377400501">
                <text:p>0.644308377400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2192347466391">
                <text:p>0.642192347466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853333333333">
                <text:p>0.64085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9986803035302">
                <text:p>0.639986803035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9353627683016">
                <text:p>0.639353627683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8955468651445">
                <text:p>0.638955468651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8700419571694">
                <text:p>0.6387004195716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'square data'.E2:'square data'.E40" chart:data-source-has-labels="row" svg:x="0.32cm" svg:y="0.18cm" svg:width="12.885cm" svg:height="8.64cm">
          <chartooo:coordinate-region svg:x="1.047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quare data'.E4:'square data'.E40" chart:label-cell-address="'square data'.E2:'square data'.E3" chart:class="chart:scatter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square data'.E2:'square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'square data'.E4:'square data'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0606060606061">
                <text:p>0.560606060606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76995305164">
                <text:p>0.657276995305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452380952381">
                <text:p>0.69345238095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1054852320675">
                <text:p>0.751054852320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1217257318952">
                <text:p>0.791217257318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723606168446">
                <text:p>0.80723606168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051282051282">
                <text:p>0.82051282051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2525177172697">
                <text:p>0.832525177172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2727272727273">
                <text:p>0.84272727272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2045908183633">
                <text:p>0.852045908183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0112242776969">
                <text:p>0.860112242776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7541557305337">
                <text:p>0.867541557305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4070770145703">
                <text:p>0.874070770145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0127388535032">
                <text:p>0.880127388535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5516331243814">
                <text:p>0.885516331243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0545836918077">
                <text:p>0.890545836918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5066889632107">
                <text:p>0.895066889632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9308620182407">
                <text:p>0.899308620182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3154471544715">
                <text:p>0.903154471544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6779171241981">
                <text:p>0.906779171241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0089755493655">
                <text:p>0.910089755493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3222376329173">
                <text:p>0.913222376329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6101659664739">
                <text:p>0.916101659664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8835680751174">
                <text:p>0.918835680751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1362460868382">
                <text:p>0.921362460868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3769173676398">
                <text:p>0.923769173676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600422832981">
                <text:p>0.92600422832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8138929684883">
                <text:p>0.928138929684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012987012987">
                <text:p>0.93012987012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2036097010716">
                <text:p>0.932036097010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3820738698787">
                <text:p>0.9338207386987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'odd  data'.F4:'odd  data'.F69" svg:x="0.32cm" svg:y="0.18cm" svg:width="10.523cm" svg:height="8.64cm">
          <chartooo:coordinate-region svg:x="1.153cm" svg:y="0.379cm" svg:width="9.50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dd  data'.F4:'odd  data'.F69" chart:class="chart:scatter">
            <chart:regression-curve chart:style-name="ch7">
              <chart:equation chart:display-equation="true" chart:display-r-square="true" svg:x="8.877cm" svg:y="0.949cm"/>
            </chart:regression-curve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71428571428571">
                <text:p>-0.571428571428571</text:p>
                <draw:g>
                  <svg:desc>'odd  data'.F4:'odd  data'.F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07692307692308">
                <text:p>-0.307692307692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0526315789474">
                <text:p>-0.210526315789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1818181818182">
                <text:p>-0.181818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9032258064516">
                <text:p>-0.129032258064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17647058823529">
                <text:p>-0.117647058823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08108108108108">
                <text:p>-0.108108108108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30232558139536">
                <text:p>-0.0930232558139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69565217391305">
                <text:p>-0.086956521739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816326530612245">
                <text:p>-0.0816326530612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27272727272728">
                <text:p>-0.0727272727272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89655172413793">
                <text:p>-0.0689655172413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55737704918032">
                <text:p>-0.0655737704918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97014925373134">
                <text:p>-0.0597014925373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1428571428572">
                <text:p>-0.0571428571428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47945205479452">
                <text:p>-0.0547945205479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26315789473685">
                <text:p>-0.0526315789473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06329113924051">
                <text:p>-0.0506329113924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87804878048781">
                <text:p>-0.0487804878048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70588235294118">
                <text:p>-0.0470588235294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54545454545454">
                <text:p>-0.0454545454545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39560439560439">
                <text:p>-0.0439560439560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25531914893617">
                <text:p>-0.0425531914893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12371134020618">
                <text:p>-0.0412371134020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388349514563107">
                <text:p>-0.0388349514563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77358490566038">
                <text:p>-0.0377358490566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6697247706422">
                <text:p>-0.036697247706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57142857142857">
                <text:p>-0.035714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47826086956522">
                <text:p>-0.0347826086956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38983050847458">
                <text:p>-0.0338983050847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30578512396694">
                <text:p>-0.0330578512396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2258064516129">
                <text:p>-0.032258064516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1496062992126">
                <text:p>-0.031496062992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07692307692308">
                <text:p>-0.0307692307692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00751879699248">
                <text:p>-0.0300751879699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94117647058824">
                <text:p>-0.0294117647058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87769784172662">
                <text:p>-0.0287769784172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8169014084507">
                <text:p>-0.028169014084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75862068965518">
                <text:p>-0.0275862068965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7027027027027">
                <text:p>-0.027027027027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64900662251656">
                <text:p>-0.0264900662251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5974025974026">
                <text:p>-0.025974025974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4777070063694">
                <text:p>-0.02547770700636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45398773006135">
                <text:p>-0.0245398773006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40963855421686">
                <text:p>-0.0240963855421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36686390532544">
                <text:p>-0.0236686390532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32558139534884">
                <text:p>-0.0232558139534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28571428571429">
                <text:p>-0.0228571428571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24719101123596">
                <text:p>-0.0224719101123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20994475138122">
                <text:p>-0.0220994475138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17391304347826">
                <text:p>-0.0217391304347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13903743315508">
                <text:p>-0.0213903743315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10526315789473">
                <text:p>-0.0210526315789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07253886010362">
                <text:p>-0.0207253886010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04081632653061">
                <text:p>-0.02040816326530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01005025125628">
                <text:p>-0.0201005025125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98019801980198">
                <text:p>-0.01980198019801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4.201cm" style:legend-expansion="high" chart:style-name="ch2"/>
        <chart:plot-area chart:style-name="ch3" table:cell-range-address="'square data'.F2:'square data'.F34" chart:data-source-has-labels="row" svg:x="0.32cm" svg:y="0.18cm" svg:width="12.488cm" svg:height="8.64cm">
          <chartooo:coordinate-region svg:x="1.338cm" svg:y="0.38cm" svg:width="11.47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quare data'.F4:'square data'.F34" chart:label-cell-address="'square data'.F2:'square data'.F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nb sq / len)</text:p>
                <text:list>
                  <text:list-item>
                    <text:p>d(nb sq / len)</text:p>
                  </text:list-item>
                  <text:list-item>
                    <text:p/>
                  </text:list-item>
                </text:list>
                <draw:g>
                  <svg:desc>'square data'.F2:'square data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03030303030303">
                <text:p>-0.0303030303030303</text:p>
                <draw:g>
                  <svg:desc>'square data'.F4:'square data'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3939393939394">
                <text:p>0.0473939393939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2769953051644">
                <text:p>0.0492769953051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61753856472166">
                <text:p>0.0361753856472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47619047619">
                <text:p>0.0325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0548523206752">
                <text:p>0.0250548523206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2784810126582">
                <text:p>0.0222784810126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839239856189">
                <text:p>0.0178839239856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0188043655081">
                <text:p>0.0160188043655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2767588283602">
                <text:p>0.0132767588283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123566598763">
                <text:p>0.012012356659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202095554576">
                <text:p>0.010202095554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31863545635991">
                <text:p>0.00931863545635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06633459333672">
                <text:p>0.00806633459333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42931452836748">
                <text:p>0.00742931452836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52921284036634">
                <text:p>0.00652921284036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5661838932858">
                <text:p>0.00605661838932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3889427087821">
                <text:p>0.0053889427087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02950567426275">
                <text:p>0.00502950567426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52105271403036">
                <text:p>0.00452105271403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24173055029953">
                <text:p>0.00424173055029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84585136230886">
                <text:p>0.00384585136230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62469969726575">
                <text:p>0.00362469969726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31058425167408">
                <text:p>0.00331058425167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13262083551724">
                <text:p>0.00313262083551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87928333556697">
                <text:p>0.00287928333556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73402108643428">
                <text:p>0.00273402108643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52678011720797">
                <text:p>0.00252678011720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40671280801608">
                <text:p>0.002406712808016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09"/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>
      <style:chart-properties chart:solid-type="cuboid" chart:symbol-type="named-symbol" chart:symbol-name="arrow-down" chart:symbol-width="0.1cm" chart:symbol-height="0.1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33cm" svg:height="12.378cm" xlink:href=".." xlink:type="simple" chart:class="chart:scatter" chart:style-name="ch1">
        <chart:legend chart:legend-position="end" svg:x="13.584cm" svg:y="4.645cm" style:legend-expansion="high" chart:style-name="ch2"/>
        <chart:plot-area chart:style-name="ch3" table:cell-range-address="'square data'.A3:'square data'.D38 'square data'.B2:'square data'.D2" chart:data-source-has-labels="row" svg:x="0.354cm" svg:y="0.247cm" svg:width="12.876cm" svg:height="11.884cm">
          <chartooo:coordinate-region svg:x="1.531cm" svg:y="0.446cm" svg:width="11.513cm" svg:height="11.0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quare data'.B3:'square data'.B38" chart:label-cell-address="'square data'.B2:'square data'.B2" chart:class="chart:scatter">
            <chart:domain table:cell-range-address="'square data'.A3:'square data'.A38"/>
            <chart:regression-curve chart:style-name="ch7">
              <chart:equation chart:display-equation="true" chart:display-r-square="true" svg:x="11.798cm" svg:y="0.32cm" chart:style-name="ch8"/>
            </chart:regression-curve>
            <chart:data-point chart:repeated="30"/>
            <chart:data-point chart:style-name="ch9" chart:repeated="2"/>
            <chart:data-point chart:repeated="4"/>
          </chart:series>
          <chart:series chart:style-name="ch10" chart:values-cell-range-address="'square data'.C3:'square data'.C38" chart:label-cell-address="'square data'.C2:'square data'.C2" chart:class="chart:scatter">
            <chart:regression-curve chart:style-name="ch11">
              <chart:equation chart:display-equation="true" chart:display-r-square="true" svg:x="11.42cm" svg:y="3.001cm" chart:style-name="ch8"/>
            </chart:regression-curve>
            <chart:data-point chart:repeated="36"/>
          </chart:series>
          <chart:series chart:style-name="ch12" chart:values-cell-range-address="'square data'.D3:'square data'.D38" chart:label-cell-address="'square data'.D2:'square data'.D2" chart:class="chart:scatter">
            <chart:regression-curve chart:style-name="ch13">
              <chart:equation chart:display-equation="true" chart:display-r-square="true" svg:x="8.419cm" svg:y="9.71cm"/>
            </chart:regression-curve>
            <chart:data-point chart:repeated="16"/>
            <chart:data-point chart:style-name="ch14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en</text:p>
                <draw:g>
                  <svg:desc>'square data'.B2:'square data'.B2</svg:desc>
                </draw:g>
              </table:table-cell>
              <table:table-cell office:value-type="string">
                <text:p>nb sq</text:p>
                <draw:g>
                  <svg:desc>'square data'.C2:'square data'.C2</svg:desc>
                </draw:g>
              </table:table-cell>
              <table:table-cell office:value-type="string">
                <text:p>defect</text:p>
                <draw:g>
                  <svg:desc>'square data'.D2:'square data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quare data'.A3:'square data'.A38</svg:desc>
                </draw:g>
              </table:table-cell>
              <table:table-cell office:value-type="float" office:value="0">
                <text:p>0</text:p>
                <draw:g>
                  <svg:desc>'square data'.B3:'square data'.B38</svg:desc>
                </draw:g>
              </table:table-cell>
              <table:table-cell office:value-type="float" office:value="1">
                <text:p>1</text:p>
                <draw:g>
                  <svg:desc>'square data'.C3:'square data'.C38</svg:desc>
                </draw:g>
              </table:table-cell>
              <table:table-cell office:value-type="float" office:value="0">
                <text:p>0</text:p>
                <draw:g>
                  <svg:desc>'square data'.D3:'square data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3">
                <text:p>213</text:p>
              </table:table-cell>
              <table:table-cell office:value-type="float" office:value="140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">
                <text:p>336</text:p>
              </table:table-cell>
              <table:table-cell office:value-type="float" office:value="233">
                <text:p>2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63">
                <text:p>3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11">
                <text:p>711</text:p>
              </table:table-cell>
              <table:table-cell office:value-type="float" office:value="534">
                <text:p>5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75">
                <text:p>975</text:p>
              </table:table-cell>
              <table:table-cell office:value-type="float" office:value="754">
                <text:p>7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8">
                <text:p>1298</text:p>
              </table:table-cell>
              <table:table-cell office:value-type="float" office:value="1027">
                <text:p>102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6">
                <text:p>1686</text:p>
              </table:table-cell>
              <table:table-cell office:value-type="float" office:value="1361">
                <text:p>136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45">
                <text:p>2145</text:p>
              </table:table-cell>
              <table:table-cell office:value-type="float" office:value="1760">
                <text:p>17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681">
                <text:p>2681</text:p>
              </table:table-cell>
              <table:table-cell office:value-type="float" office:value="2232">
                <text:p>223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300">
                <text:p>3300</text:p>
              </table:table-cell>
              <table:table-cell office:value-type="float" office:value="2781">
                <text:p>278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08">
                <text:p>4008</text:p>
              </table:table-cell>
              <table:table-cell office:value-type="float" office:value="3415">
                <text:p>341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811">
                <text:p>4811</text:p>
              </table:table-cell>
              <table:table-cell office:value-type="float" office:value="4138">
                <text:p>413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715">
                <text:p>5715</text:p>
              </table:table-cell>
              <table:table-cell office:value-type="float" office:value="4958">
                <text:p>49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726">
                <text:p>6726</text:p>
              </table:table-cell>
              <table:table-cell office:value-type="float" office:value="5879">
                <text:p>587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850">
                <text:p>7850</text:p>
              </table:table-cell>
              <table:table-cell office:value-type="float" office:value="6909">
                <text:p>690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093">
                <text:p>9093</text:p>
              </table:table-cell>
              <table:table-cell office:value-type="float" office:value="8052">
                <text:p>805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461">
                <text:p>10461</text:p>
              </table:table-cell>
              <table:table-cell office:value-type="float" office:value="9316">
                <text:p>931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960">
                <text:p>11960</text:p>
              </table:table-cell>
              <table:table-cell office:value-type="float" office:value="10705">
                <text:p>1070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596">
                <text:p>13596</text:p>
              </table:table-cell>
              <table:table-cell office:value-type="float" office:value="12227">
                <text:p>12227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375">
                <text:p>15375</text:p>
              </table:table-cell>
              <table:table-cell office:value-type="float" office:value="13886">
                <text:p>1388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303">
                <text:p>17303</text:p>
              </table:table-cell>
              <table:table-cell office:value-type="float" office:value="15690">
                <text:p>1569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386">
                <text:p>19386</text:p>
              </table:table-cell>
              <table:table-cell office:value-type="float" office:value="17643">
                <text:p>1764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630">
                <text:p>21630</text:p>
              </table:table-cell>
              <table:table-cell office:value-type="float" office:value="19753">
                <text:p>1975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041">
                <text:p>24041</text:p>
              </table:table-cell>
              <table:table-cell office:value-type="float" office:value="22024">
                <text:p>2202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6625">
                <text:p>26625</text:p>
              </table:table-cell>
              <table:table-cell office:value-type="float" office:value="24464">
                <text:p>24464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9388">
                <text:p>29388</text:p>
              </table:table-cell>
              <table:table-cell office:value-type="float" office:value="27077">
                <text:p>27077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336">
                <text:p>32336</text:p>
              </table:table-cell>
              <table:table-cell office:value-type="float" office:value="29871">
                <text:p>2987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475">
                <text:p>35475</text:p>
              </table:table-cell>
              <table:table-cell office:value-type="float" office:value="32850">
                <text:p>32850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8811">
                <text:p>38811</text:p>
              </table:table-cell>
              <table:table-cell office:value-type="float" office:value="36022">
                <text:p>36022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2350">
                <text:p>42350</text:p>
              </table:table-cell>
              <table:table-cell office:value-type="float" office:value="39391">
                <text:p>39391</text:p>
              </table:table-cell>
              <table:table-cell office:value-type="float" office:value="2960">
                <text:p>29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